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Jomolhari" svg:font-family="Jomolha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45in"/>
    </style:style>
    <style:style style:name="co2" style:family="table-column">
      <style:table-column-properties fo:break-before="auto" style:column-width="2.92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631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Jomolhari" fo:font-size="18pt" style:font-size-asian="18pt" style:font-name-complex="Jomolhari" style:font-size-complex="1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54" table:default-cell-style-name="ce1"/>
        <table:table-row table:style-name="ro1">
          <table:table-cell office:value-type="string">
            <text:p>ཤ</text:p>
          </table:table-cell>
          <table:table-cell office:value-type="string">
            <text:p>/sha/</text:p>
          </table:table-cell>
          <table:table-cell office:value-type="string">
            <text:p>(མིང་)</text:p>
          </table:table-cell>
          <table:table-cell office:value-type="string">
            <text:p>༡རྫོང་ཁའི་གསལ་བྱེད་ཉེར་བདུན་པ་ཤ་སྔོན་རྗེས་ཀྱིས་འཇུག་ཡུལ་མིང་གཞིའི་མོ་ཡིག་ཨིན།༢མི་ཤ་བྱ་ཤ་ཉ་ཤ་ཕག་ཤ་ར་ཤ་ཚུ།མི་དང་དུད་འགྲོ་སེམས་ཅན་ཚུ་གི་གཟུགས་ཀྱི་ཕུང་པོའི་ཤ།༣ཀ་ཤ་ཟེར་བ་ཅིན་སེམས་ཅན་ཀ་ཤའི་མིང་ཚུ་ལུ་འཇུག་འོང༌།</text:p>
          </table:table-cell>
          <table:table-cell table:number-columns-repeated="252"/>
        </table:table-row>
        <table:table-row table:style-name="ro1">
          <table:table-cell office:value-type="string">
            <text:p>ཤ་དཀརཔོ།</text:p>
          </table:table-cell>
          <table:table-cell office:value-type="string">
            <text:p>/sha kap/</text:p>
          </table:table-cell>
          <table:table-cell office:value-type="string">
            <text:p>(མིང་ཁྱད་)</text:p>
          </table:table-cell>
          <table:table-cell office:value-type="string">
            <text:p>མི་ཚུ་གི་ཤ་མདོག་དཀརཔོ་སྦ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ཤ་ཀྲིན།</text:p>
          </table:table-cell>
          <table:table-cell office:value-type="string">
            <text:p>/sha trin/</text:p>
          </table:table-cell>
          <table:table-cell office:value-type="string">
            <text:p>(མིང་)</text:p>
          </table:table-cell>
          <table:table-cell office:value-type="string">
            <text:p>ཤ་བཙོ་ཞིནམ་ལས་རྫས་སྦྱོར་དང་བཅསཔ་འབད་ལྕགས་ཀྲིན་ནང་འདེགས་བཞག་བཞགཔ།ཕག་ཤ་ཀྲིན་བྱ་ཤ་ཀྲིན་ཉ་ཀྲིན་ཚུ།</text:p>
          </table:table-cell>
          <table:table-cell table:number-columns-repeated="252"/>
        </table:table-row>
        <table:table-row table:style-name="ro1">
          <table:table-cell office:value-type="string">
            <text:p>ཤ་རྐྱང༌།</text:p>
          </table:table-cell>
          <table:table-cell office:value-type="string">
            <text:p>/sha cang/</text:p>
          </table:table-cell>
          <table:table-cell office:value-type="string">
            <text:p>(མིང་)</text:p>
          </table:table-cell>
          <table:table-cell office:value-type="string">
            <text:p>༡ཤ་ལུ་སྔོན་འཇུག་དང་རྗེས་འཇུག་ཚུ་མ་སྦྱོར་བར་ཤ་རྐྱང་པའི་སྦྱོར་བ་༢གཞན་ཡང་པགས་པ་དང་རུ་ཏོ་མེད་པའི་ཤ་རྐྱང་པ་ཡང་ཨིན།</text:p>
          </table:table-cell>
          <table:table-cell table:number-columns-repeated="252"/>
        </table:table-row>
        <table:table-row table:style-name="ro1">
          <table:table-cell office:value-type="string">
            <text:p>ཤ་སྐམ།</text:p>
          </table:table-cell>
          <table:table-cell office:value-type="string">
            <text:p>/sha kam/</text:p>
          </table:table-cell>
          <table:table-cell office:value-type="string">
            <text:p>(མིང་ཁྱད་)</text:p>
          </table:table-cell>
          <table:table-cell office:value-type="string">
            <text:p>ཕག་ཤ་དང་ནོར་ཤ་ཚུ་སྐམ་བཟོ་བཟོཝ།ཕག་ཤ་བསིལ་སྐམ་ཚུ།</text:p>
          </table:table-cell>
          <table:table-cell table:number-columns-repeated="252"/>
        </table:table-row>
        <table:table-row table:style-name="ro1">
          <table:table-cell office:value-type="string">
            <text:p>ཤ་སྐལ།</text:p>
          </table:table-cell>
          <table:table-cell office:value-type="string">
            <text:p>/sha kel/</text:p>
          </table:table-cell>
          <table:table-cell office:value-type="string">
            <text:p>(མིང་)</text:p>
          </table:table-cell>
          <table:table-cell office:value-type="string">
            <text:p>ཤ་ཡི་བགོ་བཤའ་ཐོབ་སྐལ།དང་ཕུ་འབདན་རྫོང་མཇུག་ལས་ཤ་སྐལ་ལེན་ཟེར་དགེ་སློང་ཚུ་མི་རེ་རེ་བཞིན་དུ་གི་ཤའི་སྐལཝ་བཟེད་ནི་འདུག།</text:p>
          </table:table-cell>
          <table:table-cell table:number-columns-repeated="252"/>
        </table:table-row>
        <table:table-row table:style-name="ro1">
          <table:table-cell office:value-type="string">
            <text:p>ཤ་བཀྱག</text:p>
          </table:table-cell>
          <table:table-cell office:value-type="string">
            <text:p>/sha ca</text:p>
          </table:table-cell>
          <table:table-cell office:value-type="string">
            <text:p>(མིང་)</text:p>
          </table:table-cell>
          <table:table-cell office:value-type="string">
            <text:p>མིའི་གདོང་དང་གཟུགས་ཀྱི་ཤ་མདོག།</text:p>
          </table:table-cell>
          <table:table-cell table:number-columns-repeated="252"/>
        </table:table-row>
        <table:table-row table:style-name="ro1">
          <table:table-cell office:value-type="string">
            <text:p>ཤ་ཁ།</text:p>
          </table:table-cell>
          <table:table-cell office:value-type="string">
            <text:p>/sha kha/</text:p>
          </table:table-cell>
          <table:table-cell office:value-type="string">
            <text:p>(མིང་ཁྱད་)</text:p>
          </table:table-cell>
          <table:table-cell office:value-type="string">
            <text:p>ཁ་དོག་དམར་སྐྱ།དཔེར་ན་ཁམ་ཤིང་མེ་ཏོག་བཟུམ་མའི་ཚོས་གཞི།</text:p>
          </table:table-cell>
          <table:table-cell table:number-columns-repeated="252"/>
        </table:table-row>
        <table:table-row table:style-name="ro1">
          <table:table-cell office:value-type="string">
            <text:p>ཤ་ཁང༌།</text:p>
          </table:table-cell>
          <table:table-cell office:value-type="string">
            <text:p>/sha khang/</text:p>
          </table:table-cell>
          <table:table-cell office:value-type="string">
            <text:p>(མིང་)</text:p>
          </table:table-cell>
          <table:table-cell office:value-type="string">
            <text:p>ཤ་བཙོང་སའི་ཁྱིམ་དང་ཤ་བཞག་སའི་ཁྱིམ།ཤ་ཁང་ནང་ལས་ཤ་ཉ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་ཁུ།</text:p>
          </table:table-cell>
          <table:table-cell office:value-type="string">
            <text:p>/sha khu/</text:p>
          </table:table-cell>
          <table:table-cell office:value-type="string">
            <text:p>(མིང་)</text:p>
          </table:table-cell>
          <table:table-cell office:value-type="string">
            <text:p>ཤ་བཙོ་བཙོ་བའི་ཁུ་བ།</text:p>
          </table:table-cell>
          <table:table-cell table:number-columns-repeated="252"/>
        </table:table-row>
        <table:table-row table:style-name="ro1">
          <table:table-cell office:value-type="string">
            <text:p>ཤ་ཁོག</text:p>
          </table:table-cell>
          <table:table-cell office:value-type="string">
            <text:p>/sha kho</text:p>
          </table:table-cell>
          <table:table-cell office:value-type="string">
            <text:p>(མིང་)</text:p>
          </table:table-cell>
          <table:table-cell office:value-type="string">
            <text:p>རྒྱུམ་ནང་ཁྲོལ་མ་བརྩིས་བའི་གཟུགས་གཞན་ཆ་ཚང་ལུ་ཤ་ཁོག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ཤ་ཁྱི།</text:p>
          </table:table-cell>
          <table:table-cell office:value-type="string">
            <text:p>/sha khi/</text:p>
          </table:table-cell>
          <table:table-cell office:value-type="string">
            <text:p>(མིང་)</text:p>
          </table:table-cell>
          <table:table-cell office:value-type="string">
            <text:p>ཤ་བདའ་མི་གི་རོ་ཁྱི།ཤཝ་ཤ་ཁྱིའི་འཆམ་ཟེར་མི་ལ་རས་པའི་རྣམ་ཐར་གར་འཆམ་འབད་སྟོན་ནི་ཅིག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ཤ་ཁྲག</text:p>
          </table:table-cell>
          <table:table-cell office:value-type="string">
            <text:p>/sha thra</text:p>
          </table:table-cell>
          <table:table-cell office:value-type="string">
            <text:p>(མིང་)</text:p>
          </table:table-cell>
          <table:table-cell office:value-type="string">
            <text:p>མི་དང་དུད་འགྲོ་ཚུ་གི་གཟུགས་ཀྱི་ཕུང་པོའི་ཤ་དང་ཁྲག་གཉིས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ཤ་འཁོན།</text:p>
          </table:table-cell>
          <table:table-cell office:value-type="string">
            <text:p>/sha khoen/</text:p>
          </table:table-cell>
          <table:table-cell office:value-type="string">
            <text:p>(མིང་)</text:p>
          </table:table-cell>
          <table:table-cell office:value-type="string">
            <text:p>ཕ་བསད་ཀྱི་དགྲ་དང་མ་བསད་ཀྱི་ཧིང་ཟེར་དོ་བཟུམ་ཧེ་མ་ཕ་མའི་བསྒང་ལས་མི་བསད་དེ་འཁོན་ཞུགས་ཞུགསཔ་དང་གཞན་ཡང་ཚེ་ཧེ་མ་ལས་ཀྱི་ཤ་ལན་ཆགས་ཆགསཔ་ཚུ།</text:p>
          </table:table-cell>
          <table:table-cell table:number-columns-repeated="252"/>
        </table:table-row>
        <table:table-row table:style-name="ro1">
          <table:table-cell office:value-type="string">
            <text:p>ཤ་གོས།</text:p>
          </table:table-cell>
          <table:table-cell office:value-type="string">
            <text:p>/sha goe/</text:p>
          </table:table-cell>
          <table:table-cell office:value-type="string">
            <text:p>(མིང་)</text:p>
          </table:table-cell>
          <table:table-cell office:value-type="string">
            <text:p>དགེ་སློང་ཚུ་གིས་སྟོད་ཙེ་གི་ནང་ན་བཞེས་མི་ཤ་གོས་དཀརཔོ།གཱན་ཛིའི་ཁེན་འཇར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་གྲི།</text:p>
          </table:table-cell>
          <table:table-cell office:value-type="string">
            <text:p>/sha dri/</text:p>
          </table:table-cell>
          <table:table-cell office:value-type="string">
            <text:p>(མིང་)</text:p>
          </table:table-cell>
          <table:table-cell office:value-type="string">
            <text:p>ཤ་བཏོག་ནི་གི་གྱི།</text:p>
          </table:table-cell>
          <table:table-cell table:number-columns-repeated="252"/>
        </table:table-row>
        <table:table-row table:style-name="ro1">
          <table:table-cell office:value-type="string">
            <text:p>ཤ་གླང༌།</text:p>
          </table:table-cell>
          <table:table-cell office:value-type="string">
            <text:p>/sha lang/</text:p>
          </table:table-cell>
          <table:table-cell office:value-type="string">
            <text:p>(མིང་)</text:p>
          </table:table-cell>
          <table:table-cell office:value-type="string">
            <text:p>གསད་ནི་དུམ་ཁ་ལུ་ལྷོད་པའི་སེམས་ཅན།ཧེ་མ་འབདན་རྫོང་གཞི་ཁག་ལུ་ཤ་གི་དོན་ལས་མི་སེར་ལས་བསྐོར་རྐྱབ་འབད་ནོར་སེམས་ཅན་བཙུགས་དགོ་མི་དེ་ལུ་ཤ་གླང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ཤ་རྒྱགས་པ།</text:p>
          </table:table-cell>
          <table:table-cell office:value-type="string">
            <text:p>/sha jag pa/</text:p>
          </table:table-cell>
          <table:table-cell office:value-type="string">
            <text:p>(མིང་ཁྱད་)</text:p>
          </table:table-cell>
          <table:table-cell office:value-type="string">
            <text:p>ཤ་ཚིལ་ལུ་ཁོག་ཁོ་ཤ་རྒྱགས་ཏོ་རིལ་རི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ཤ་རྒྱུས་མཉམ་ཆོད།</text:p>
          </table:table-cell>
          <table:table-cell office:value-type="string">
            <text:p>/sha jue nyam choe/</text:p>
          </table:table-cell>
          <table:table-cell office:value-type="string">
            <text:p>(མིང་)</text:p>
          </table:table-cell>
          <table:table-cell office:value-type="string">
            <text:p>དོན་དག་གཅིག་སྒྲུབ་ད་གཞན་མི་ཅིག་ཡང་གྲུབ་སྟེ་འགྱོ་བའི་དཔྱེ།</text:p>
          </table:table-cell>
          <table:table-cell table:number-columns-repeated="252"/>
        </table:table-row>
        <table:table-row table:style-name="ro1">
          <table:table-cell office:value-type="string">
            <text:p>ཤ་སྒྲོམ།</text:p>
          </table:table-cell>
          <table:table-cell office:value-type="string">
            <text:p>/sha drom/</text:p>
          </table:table-cell>
          <table:table-cell office:value-type="string">
            <text:p>(མིང་)</text:p>
          </table:table-cell>
          <table:table-cell office:value-type="string">
            <text:p>ཤ་བཙུགས་བཞག་སའི་སྒྲོམ།ཤ་སྒམ་དང་དོན་འདྲ།ཤ་སྒྲོམ་ནང་ཤ་བཙུགས་བཞ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་ལྔ།</text:p>
          </table:table-cell>
          <table:table-cell office:value-type="string">
            <text:p>/sha nga/</text:p>
          </table:table-cell>
          <table:table-cell office:value-type="string">
            <text:p>(མིང་)</text:p>
          </table:table-cell>
          <table:table-cell office:value-type="string">
            <text:p>གླངམ་ཆེའི་ཤ་མི་ཤ་རྟ་ཤ་ཁྱི་ཤ་བ་ལང་ཡངན་རྨ་བྱའི་ཤ་ལྔ།</text:p>
          </table:table-cell>
          <table:table-cell table:number-columns-repeated="252"/>
        </table:table-row>
        <table:table-row table:style-name="ro1">
          <table:table-cell office:value-type="string">
            <text:p>ཤ་གཅོད་པ།</text:p>
          </table:table-cell>
          <table:table-cell office:value-type="string">
            <text:p>/sha coe pa/</text:p>
          </table:table-cell>
          <table:table-cell office:value-type="string">
            <text:p>(མིང་)</text:p>
          </table:table-cell>
          <table:table-cell office:value-type="string">
            <text:p>རྟ་གླང་སོགས་ཕོ་ཆེན་བཟོ་ནི་དང་ཕོ་རྒྱ་ཨ་ལོུའི་སོན་མེདཔ་བཟོ་ནི།</text:p>
          </table:table-cell>
          <table:table-cell table:number-columns-repeated="252"/>
        </table:table-row>
        <table:table-row table:style-name="ro1">
          <table:table-cell office:value-type="string">
            <text:p>ཤ་ཆང༌།</text:p>
          </table:table-cell>
          <table:table-cell office:value-type="string">
            <text:p>/sha chang/</text:p>
          </table:table-cell>
          <table:table-cell office:value-type="string">
            <text:p>(མིང་)</text:p>
          </table:table-cell>
          <table:table-cell office:value-type="string">
            <text:p>ཤ་དང་ཆང་ག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ཤ་ཆེན་སྣ་ལྔ།</text:p>
          </table:table-cell>
          <table:table-cell office:value-type="string">
            <text:p>/sha chen na nga/</text:p>
          </table:table-cell>
          <table:table-cell office:value-type="string">
            <text:p>(མིང་)</text:p>
          </table:table-cell>
          <table:table-cell office:value-type="string">
            <text:p>ཤ་ལ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་རྗེན།</text:p>
          </table:table-cell>
          <table:table-cell office:value-type="string">
            <text:p>/sha jen/</text:p>
          </table:table-cell>
          <table:table-cell office:value-type="string">
            <text:p>(མིང་ཁྱད་)</text:p>
          </table:table-cell>
          <table:table-cell office:value-type="string">
            <text:p>ཤ་རློནམ།</text:p>
          </table:table-cell>
          <table:table-cell table:number-columns-repeated="252"/>
        </table:table-row>
        <table:table-row table:style-name="ro1">
          <table:table-cell office:value-type="string">
            <text:p>ཤ་གཉེར།</text:p>
          </table:table-cell>
          <table:table-cell office:value-type="string">
            <text:p>/sha nyer/</text:p>
          </table:table-cell>
          <table:table-cell office:value-type="string">
            <text:p>(མིང་)</text:p>
          </table:table-cell>
          <table:table-cell office:value-type="string">
            <text:p>ཧེ་མ་རྫོང་གཞིས་ཁར་ཤ་བདག་འཛིན་འཐབ་མི་གི་དཔོན།</text:p>
          </table:table-cell>
          <table:table-cell table:number-columns-repeated="252"/>
        </table:table-row>
        <table:table-row table:style-name="ro1">
          <table:table-cell office:value-type="string">
            <text:p>ཤ་སྟག</text:p>
          </table:table-cell>
          <table:table-cell office:value-type="string">
            <text:p>/sha ta/</text:p>
          </table:table-cell>
          <table:table-cell office:value-type="string">
            <text:p>(མིང་)</text:p>
          </table:table-cell>
          <table:table-cell office:value-type="string">
            <text:p>འདི་བྱང་ཆུབ་སེམས་དཔའ་ཤ་སྟག་ཨིན་ཟེར་དོ་བཟུམ་གཙང་ཙ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ཤ་ཐག</text:p>
          </table:table-cell>
          <table:table-cell office:value-type="string">
            <text:p>/sha tha/</text:p>
          </table:table-cell>
          <table:table-cell office:value-type="string">
            <text:p>(མིང་)</text:p>
          </table:table-cell>
          <table:table-cell office:value-type="string">
            <text:p>གླང་ཀོ་དྲ་སྟེ་བཟོ་བའི་ཐགཔ།</text:p>
          </table:table-cell>
          <table:table-cell table:number-columns-repeated="252"/>
        </table:table-row>
        <table:table-row table:style-name="ro1">
          <table:table-cell office:value-type="string">
            <text:p>ཤ་ཐང་ཆད།</text:p>
          </table:table-cell>
          <table:table-cell office:value-type="string">
            <text:p>/sha thang che</text:p>
          </table:table-cell>
          <table:table-cell office:value-type="string">
            <text:p>(བྱ་ཁྱད་)</text:p>
          </table:table-cell>
          <table:table-cell office:value-type="string">
            <text:p>ངལ་ཐག་ཆོདཔ།འུ་སྡུག་ཐག་ཆོདཔ།ཐང་ཆད་དྲག་པ།</text:p>
          </table:table-cell>
          <table:table-cell table:number-columns-repeated="252"/>
        </table:table-row>
        <table:table-row table:style-name="ro1">
          <table:table-cell office:value-type="string">
            <text:p>ཤ་ཐུག</text:p>
          </table:table-cell>
          <table:table-cell office:value-type="string">
            <text:p>/sha thu</text:p>
          </table:table-cell>
          <table:table-cell office:value-type="string">
            <text:p>(མིང་)</text:p>
          </table:table-cell>
          <table:table-cell office:value-type="string">
            <text:p>ཤ་བླུགས་ཞིན་ན་བསྐོལ་བའི་ཐུགཔ།</text:p>
          </table:table-cell>
          <table:table-cell table:number-columns-repeated="252"/>
        </table:table-row>
        <table:table-row table:style-name="ro1">
          <table:table-cell office:value-type="string">
            <text:p>ཤ་འཐུས།</text:p>
          </table:table-cell>
          <table:table-cell office:value-type="string">
            <text:p>/sha thue/</text:p>
          </table:table-cell>
          <table:table-cell office:value-type="string">
            <text:p>(མིང་)</text:p>
          </table:table-cell>
          <table:table-cell office:value-type="string">
            <text:p>ཤའི་ཚབ་ཏུ་ཏི་རུ་ལ་སོགས་པ་བྱིན་མི།</text:p>
          </table:table-cell>
          <table:table-cell table:number-columns-repeated="252"/>
        </table:table-row>
        <table:table-row table:style-name="ro1">
          <table:table-cell office:value-type="string">
            <text:p>ཤ་ཐེབས།</text:p>
          </table:table-cell>
          <table:table-cell office:value-type="string">
            <text:p>/sha theb/</text:p>
          </table:table-cell>
          <table:table-cell office:value-type="string">
            <text:p>(མིང་)</text:p>
          </table:table-cell>
          <table:table-cell office:value-type="string">
            <text:p>གཟུགས་ཁ་ལུ་ཤའི་མཛེར་ཏོག་ཆུང་ཀུ་རེ་སྐྱེས་མི།</text:p>
          </table:table-cell>
          <table:table-cell table:number-columns-repeated="252"/>
        </table:table-row>
        <table:table-row table:style-name="ro1">
          <table:table-cell office:value-type="string">
            <text:p>ཤ་འཐོར་རུས་འཐོར།</text:p>
          </table:table-cell>
          <table:table-cell office:value-type="string">
            <text:p>/sha thor rue thor</text:p>
          </table:table-cell>
          <table:table-cell office:value-type="string">
            <text:p>(བྱ་ཚིག་)</text:p>
          </table:table-cell>
          <table:table-cell office:value-type="string">
            <text:p>ནོར་སེམས་ཅན་འཕརཝ་གིས་བསད་དེ་རུ་ཏོ་ལོགས་ཅིགམགུ་ཏོག་ལོག་ཅིག་འབད་གཏོར་ཏེ་བཏང་ནི།</text:p>
          </table:table-cell>
          <table:table-cell table:number-columns-repeated="252"/>
        </table:table-row>
        <table:table-row table:style-name="ro1">
          <table:table-cell office:value-type="string">
            <text:p>ཤ་དུག</text:p>
          </table:table-cell>
          <table:table-cell office:value-type="string">
            <text:p>/sha dug</text:p>
          </table:table-cell>
          <table:table-cell office:value-type="string">
            <text:p>(མིང་)</text:p>
          </table:table-cell>
          <table:table-cell office:value-type="string">
            <text:p>ཤ་ལས་བརྟེན་ཏེ་ཐོབ་པའི་དུག།</text:p>
          </table:table-cell>
          <table:table-cell table:number-columns-repeated="252"/>
        </table:table-row>
        <table:table-row table:style-name="ro1">
          <table:table-cell office:value-type="string">
            <text:p>ཤ་དྲི།</text:p>
          </table:table-cell>
          <table:table-cell office:value-type="string">
            <text:p>/sha dri/</text:p>
          </table:table-cell>
          <table:table-cell office:value-type="string">
            <text:p>(མིང་)</text:p>
          </table:table-cell>
          <table:table-cell office:value-type="string">
            <text:p>ཤ་གི་དྲིམ་མནམ་ནི།</text:p>
          </table:table-cell>
          <table:table-cell table:number-columns-repeated="252"/>
        </table:table-row>
        <table:table-row table:style-name="ro1">
          <table:table-cell office:value-type="string">
            <text:p>ཤ་གདན།</text:p>
          </table:table-cell>
          <table:table-cell office:value-type="string">
            <text:p>/sha den/</text:p>
          </table:table-cell>
          <table:table-cell office:value-type="string">
            <text:p>(མིང་)</text:p>
          </table:table-cell>
          <table:table-cell office:value-type="string">
            <text:p>རྟའི་གུ་བརྐྱབ་ནི་སྒའི་འོག་གི་གདན།</text:p>
          </table:table-cell>
          <table:table-cell table:number-columns-repeated="252"/>
        </table:table-row>
        <table:table-row table:style-name="ro1">
          <table:table-cell office:value-type="string">
            <text:p>ཤ་མདའ།</text:p>
          </table:table-cell>
          <table:table-cell office:value-type="string">
            <text:p>/sha da/</text:p>
          </table:table-cell>
          <table:table-cell office:value-type="string">
            <text:p>(མིང་)</text:p>
          </table:table-cell>
          <table:table-cell office:value-type="string">
            <text:p>སེམས་ཅན་གསད་ནིའི་དོན་ལུ་བཟོ་བའི་མདའ།</text:p>
          </table:table-cell>
          <table:table-cell table:number-columns-repeated="252"/>
        </table:table-row>
        <table:table-row table:style-name="ro1">
          <table:table-cell office:value-type="string">
            <text:p>ཤ་བདའ།</text:p>
          </table:table-cell>
          <table:table-cell office:value-type="string">
            <text:p>/sha da/</text:p>
          </table:table-cell>
          <table:table-cell office:value-type="string">
            <text:p>(བྱ་ཚིག་)</text:p>
          </table:table-cell>
          <table:table-cell office:value-type="string">
            <text:p>རི་ཁ་ལས་སེམས་ཅན་གསད་པར་འགྱོ་བ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ཤ་རྡོག</text:p>
          </table:table-cell>
          <table:table-cell office:value-type="string">
            <text:p>/sha dog</text:p>
          </table:table-cell>
          <table:table-cell office:value-type="string">
            <text:p>(མིང་ཁྱད་)</text:p>
          </table:table-cell>
          <table:table-cell office:value-type="string">
            <text:p>ཚོད་མའི་ནང་ཤ་རྡག་རྡོག་བཏང་སྟེ་འདུག་ཟེར་དོ་བཟུམ་ཤ་སྐོགས་རྡོག།</text:p>
          </table:table-cell>
          <table:table-cell table:number-columns-repeated="252"/>
        </table:table-row>
        <table:table-row table:style-name="ro1">
          <table:table-cell office:value-type="string">
            <text:p>ཤ་ནད།</text:p>
          </table:table-cell>
          <table:table-cell office:value-type="string">
            <text:p>/sha ne/</text:p>
          </table:table-cell>
          <table:table-cell office:value-type="string">
            <text:p>(མིང་)</text:p>
          </table:table-cell>
          <table:table-cell office:value-type="string">
            <text:p>༡གཟུགས་ཀྱི་ཕྱི་ཤ་ན་ནི།༢ཤ་ཟ་ནི་དྲག་དྲགས་ཏེ་ན་ནི།</text:p>
          </table:table-cell>
          <table:table-cell table:number-columns-repeated="252"/>
        </table:table-row>
        <table:table-row table:style-name="ro1">
          <table:table-cell office:value-type="string">
            <text:p>ཤ་ནའི་གོས་ཅན།</text:p>
          </table:table-cell>
          <table:table-cell office:value-type="string">
            <text:p>/sha nai goe cen</text:p>
          </table:table-cell>
          <table:table-cell office:value-type="string">
            <text:p>(མིང་)</text:p>
          </table:table-cell>
          <table:table-cell office:value-type="string">
            <text:p>ཧེ་མ་རྒྱ་གར་ལུ་སོ་མ་རཱཛཱའི་གོ་ལ་རྐྱངམ་གཅིག་བཞེས་མི་བསྟན་པའི་གཏད་རབས་བདུན་གྱི་ནང་གསེས་དགྲ་བཅོམ་པ་ཅིག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ཤ་ནོར།</text:p>
          </table:table-cell>
          <table:table-cell office:value-type="string">
            <text:p>/sha nor/</text:p>
          </table:table-cell>
          <table:table-cell office:value-type="string">
            <text:p>(མིང་)</text:p>
          </table:table-cell>
          <table:table-cell office:value-type="string">
            <text:p>ཤའི་དོན་ལུ་གསོ་བཞག་པའི་ནོར།</text:p>
          </table:table-cell>
          <table:table-cell table:number-columns-repeated="252"/>
        </table:table-row>
        <table:table-row table:style-name="ro1">
          <table:table-cell office:value-type="string">
            <text:p>ཤ་པགས།</text:p>
          </table:table-cell>
          <table:table-cell office:value-type="string">
            <text:p>/sha pag/</text:p>
          </table:table-cell>
          <table:table-cell office:value-type="string">
            <text:p>(མིང་)</text:p>
          </table:table-cell>
          <table:table-cell office:value-type="string">
            <text:p>ཤ་དང་པགས་ཀོ་གཅིག་ཁར་སླབ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ཤ་ཕབ།</text:p>
          </table:table-cell>
          <table:table-cell office:value-type="string">
            <text:p>/sha phab/</text:p>
          </table:table-cell>
          <table:table-cell office:value-type="string">
            <text:p>(མིང་)</text:p>
          </table:table-cell>
          <table:table-cell office:value-type="string">
            <text:p>གླང་དང་རྟ་ཕགཔ་ཚུ་གི་ཤ་གཅད་དེ་ཕོ་ཆེན་བཟོ་ནི།དེ་ལུ་ཤེད་ཕབ་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ཤ་ཕོ།</text:p>
          </table:table-cell>
          <table:table-cell office:value-type="string">
            <text:p>/sha pho/</text:p>
          </table:table-cell>
          <table:table-cell office:value-type="string">
            <text:p>(མིང་)</text:p>
          </table:table-cell>
          <table:table-cell office:value-type="string">
            <text:p>རི་དྭགས་ཤ་བ་ཕོ།</text:p>
          </table:table-cell>
          <table:table-cell table:number-columns-repeated="252"/>
        </table:table-row>
        <table:table-row table:style-name="ro1">
          <table:table-cell office:value-type="string">
            <text:p>ཤ་ཕྲུག</text:p>
          </table:table-cell>
          <table:table-cell office:value-type="string">
            <text:p>/sha thru</text:p>
          </table:table-cell>
          <table:table-cell office:value-type="string">
            <text:p>(མིང་)</text:p>
          </table:table-cell>
          <table:table-cell office:value-type="string">
            <text:p>ཤ་བའི་ཕྱུག་གུ་ཤ་བ་རི་ལ་ཐལ་སོང༌།།ཤ་ཕྲུག་སྤང་ལ་ལུས་སོང༌།།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་བ།</text:p>
          </table:table-cell>
          <table:table-cell office:value-type="string">
            <text:p>/sha wa/</text:p>
          </table:table-cell>
          <table:table-cell office:value-type="string">
            <text:p>(མིང་)</text:p>
          </table:table-cell>
          <table:table-cell office:value-type="string">
            <text:p>རི་དྭགས་ཤ་བ་ཟེར་མི་མཇུག་མ་ཐུང་སུ་དང་རྐང་ལག་ཕྱ་སུ་རིངམོ་འབད་སྤུ་ཁ་རྒྱ་སྨུག་གུ་ཁྲ་ཡོད་མི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ཤ་བག་ལེབ།</text:p>
          </table:table-cell>
          <table:table-cell office:value-type="string">
            <text:p>/sha ba le/</text:p>
          </table:table-cell>
          <table:table-cell office:value-type="string">
            <text:p>(མིང་)</text:p>
          </table:table-cell>
          <table:table-cell office:value-type="string">
            <text:p>ནང་ན་ཤ་བཙུགས་ཏེ་བཟོ་བཟོ་བའི་ཟས་ཅིག།</text:p>
          </table:table-cell>
          <table:table-cell table:number-columns-repeated="252"/>
        </table:table-row>
        <table:table-row table:style-name="ro1">
          <table:table-cell office:value-type="string">
            <text:p>ཤ་བམ།</text:p>
          </table:table-cell>
          <table:table-cell office:value-type="string">
            <text:p>/sha bam</text:p>
          </table:table-cell>
          <table:table-cell office:value-type="string">
            <text:p>(མིང་)</text:p>
          </table:table-cell>
          <table:table-cell office:value-type="string">
            <text:p>ཤ་རློནམ་ཞག་ཡུན་རིང་སྟེ་ཧོ་ཉེ་ཉེ་འགྱོ་མི་ལུ་ཤ་བམ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ཤ་བའི་འབགཔ།</text:p>
          </table:table-cell>
          <table:table-cell office:value-type="string">
            <text:p>/sha wai bap/</text:p>
          </table:table-cell>
          <table:table-cell office:value-type="string">
            <text:p>(མིང་)</text:p>
          </table:table-cell>
          <table:table-cell office:value-type="string">
            <text:p>འཆམ་ཆས་ཤ་བའི་འབགཔ།</text:p>
          </table:table-cell>
          <table:table-cell table:number-columns-repeated="252"/>
        </table:table-row>
        <table:table-row table:style-name="ro1">
          <table:table-cell office:value-type="string">
            <text:p>ཤ་འབུབ།</text:p>
          </table:table-cell>
          <table:table-cell office:value-type="string">
            <text:p>/sha bub/</text:p>
          </table:table-cell>
          <table:table-cell office:value-type="string">
            <text:p>(མིང་)</text:p>
          </table:table-cell>
          <table:table-cell office:value-type="string">
            <text:p>ཤའི་གུ་བཏགས་མི་འབུབ།</text:p>
          </table:table-cell>
          <table:table-cell table:number-columns-repeated="252"/>
        </table:table-row>
        <table:table-row table:style-name="ro1">
          <table:table-cell office:value-type="string">
            <text:p>ཤ་སྦོ།</text:p>
          </table:table-cell>
          <table:table-cell office:value-type="string">
            <text:p>/sha bo/</text:p>
          </table:table-cell>
          <table:table-cell office:value-type="string">
            <text:p>(མིང་)</text:p>
          </table:table-cell>
          <table:table-cell office:value-type="string">
            <text:p>ཤ་སྦོ་སྟེ་སྦོམ་འགྱོ་མི།</text:p>
          </table:table-cell>
          <table:table-cell table:number-columns-repeated="252"/>
        </table:table-row>
        <table:table-row table:style-name="ro1">
          <table:table-cell office:value-type="string">
            <text:p>ཤ་སྦོམ།</text:p>
          </table:table-cell>
          <table:table-cell office:value-type="string">
            <text:p>/sha bom/</text:p>
          </table:table-cell>
          <table:table-cell office:value-type="string">
            <text:p>(མིང་ཁྱད་)</text:p>
          </table:table-cell>
          <table:table-cell office:value-type="string">
            <text:p>༡སྤགས་ཀྱི་ཤ་སྦོམ་དྲགསཔ།༢གཟུགས་ཁར་ཤ་ཉམས་སྦོམ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ཤ་སྦྱར།</text:p>
          </table:table-cell>
          <table:table-cell office:value-type="string">
            <text:p>/sha jar</text:p>
          </table:table-cell>
          <table:table-cell office:value-type="string">
            <text:p>(མིང་)</text:p>
          </table:table-cell>
          <table:table-cell office:value-type="string">
            <text:p>གཱན་ཛི་ཁེན་འཇར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ཤ་སྦྲང༌།</text:p>
          </table:table-cell>
          <table:table-cell office:value-type="string">
            <text:p>/sha drang/</text:p>
          </table:table-cell>
          <table:table-cell office:value-type="string">
            <text:p>(མིང་)</text:p>
          </table:table-cell>
          <table:table-cell office:value-type="string">
            <text:p>ཤ་ལུ་འཁོར་བའི་སྦྱངམ་སྦྱངམ་གནགཔོ་ཅིག།</text:p>
          </table:table-cell>
          <table:table-cell table:number-columns-repeated="252"/>
        </table:table-row>
        <table:table-row table:style-name="ro1">
          <table:table-cell office:value-type="string">
            <text:p>ཤ་མུ།</text:p>
          </table:table-cell>
          <table:table-cell office:value-type="string">
            <text:p>/sha mu/</text:p>
          </table:table-cell>
          <table:table-cell office:value-type="string">
            <text:p>(མིང་)</text:p>
          </table:table-cell>
          <table:table-cell office:value-type="string">
            <text:p>ནགས་ཚལ་ནང་སྐྱེ་བའི་ཤ་མུ།ཚོད་བསྲེ་ཤ་མུ་དཔེ་གཏམ་ལུ་ཡང་ཤ་མུ་ཟ་བ་མིང་བཏག་དགོ་ཟེར་མི་འདི་ཤ་མུ་ངོ་ཤེས་མི་རྐྱངམ་གཅིག་ཟ་ཟེར་བ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ཤ་མོ།</text:p>
          </table:table-cell>
          <table:table-cell office:value-type="string">
            <text:p>/sha mo/</text:p>
          </table:table-cell>
          <table:table-cell office:value-type="string">
            <text:p>(མིང་)</text:p>
          </table:table-cell>
          <table:table-cell office:value-type="string">
            <text:p>ཤ་བ་མོ།</text:p>
          </table:table-cell>
          <table:table-cell table:number-columns-repeated="252"/>
        </table:table-row>
        <table:table-row table:style-name="ro1">
          <table:table-cell office:value-type="string">
            <text:p>ཤ་དམར།</text:p>
          </table:table-cell>
          <table:table-cell office:value-type="string">
            <text:p>/sha mar/</text:p>
          </table:table-cell>
          <table:table-cell office:value-type="string">
            <text:p>(མིང་ཁྱད་)</text:p>
          </table:table-cell>
          <table:table-cell office:value-type="string">
            <text:p>༡ཤ་རློནམ་འབད་ཟ་ནི་གི་དོན་ལུ་བཞག་པའི་དམར་ཤ།༢མི་གི་གདོང་དམརཔོ་ཡོད་མི་ལུ་ཡང་ཤ་དམརཔོ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ཤ་སྨན།</text:p>
          </table:table-cell>
          <table:table-cell office:value-type="string">
            <text:p>/sha men/</text:p>
          </table:table-cell>
          <table:table-cell office:value-type="string">
            <text:p>(མིང་)</text:p>
          </table:table-cell>
          <table:table-cell office:value-type="string">
            <text:p>༡ཚོད་མའི་ནང་བླུགས་ནིའི་རྫས་ཤའི་ཁྱད་ཆོད་མི་ཅིག༢སྨན་ཁྱད་ཆོད་པའི་ཤའ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ཤ་གཙང་རུས་གཙང༌།</text:p>
          </table:table-cell>
          <table:table-cell office:value-type="string">
            <text:p>/sha tsang rue tsang/</text:p>
          </table:table-cell>
          <table:table-cell office:value-type="string">
            <text:p>(མིང་)</text:p>
          </table:table-cell>
          <table:table-cell office:value-type="string">
            <text:p>རིགས་གཞན་དང་སླ་བསྲེས་མེད་པའི་རིགས་རུས།</text:p>
          </table:table-cell>
          <table:table-cell table:number-columns-repeated="252"/>
        </table:table-row>
        <table:table-row table:style-name="ro1">
          <table:table-cell office:value-type="string">
            <text:p>ཤ་ཚ།</text:p>
          </table:table-cell>
          <table:table-cell office:value-type="string">
            <text:p>/sha tsha/</text:p>
          </table:table-cell>
          <table:table-cell office:value-type="string">
            <text:p>(མིང་)</text:p>
          </table:table-cell>
          <table:table-cell office:value-type="string">
            <text:p>བློས་ཕོག་པའི་བྱམས་སེམས་བསྐྱེད་ནི་དང་བརྩེ་སེམས་བསྐྱེད་ནི།ཕན་སེམས་བསྐྱེད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ཤ་ཚ་ཧིང་ཚ།</text:p>
          </table:table-cell>
          <table:table-cell office:value-type="string">
            <text:p>/sha tsha hing tsha/</text:p>
          </table:table-cell>
          <table:table-cell office:value-type="string">
            <text:p>(མིང་)</text:p>
          </table:table-cell>
          <table:table-cell office:value-type="string">
            <text:p>སེམས་ཀྱི་གདིང་ལས་རང་བློས་ཕོ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ཤ་ཚང༌།</text:p>
          </table:table-cell>
          <table:table-cell office:value-type="string">
            <text:p>/sha tshang/</text:p>
          </table:table-cell>
          <table:table-cell office:value-type="string">
            <text:p>(མིང་)</text:p>
          </table:table-cell>
          <table:table-cell office:value-type="string">
            <text:p>ཤ་བཞག་སའ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ཤ་ཚུགས།</text:p>
          </table:table-cell>
          <table:table-cell office:value-type="string">
            <text:p>/sha tshug</text:p>
          </table:table-cell>
          <table:table-cell office:value-type="string">
            <text:p>(མིང་)</text:p>
          </table:table-cell>
          <table:table-cell office:value-type="string">
            <text:p>འདྲོག་སི་སི་ཡོད་པའི་བཟོ་བལྟ།དཔེར་ན་གདོང་དང་རྐང་ལག་ཚུ་འབར་འབུར་བཏང་སྟ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ཤ་ཚོད།</text:p>
          </table:table-cell>
          <table:table-cell office:value-type="string">
            <text:p>/sha tshoe/</text:p>
          </table:table-cell>
          <table:table-cell office:value-type="string">
            <text:p>(མིང་)</text:p>
          </table:table-cell>
          <table:table-cell office:value-type="string">
            <text:p>ནོར་ཤ་དང་ཕག་ཤ་ལ་སོགས་པའི་ཤ་ཉག་རྐྱང་གི་ཚོདམ་བཟོ་བཟོཝ།</text:p>
          </table:table-cell>
          <table:table-cell table:number-columns-repeated="252"/>
        </table:table-row>
        <table:table-row table:style-name="ro1">
          <table:table-cell office:value-type="string">
            <text:p>ཤ་མཚན།</text:p>
          </table:table-cell>
          <table:table-cell office:value-type="string">
            <text:p>/sha tshen/</text:p>
          </table:table-cell>
          <table:table-cell office:value-type="string">
            <text:p>(མིང་)</text:p>
          </table:table-cell>
          <table:table-cell office:value-type="string">
            <text:p>གཟུགས་ཁར་དམར་ཐིག་གནག་ཐིག་དང་ཧིང་ནག་མཛེར་ཏོག་རྨེན་གྲི་བཟུམ་མའི་མཚན་རྟགས།</text:p>
          </table:table-cell>
          <table:table-cell table:number-columns-repeated="252"/>
        </table:table-row>
        <table:table-row table:style-name="ro1">
          <table:table-cell office:value-type="string">
            <text:p>ཤ་འཛིན།</text:p>
          </table:table-cell>
          <table:table-cell office:value-type="string">
            <text:p>/sha dzin/</text:p>
          </table:table-cell>
          <table:table-cell office:value-type="string">
            <text:p>(མིང་)</text:p>
          </table:table-cell>
          <table:table-cell office:value-type="string">
            <text:p>༡དམར་མཁནཔ་ཚུ་གིས་ཤ་གཟུགས་འབད་དཔྱང་ནི་ལུ་བཏབ་ནིའི་ལྕགས་ཀྱུ།༢སྤགས་འཐུ་ནིའི་འཛིནམ་ཚུ།</text:p>
          </table:table-cell>
          <table:table-cell table:number-columns-repeated="252"/>
        </table:table-row>
        <table:table-row table:style-name="ro1">
          <table:table-cell office:value-type="string">
            <text:p>ཤ་རྫམ།</text:p>
          </table:table-cell>
          <table:table-cell office:value-type="string">
            <text:p>/sha dzam/</text:p>
          </table:table-cell>
          <table:table-cell office:value-type="string">
            <text:p>(མིང་)</text:p>
          </table:table-cell>
          <table:table-cell office:value-type="string">
            <text:p>༡ས་འདུལ་གྱི་འཆམ་ཟེར་ཤ་བའི་འབབ་བཙུགས་ཏེ་བརྐྱབ་པའི་འཆམ་ཅིག་དང་༢གྱི་ཅུང་གིས་ཤ་རྫམ་ཟེར་བ་ཅིན་ཤ་ཆུང་གུ་སྦེ་བཏོག་པའི་དོན་ཡང་ཨིན།</text:p>
          </table:table-cell>
          <table:table-cell table:number-columns-repeated="252"/>
        </table:table-row>
        <table:table-row table:style-name="ro1">
          <table:table-cell office:value-type="string">
            <text:p>ཤ་ཞེན།</text:p>
          </table:table-cell>
          <table:table-cell office:value-type="string">
            <text:p>/sha zhen/</text:p>
          </table:table-cell>
          <table:table-cell office:value-type="string">
            <text:p>(མིང་)</text:p>
          </table:table-cell>
          <table:table-cell office:value-type="string">
            <text:p>ཤ་ཚ་ནི་རྐྱངམ་གཅིག་གིས་མ་ཚད་པར་སེམས་ཀྱི་གདིང་ལས་སྤངས་མ་ཚུགས་པའི་སེམས།རིགས་རྒྱུད་ཀྱི་ཤ་ཞེན།ཆོས་ལུགས་ཀྱི་ཤ་ཞེན།རྒྱལ་ཁབ་ལུ་ཤ་ཞེན་བསྐྱེ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་ཟ།</text:p>
          </table:table-cell>
          <table:table-cell office:value-type="string">
            <text:p>/sha za/</text:p>
          </table:table-cell>
          <table:table-cell office:value-type="string">
            <text:p>(བྱ་ཚིག་)</text:p>
          </table:table-cell>
          <table:table-cell office:value-type="string">
            <text:p>༡ཁ་གིས་ཤ་ཟ་བའི་བྱེདཚིག་༢ཤ་ཟ་མཁའ་འགྲོ་མ་ཟེར་བ་ཅིན་འཇིག་རྟེན་མཁའ་འགྲོའི་རིགས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ཤ་ཟ་ཁྲག་འཐུང༌།</text:p>
          </table:table-cell>
          <table:table-cell office:value-type="string">
            <text:p>/sha za thra thung/</text:p>
          </table:table-cell>
          <table:table-cell office:value-type="string">
            <text:p>(མིང་)</text:p>
          </table:table-cell>
          <table:table-cell office:value-type="string">
            <text:p>ཤ་ཚ་ཏོམ་དང་ཁྲག་ཚ་ཏོམ་འཐུང་མི་སྲིནམོ།</text:p>
          </table:table-cell>
          <table:table-cell table:number-columns-repeated="252"/>
        </table:table-row>
        <table:table-row table:style-name="ro1">
          <table:table-cell office:value-type="string">
            <text:p>ཤ་ཟ་མཁའ་འགྲོ།</text:p>
          </table:table-cell>
          <table:table-cell office:value-type="string">
            <text:p>/sha za kha dro/</text:p>
          </table:table-cell>
          <table:table-cell office:value-type="string">
            <text:p>(མིང་)</text:p>
          </table:table-cell>
          <table:table-cell office:value-type="string">
            <text:p>མཁའ་འགྲོ་དྲག་ཤུལ་ཅན།མི་སྲོག་གཅད་མི་གི་མཁའ་འགྲོ་མའ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ཤ་ཟའི་སྐད།</text:p>
          </table:table-cell>
          <table:table-cell office:value-type="string">
            <text:p>/sha zai ke/</text:p>
          </table:table-cell>
          <table:table-cell office:value-type="string">
            <text:p>(མིང་)</text:p>
          </table:table-cell>
          <table:table-cell office:value-type="string">
            <text:p>རྒྱ་གར་གྱི་སྐད་རིགས་བཞི་གི་ནང་གསེས་པིཤཱཙིཀ་འདྲེའི་སྐད།</text:p>
          </table:table-cell>
          <table:table-cell table:number-columns-repeated="252"/>
        </table:table-row>
        <table:table-row table:style-name="ro1">
          <table:table-cell office:value-type="string">
            <text:p>ཤ་ཟའི་གླིང༌།</text:p>
          </table:table-cell>
          <table:table-cell office:value-type="string">
            <text:p>/sha zai ling/</text:p>
          </table:table-cell>
          <table:table-cell office:value-type="string">
            <text:p>(མིང་)</text:p>
          </table:table-cell>
          <table:table-cell office:value-type="string">
            <text:p>སྲིན་པོ་ཚུ་སྡོད་སའི་གཡུས།</text:p>
          </table:table-cell>
          <table:table-cell table:number-columns-repeated="252"/>
        </table:table-row>
        <table:table-row table:style-name="ro1">
          <table:table-cell office:value-type="string">
            <text:p>ཤ་ཟ་སེམས་ཅན།</text:p>
          </table:table-cell>
          <table:table-cell office:value-type="string">
            <text:p>/sha za sem cen/</text:p>
          </table:table-cell>
          <table:table-cell office:value-type="string">
            <text:p>(མིང་)</text:p>
          </table:table-cell>
          <table:table-cell office:value-type="string">
            <text:p>གཅན་གཟན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ཤ་ཟིང་སྤུ་ཟིང༌།</text:p>
          </table:table-cell>
          <table:table-cell office:value-type="string">
            <text:p>/sha zing pu zing/</text:p>
          </table:table-cell>
          <table:table-cell office:value-type="string">
            <text:p>(མིང་ཁྱད་)</text:p>
          </table:table-cell>
          <table:table-cell office:value-type="string">
            <text:p>གནམ་མེད་ས་མེད་འདྲོགས་པའི་ཤུགས་ཀྱིས་གཟུགས་ཀྱི་སྦ་སྤུ་དང་སྐྱ་ཚུ་གནམ་ཁར་ལོང་འགྱོ་ནི།དཔེར་ན་བྱི་ལི་འདྲོགསཔ་ད་མཇུག་མ་གི་སྤུ་ཟིང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་གཟུག</text:p>
          </table:table-cell>
          <table:table-cell office:value-type="string">
            <text:p>/sha zug/</text:p>
          </table:table-cell>
          <table:table-cell office:value-type="string">
            <text:p>(མིང་)</text:p>
          </table:table-cell>
          <table:table-cell office:value-type="string">
            <text:p>ནོར་སེམས་ཅན་གྱི་ཤ་གཟུག་གཅིག་ཟེར་བ་ཅིན་ནོར་གཅིག་ལུ་རྐང་ལག་བཞི་དང་རྩིབམ་གཉིས་འབདཝ་ད་ཤ་གཟུགས་དྲུག་སྦེ་བརྩི་བའི་ནང་གི་ཤ་གཟུག་གཅིག་ལུ་གོ།ཤ་གཟུགས་ཟེར་འབྲི་སྲོལ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ཤ་གཟུགས།</text:p>
          </table:table-cell>
          <table:table-cell office:value-type="string">
            <text:p>/sha zu/</text:p>
          </table:table-cell>
          <table:table-cell/>
          <table:table-cell office:value-type="string">
            <text:p>(མིང་)</text:p>
          </table:table-cell>
          <table:table-cell office:value-type="string">
            <text:p>ཚོར་མེད་ཀྱི་བེམ་གཟུགས་མིན་པར་ཚོར་བ་ཅན་ཅན་གྱི་ཤ་ཁྲག་གི་ཕུང་པོ་ལས་གྲུབ་པའི་གཟུགས།</text:p>
          </table:table-cell>
          <table:table-cell table:number-columns-repeated="251"/>
        </table:table-row>
        <table:table-row table:style-name="ro1">
          <table:table-cell office:value-type="string">
            <text:p>ཤ་བཟུང༌།</text:p>
          </table:table-cell>
          <table:table-cell office:value-type="string">
            <text:p>/sha zung/</text:p>
          </table:table-cell>
          <table:table-cell office:value-type="string">
            <text:p>(བྱ་ཚིག་)</text:p>
          </table:table-cell>
          <table:table-cell office:value-type="string">
            <text:p>ཤ་བདའ་དང་དོན་གཅིག།ཕུ་ལས་ཤ་དང་མདའ་ལས་ཉ་བཟུང་ནི།</text:p>
          </table:table-cell>
          <table:table-cell table:number-columns-repeated="252"/>
        </table:table-row>
        <table:table-row table:style-name="ro1">
          <table:table-cell office:value-type="string">
            <text:p>ཤ་ཡིག</text:p>
          </table:table-cell>
          <table:table-cell office:value-type="string">
            <text:p>/sha yig/</text:p>
          </table:table-cell>
          <table:table-cell office:value-type="string">
            <text:p>(མིང་)</text:p>
          </table:table-cell>
          <table:table-cell office:value-type="string">
            <text:p>ཤ་མར་བཙོང་ཐོ་ཡི་གུ།དང་ཕུགས་འབདན་ཤ་ཡིག་མར་ཡིག་འབྲི་ཤེས་མི་ཅིག་ཨིན་ཟེར་བ་ཅིན་ཡི་གུ་ཕྱེད་དག་ཀོ་དག་འབྲི་ཤེས་མི་ལུ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ཤ་ཡོད་པགས་ཡོད།</text:p>
          </table:table-cell>
          <table:table-cell office:value-type="string">
            <text:p>/sha yoe pag yoe/</text:p>
          </table:table-cell>
          <table:table-cell office:value-type="string">
            <text:p>(མིང་)</text:p>
          </table:table-cell>
          <table:table-cell office:value-type="string">
            <text:p>༡ག་ཅིའི་ཐད་ལས་འབད་རུང་འབད་ནི་དང་ཟ་ནི་གཉིས་ཆ་རང་ཡོད་པའི་དོན།༢རང་གཞན་གཉིས་ཆ་ར་ལུ་ཕན་པ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ཤ་ར་བ།</text:p>
          </table:table-cell>
          <table:table-cell office:value-type="string">
            <text:p>/sha ra wa/</text:p>
          </table:table-cell>
          <table:table-cell office:value-type="string">
            <text:p>(མིང)</text:p>
          </table:table-cell>
          <table:table-cell office:value-type="string">
            <text:p>རབ་བྱུང་དང་པའི་ནང་བྱོན་པའི་བཀའ་གདམས་པའི་དགེ་བཤེས་ཅིག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ཤ་ར་ར།</text:p>
          </table:table-cell>
          <table:table-cell office:value-type="string">
            <text:p>/sha ra ra/</text:p>
          </table:table-cell>
          <table:table-cell office:value-type="string">
            <text:p>(བྱ་ཁྱད་)</text:p>
          </table:table-cell>
          <table:table-cell office:value-type="string">
            <text:p>ཐོགས་ཆགས་མེདཔ།དཔེར་ན་ལཱ་ཤ་ར་ར་འབད་བའི་སྒང་ཡོད་གསོལ་རས་ཤ་ར་ར་གནང་དོ་མི་ཚུ་རིམ་པ་བཞིན་དུ་ཤ་ར་ར་ཕྱི་ཁར་འཐོན་དེ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་རུས།</text:p>
          </table:table-cell>
          <table:table-cell office:value-type="string">
            <text:p>/sha rue/</text:p>
          </table:table-cell>
          <table:table-cell office:value-type="string">
            <text:p>(མིང་)</text:p>
          </table:table-cell>
          <table:table-cell office:value-type="string">
            <text:p>ཤ་རུས་གཅིག་པའི་སྤུན་ཆ་ཟེར་དོ་བཟུམ།ཕ་དང་མའི་རུས་པ་གཅིག་ཁར་སླབ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ཤ་རོགས་པ།</text:p>
          </table:table-cell>
          <table:table-cell office:value-type="string">
            <text:p>/sha rog pa/</text:p>
          </table:table-cell>
          <table:table-cell office:value-type="string">
            <text:p>(མིང་)</text:p>
          </table:table-cell>
          <table:table-cell office:value-type="string">
            <text:p>ཨ་རྟག་རང་རི་ཁར་ཤ་བདའ་མི་གི་མིང༌།ཤ་རོགསཔ་མགོན་པོ་རྡོ་རྗེ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་རྭ།</text:p>
          </table:table-cell>
          <table:table-cell office:value-type="string">
            <text:p>/sha ra/</text:p>
          </table:table-cell>
          <table:table-cell office:value-type="string">
            <text:p>(མིང་)</text:p>
          </table:table-cell>
          <table:table-cell office:value-type="string">
            <text:p>རི་དྭགས་ཤ་བའི་རྭཝོ།</text:p>
          </table:table-cell>
          <table:table-cell table:number-columns-repeated="252"/>
        </table:table-row>
        <table:table-row table:style-name="ro1">
          <table:table-cell office:value-type="string">
            <text:p>ཤ་ལན།</text:p>
          </table:table-cell>
          <table:table-cell office:value-type="string">
            <text:p>/sha rlen/</text:p>
          </table:table-cell>
          <table:table-cell office:value-type="string">
            <text:p>(མིང་)</text:p>
          </table:table-cell>
          <table:table-cell office:value-type="string">
            <text:p>སྲོག་ལན།རང་མི་བསད་པའི་ཤ་ལན།།ཚེ་ཕྱི་མ་ཨིན་རུང་མི་བཞག།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་ལེབ།</text:p>
          </table:table-cell>
          <table:table-cell office:value-type="string">
            <text:p>/sha leb/</text:p>
          </table:table-cell>
          <table:table-cell office:value-type="string">
            <text:p>(མིང་ཁྱད་)</text:p>
          </table:table-cell>
          <table:table-cell office:value-type="string">
            <text:p>ཤ་ལེབ་ཏེགམ་འབད་བཏོག་སྟེ་བཟོ་བཟོཝ།</text:p>
          </table:table-cell>
          <table:table-cell table:number-columns-repeated="252"/>
        </table:table-row>
        <table:table-row table:style-name="ro1">
          <table:table-cell office:value-type="string">
            <text:p>ཤ་གསད།</text:p>
          </table:table-cell>
          <table:table-cell office:value-type="string">
            <text:p>/sha se/</text:p>
          </table:table-cell>
          <table:table-cell office:value-type="string">
            <text:p>(བྱ་ཚིག་)</text:p>
          </table:table-cell>
          <table:table-cell office:value-type="string">
            <text:p>སེམས་ཅན་གསད་པ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ཤ་སྲུང་པ།</text:p>
          </table:table-cell>
          <table:table-cell office:value-type="string">
            <text:p>/sha sung pa/</text:p>
          </table:table-cell>
          <table:table-cell office:value-type="string">
            <text:p>(མིང་)</text:p>
          </table:table-cell>
          <table:table-cell office:value-type="string">
            <text:p>༡རི་ཁ་ལུ་སྡོད་དེ་ཤ་བདའ་ནིའི་སེམས་ཅན་ཡོད་མེད་ལྟ་མི།༢ཟ་ནི་གི་ཤ་སྲུང་སྟེ་སྡོད་མི།</text:p>
          </table:table-cell>
          <table:table-cell table:number-columns-repeated="252"/>
        </table:table-row>
        <table:table-row table:style-name="ro1">
          <table:table-cell office:value-type="string">
            <text:p>ཤ་བསྲེ།</text:p>
          </table:table-cell>
          <table:table-cell office:value-type="string">
            <text:p>/sha se/</text:p>
          </table:table-cell>
          <table:table-cell office:value-type="string">
            <text:p>(མིང་)</text:p>
          </table:table-cell>
          <table:table-cell office:value-type="string">
            <text:p>ཚོད་མའི་ནང་བླུགས་ནི་གི་ཤ་དཔེར་ན་ཚོད་མའི་ནང་ཤ་བསྲེ་བླུགས་ནི་མེད་པར་མི་ཞིམ་པ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་བསྲེགས།</text:p>
          </table:table-cell>
          <table:table-cell office:value-type="string">
            <text:p>/sha seg/</text:p>
          </table:table-cell>
          <table:table-cell office:value-type="string">
            <text:p>(བྱ་འདས)</text:p>
          </table:table-cell>
          <table:table-cell office:value-type="string">
            <text:p>ཤ་མེ་ལུ་བསྲེག་པ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ཤ་ལྷག</text:p>
          </table:table-cell>
          <table:table-cell office:value-type="string">
            <text:p>/sha lhha</text:p>
          </table:table-cell>
          <table:table-cell office:value-type="string">
            <text:p>(མིང་)</text:p>
          </table:table-cell>
          <table:table-cell office:value-type="string">
            <text:p>༡ཤ་ཐེབ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ག</text:p>
          </table:table-cell>
          <table:table-cell office:value-type="string">
            <text:p>/shag/</text:p>
          </table:table-cell>
          <table:table-cell office:value-type="string">
            <text:p>(མིང་)</text:p>
          </table:table-cell>
          <table:table-cell office:value-type="string">
            <text:p>༡གྲྭ་ཤག་དགེ་སློང་ཚུ་བཞུགས་སའི་ཁྱིམ་ཁང་མིག་ཆུང་ཀུ།༢རྫོང་གི་ཤག་སྐོར།</text:p>
          </table:table-cell>
          <table:table-cell table:number-columns-repeated="252"/>
        </table:table-row>
        <table:table-row table:style-name="ro1">
          <table:table-cell office:value-type="string">
            <text:p>ཤཱནྟ་རཀྵི་ཏ།</text:p>
          </table:table-cell>
          <table:table-cell office:value-type="string">
            <text:p>/shan ta rag <text:s/>she ta/</text:p>
          </table:table-cell>
          <table:table-cell office:value-type="string">
            <text:p>(མིང་)</text:p>
          </table:table-cell>
          <table:table-cell office:value-type="string">
            <text:p>ལེགས་སྦྱར་གྱི་སྐད་ཨིན།འདི་མཁན་པོ་ཞི་བ་འཚོ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ཤག་སྐོར།</text:p>
          </table:table-cell>
          <table:table-cell office:value-type="string">
            <text:p>/sha kor/</text:p>
          </table:table-cell>
          <table:table-cell office:value-type="string">
            <text:p>(མིང་)</text:p>
          </table:table-cell>
          <table:table-cell office:value-type="string">
            <text:p>རྫོང་གི་དབུ་རྩེ་བསྐོར་ཏེ་ཡོད་མི་གི་ཤག་བསྐོར།ཤག་སྐོར་ཤར་གླིང་ལྷོ་གླིང་ཚུ།</text:p>
          </table:table-cell>
          <table:table-cell table:number-columns-repeated="252"/>
        </table:table-row>
        <table:table-row table:style-name="ro1">
          <table:table-cell office:value-type="string">
            <text:p>ཤག་མིག</text:p>
          </table:table-cell>
          <table:table-cell office:value-type="string">
            <text:p>/sha mig/</text:p>
          </table:table-cell>
          <table:table-cell office:value-type="string">
            <text:p>(མིང་)</text:p>
          </table:table-cell>
          <table:table-cell office:value-type="string">
            <text:p>དང་ཕུགས་ཀྱི་ཁྱིམ་གྱི་བར་བཅད་དང་རབ་གསལ་གྱི་འདག་འབྱར་ཚུ།དང་པར་སྦ་བཀག་ཞིན་ན་ཤག་མིག་ལྷག་སྦེ་འདི་གུ་འདམ་སྦྱར་ཏེ་ཡོད་མི་ལུ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ཤག་ཤག</text:p>
          </table:table-cell>
          <table:table-cell office:value-type="string">
            <text:p>/sha sha/</text:p>
          </table:table-cell>
          <table:table-cell office:value-type="string">
            <text:p>(མིང་)</text:p>
          </table:table-cell>
          <table:table-cell office:value-type="string">
            <text:p>ཤིང་ལེབ་དང་སྦ་ཚུ་བཀགཔ་ད་གཡའ་གཡོ་མེད་པར་ཤག་ཤག་བཏང་གག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ཤགས།</text:p>
          </table:table-cell>
          <table:table-cell office:value-type="string">
            <text:p>/sha/</text:p>
          </table:table-cell>
          <table:table-cell office:value-type="string">
            <text:p>(མིང་)</text:p>
          </table:table-cell>
          <table:table-cell office:value-type="string">
            <text:p>ཁ་ཤགས་ཀྱི་མིང༌།ཁྲིམས་ཀྱི་འདུན་སར་བདེན་རྫུན་དབྱེ་བ་ཕྱེ་ནི་དོན་ལུ་རྩོད་གླེང༌།</text:p>
          </table:table-cell>
          <table:table-cell table:number-columns-repeated="252"/>
        </table:table-row>
        <table:table-row table:style-name="ro1">
          <table:table-cell office:value-type="string">
            <text:p>ཤང་ཤང༌།</text:p>
          </table:table-cell>
          <table:table-cell office:value-type="string">
            <text:p>/shang shang</text:p>
          </table:table-cell>
          <table:table-cell office:value-type="string">
            <text:p>(མིང་)</text:p>
          </table:table-cell>
          <table:table-cell office:value-type="string">
            <text:p>བྱ་ཤང་ཤང༌།བྱ་འདི་ཁོད་སྟོད་མི་དང་ཁོད་སྨད་བྱ་སྦེ་གཟུགས་ཁར་གཤོག་པ་ཡོད་མི་ཅིག།རིགས་ལྔའི་སངས་རྒྱས་ཀྱི་ཁྲི་བཏེག་མི་འབད་བཀོད་སྲོལ་ཡོད་མི་ཅིག།</text:p>
          </table:table-cell>
          <table:table-cell table:number-columns-repeated="252"/>
        </table:table-row>
        <table:table-row table:style-name="ro1">
          <table:table-cell office:value-type="string">
            <text:p>ཤང་ཤང་ཏེའུ།</text:p>
          </table:table-cell>
          <table:table-cell office:value-type="string">
            <text:p>/shang shang teu/</text:p>
          </table:table-cell>
          <table:table-cell office:value-type="string">
            <text:p>(མིང་)</text:p>
          </table:table-cell>
          <table:table-cell office:value-type="string">
            <text:p>བྱ་ཤང་ཤ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ང་ཤོང༌།</text:p>
          </table:table-cell>
          <table:table-cell office:value-type="string">
            <text:p>/shang shong</text:p>
          </table:table-cell>
          <table:table-cell office:value-type="string">
            <text:p>(མིང་ཁྱད་)</text:p>
          </table:table-cell>
          <table:table-cell office:value-type="string">
            <text:p>རུ་སྦྱིས་དང་སྐུདཔ་ཐགཔ་དར་ཚུ་ནར་ནོར་བཏང་དཔྱང་སྟ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ཤངས།</text:p>
          </table:table-cell>
          <table:table-cell office:value-type="string">
            <text:p>/shang/</text:p>
          </table:table-cell>
          <table:table-cell office:value-type="string">
            <text:p>(མིང་)</text:p>
          </table:table-cell>
          <table:table-cell office:value-type="string">
            <text:p>ལྷ་པ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ཤངས་ཕྱིས།</text:p>
          </table:table-cell>
          <table:table-cell office:value-type="string">
            <text:p>/shang chi/</text:p>
          </table:table-cell>
          <table:table-cell office:value-type="string">
            <text:p>(མིང་)</text:p>
          </table:table-cell>
          <table:table-cell office:value-type="string">
            <text:p>ལྷབ་ཕྱིས་ཀ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ཤངས་ཚིལ།</text:p>
          </table:table-cell>
          <table:table-cell office:value-type="string">
            <text:p>/shang tshil/</text:p>
          </table:table-cell>
          <table:table-cell office:value-type="string">
            <text:p>(མིང་)</text:p>
          </table:table-cell>
          <table:table-cell office:value-type="string">
            <text:p>ལྷ་པ་ལས་ཐོན་པའི་ལྷབ་ཀ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ཤད།</text:p>
          </table:table-cell>
          <table:table-cell office:value-type="string">
            <text:p>/she/</text:p>
          </table:table-cell>
          <table:table-cell office:value-type="string">
            <text:p>(མིང་)</text:p>
          </table:table-cell>
          <table:table-cell office:value-type="string">
            <text:p>༡ཡི་གུའི་ཤད་གཅིག་ཤད།ཉིས་ཤད།།རིན་ཆེན་སྤུངས་ཤད།སྦྲུལ་ཤད་ཚུ་༢མགུ་ཤད་ཟེར་མི་མགུ་ཏོག་གི་སྐྱ་ལེགས་ཤོམ་སྦེ་བཟོ་ནི་གི་ཅ་ལ་ཅིག།</text:p>
          </table:table-cell>
          <table:table-cell table:number-columns-repeated="252"/>
        </table:table-row>
        <table:table-row table:style-name="ro1">
          <table:table-cell office:value-type="string">
            <text:p>ཤད་ཀྱི་རྒྱ།</text:p>
          </table:table-cell>
          <table:table-cell office:value-type="string">
            <text:p>/she ki ja/</text:p>
          </table:table-cell>
          <table:table-cell office:value-type="string">
            <text:p>(མིང་)</text:p>
          </table:table-cell>
          <table:table-cell office:value-type="string">
            <text:p>ཚིག་རྐང་མི་འཁྲུལ་ནི་གི་དོན་ལུ་བཀལ་བའི་རྟགས།</text:p>
          </table:table-cell>
          <table:table-cell table:number-columns-repeated="252"/>
        </table:table-row>
        <table:table-row table:style-name="ro1">
          <table:table-cell office:value-type="string">
            <text:p>ཤད་མཚམས།</text:p>
          </table:table-cell>
          <table:table-cell office:value-type="string">
            <text:p>/she tsham/</text:p>
          </table:table-cell>
          <table:table-cell office:value-type="string">
            <text:p>(མིང་)</text:p>
          </table:table-cell>
          <table:table-cell office:value-type="string">
            <text:p>གཅིག་ཤད་དང་གཉིས་ཤད་ཡོད་པའི་མཚམས།</text:p>
          </table:table-cell>
          <table:table-cell table:number-columns-repeated="252"/>
        </table:table-row>
        <table:table-row table:style-name="ro1">
          <table:table-cell office:value-type="string">
            <text:p>ཤན།</text:p>
          </table:table-cell>
          <table:table-cell office:value-type="string">
            <text:p>/shen/</text:p>
          </table:table-cell>
          <table:table-cell office:value-type="string">
            <text:p>(མིང་)</text:p>
          </table:table-cell>
          <table:table-cell office:value-type="string">
            <text:p>༡ནང་ཤབ་དང་འདྲ་བའི་མིང་དངུལ་ཤན་ཟངས་ཤན་ཕོརཔ་དངུལ་ཤན་ཅན་མ་ཟེར་དོ་བཟུམ།༢ཇན་དུམ་ཤན་ཟེར་བ་ཅིན་ཕྱི་ཁ་ལས་ཁ་དང་གཤམ་ཚུ་ལུ་གོ་གི་འཇགས་བཟུམ་སྦེ་བཀལ་མི་གི་མཛེས་རྒྱན།༣དོ་རུང་མཛེས་རྒྱན་མིན་པར་བགག་སྟེ་མི་འགྱོ་ནིའི་དོན་ལུ་བཟུང་ཤན་འབད་རྐྱབ་མི་གི་མིང་ལུ་ཡང་གོ་འོང༌།</text:p>
          </table:table-cell>
          <table:table-cell table:number-columns-repeated="252"/>
        </table:table-row>
        <table:table-row table:style-name="ro1">
          <table:table-cell office:value-type="string">
            <text:p>ཤན་ཐག</text:p>
          </table:table-cell>
          <table:table-cell office:value-type="string">
            <text:p>/shen thag</text:p>
          </table:table-cell>
          <table:table-cell office:value-type="string">
            <text:p>(མིང་)</text:p>
          </table:table-cell>
          <table:table-cell office:value-type="string">
            <text:p>༡གཅིག་ཁར་འབྲེལ་བའི་ཐགཔ་འབབ་ཤནམ་གི་ཤན་ཐག་དང་༢ཁ་ལས་ཤན་ཐག་ནར་ནར་འཐོན་དེས་ཟེེར་བ་ཅིན་ཁ་ལས་ཁ་ཆུ་རིངམ་འབད་འཐོན་ནི།༣འཁོར་བའི་ཤན་ཐག་ཟེར་བ་ཅིན་འཁོར་བའི་འཆིང་བྱེད་གཉེན་དང་བུ་གཞི་ཚུ།</text:p>
          </table:table-cell>
          <table:table-cell table:number-columns-repeated="252"/>
        </table:table-row>
        <table:table-row table:style-name="ro1">
          <table:table-cell office:value-type="string">
            <text:p>ཤན་པ།</text:p>
          </table:table-cell>
          <table:table-cell office:value-type="string">
            <text:p>/shen pa/</text:p>
          </table:table-cell>
          <table:table-cell office:value-type="string">
            <text:p>(མིང་)</text:p>
          </table:table-cell>
          <table:table-cell office:value-type="string">
            <text:p>བཤན་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ན་འབྱེད།</text:p>
          </table:table-cell>
          <table:table-cell office:value-type="string">
            <text:p>/shen je/</text:p>
          </table:table-cell>
          <table:table-cell office:value-type="string">
            <text:p>(བྱ་ཚིག་)</text:p>
          </table:table-cell>
          <table:table-cell office:value-type="string">
            <text:p>བདེན་རྫུན་གྱི་དབྱེེ་བ་ཕྱེ་ནི།</text:p>
          </table:table-cell>
          <table:table-cell table:number-columns-repeated="252"/>
        </table:table-row>
        <table:table-row table:style-name="ro1">
          <table:table-cell office:value-type="string">
            <text:p>ཤན་སྦྱར།</text:p>
          </table:table-cell>
          <table:table-cell office:value-type="string">
            <text:p>/shen jar/</text:p>
          </table:table-cell>
          <table:table-cell office:value-type="string">
            <text:p>(མིང་)</text:p>
          </table:table-cell>
          <table:table-cell office:value-type="string">
            <text:p>གཉིས་འབྲེལ་དང་སྟབས་གཅིག་ཏུ་སྦྱར་བ།སྐད་གཉིས་ཤན་སྦྱར༌།རྫོང་ཁ་དང་ཨིང་ལིཤ་ཤན་སྦྱར་ཚིག་མཛོད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ན་ཞུགས།</text:p>
          </table:table-cell>
          <table:table-cell office:value-type="string">
            <text:p>/shen zhu/</text:p>
          </table:table-cell>
          <table:table-cell office:value-type="string">
            <text:p>(མིང་)</text:p>
          </table:table-cell>
          <table:table-cell office:value-type="string">
            <text:p>མི་བཟང་ལུ་མི་ངན་གྱི་བསྲེ་ཞུགས་ནི།ལེགས་ཞིམ་ལུ་བྱང་ཉེས་ཀྱི་བསྲེས་ཞུགས་ནི།</text:p>
          </table:table-cell>
          <table:table-cell table:number-columns-repeated="252"/>
        </table:table-row>
        <table:table-row table:style-name="ro1">
          <table:table-cell office:value-type="string">
            <text:p>ཤནི།</text:p>
          </table:table-cell>
          <table:table-cell office:value-type="string">
            <text:p>/shaan/</text:p>
          </table:table-cell>
          <table:table-cell office:value-type="string">
            <text:p>(མིང་)</text:p>
          </table:table-cell>
          <table:table-cell office:value-type="string">
            <text:p>དགེ་སློང་གིས་ཤནི་མི་བཞེས།</text:p>
          </table:table-cell>
          <table:table-cell table:number-columns-repeated="252"/>
        </table:table-row>
        <table:table-row table:style-name="ro1">
          <table:table-cell office:value-type="string">
            <text:p>ཤབས།</text:p>
          </table:table-cell>
          <table:table-cell office:value-type="string">
            <text:p>/shab/</text:p>
          </table:table-cell>
          <table:table-cell office:value-type="string">
            <text:p>(མིང་)</text:p>
          </table:table-cell>
          <table:table-cell office:value-type="string">
            <text:p>༡བར་མཐུད་རྐྱབ་ནི།༢དངོས་པོ་ངོ་བོ་གཉིས་རེག་མ་བཅུག་པའི་བར་གྱི་ཤབས།</text:p>
          </table:table-cell>
          <table:table-cell table:number-columns-repeated="252"/>
        </table:table-row>
        <table:table-row table:style-name="ro1">
          <table:table-cell office:value-type="string">
            <text:p>ཤབ་ཤུབ།</text:p>
          </table:table-cell>
          <table:table-cell office:value-type="string">
            <text:p>/shab shub/</text:p>
          </table:table-cell>
          <table:table-cell office:value-type="string">
            <text:p>(མིང་ཁྱད་)</text:p>
          </table:table-cell>
          <table:table-cell office:value-type="string">
            <text:p>གཞན་གྱི་སྐྱོན་ཚུ་སྐད་ཆུང་ཀུ་འབད་སླབ་མི་ལུ་གོ།ཤབ་ཤོ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བ་ཤོབ།</text:p>
          </table:table-cell>
          <table:table-cell office:value-type="string">
            <text:p>/shab shob/</text:p>
          </table:table-cell>
          <table:table-cell office:value-type="string">
            <text:p>(མིང་ཁྱད་)</text:p>
          </table:table-cell>
          <table:table-cell office:value-type="string">
            <text:p>བདེན་པ་མེད་པའི་བློ་སླབ་མི་ལུ་མི་འདི་འབདན་ཤབ་ཤོབ་རང་ཨིན།ཏན་ཏན་མེ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བས་བཙུགས།</text:p>
          </table:table-cell>
          <table:table-cell office:value-type="string">
            <text:p>/shab tsug/</text:p>
          </table:table-cell>
          <table:table-cell office:value-type="string">
            <text:p>(བྱ་ཚིག་)་༡ལྟག་མམ་དང་འོག་མམ་གྱི་བར་ན་ཤབས་བཙུགས་ནི།ཀཝ་དང་གདུང་གི་བར་ན་ཤབས་བཙུགས་ནི།༢འཆམ་ཏོག་ཏོ་གཉིས་ཀྱི་བར་ན་ཕུང་བཏང་མི་ལུ་ཡང་ཤབས་བཙུགས་མི་ཟེར་སླབ་ནི་ཡོད།</text:p>
          </table:table-cell>
          <table:table-cell table:number-columns-repeated="253"/>
        </table:table-row>
        <table:table-row table:style-name="ro1">
          <table:table-cell office:value-type="string">
            <text:p>ཤམ་སྔོན།</text:p>
          </table:table-cell>
          <table:table-cell office:value-type="string">
            <text:p>/sham ngoen/</text:p>
          </table:table-cell>
          <table:table-cell office:value-type="string">
            <text:p>(མིང་ཁྱད)</text:p>
          </table:table-cell>
          <table:table-cell office:value-type="string">
            <text:p>དགེ་སློང་གཞོན་ཅུང་ཚུ་གིས་བཞེས་མི་ཤམ་ཐབས་ཧོནམོ།</text:p>
          </table:table-cell>
          <table:table-cell table:number-columns-repeated="252"/>
        </table:table-row>
        <table:table-row table:style-name="ro1">
          <table:table-cell office:value-type="string">
            <text:p>ཤམ་ཐབས།</text:p>
          </table:table-cell>
          <table:table-cell office:value-type="string">
            <text:p>/sham thab/</text:p>
          </table:table-cell>
          <table:table-cell office:value-type="string">
            <text:p>(མིང་)</text:p>
          </table:table-cell>
          <table:table-cell office:value-type="string">
            <text:p>དགེ་སློང་གི་སྐུ་སྨད་ལུ་བཞེས་ནི་གི་ན་བཟའ་ཤམ་ཐབས།</text:p>
          </table:table-cell>
          <table:table-cell table:number-columns-repeated="252"/>
        </table:table-row>
        <table:table-row table:style-name="ro1">
          <table:table-cell office:value-type="string">
            <text:p>ཤམ་བུ།</text:p>
          </table:table-cell>
          <table:table-cell office:value-type="string">
            <text:p>/sham bu/</text:p>
          </table:table-cell>
          <table:table-cell office:value-type="string">
            <text:p>(མིང་)</text:p>
          </table:table-cell>
          <table:table-cell office:value-type="string">
            <text:p>༡རྒྱལ་མཚན་དང་སྒོ་རས་ཡོལ་ལི་ཚུ་ལུ་དར་སྨན་ཙེ་ཚིའུ་བསྡུ་ཞིན་ན་བཀལ་ཏེ་བཙེམས་མི།དར་གྱི་ཤམ་བུ།༢མཇུག་ལུ་འོག་ལུ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ཤམ་བྷ་ལ།</text:p>
          </table:table-cell>
          <table:table-cell office:value-type="string">
            <text:p>/sham ba la</text:p>
          </table:table-cell>
          <table:table-cell office:value-type="string">
            <text:p>(མིང་)</text:p>
          </table:table-cell>
          <table:table-cell office:value-type="string">
            <text:p>འཛམ་གླིང་བྱང་ཕྱོགས་སུ་ཡོད་པའི་ཆོས་རྒྱལ་ཟླ་བ་བཟང་པོ་ལ་སོགས་པ་ཆོས་རྒྱལ་བདུན་དང་རིགས་ལྡན་ཉེར་ལྔ་ཚུ་གི་གདན་ས།</text:p>
          </table:table-cell>
          <table:table-cell table:number-columns-repeated="252"/>
        </table:table-row>
        <table:table-row table:style-name="ro1">
          <table:table-cell office:value-type="string">
            <text:p>ཤཝ།</text:p>
          </table:table-cell>
          <table:table-cell office:value-type="string">
            <text:p>/shao/</text:p>
          </table:table-cell>
          <table:table-cell office:value-type="string">
            <text:p>(མིང་)</text:p>
          </table:table-cell>
          <table:table-cell office:value-type="string">
            <text:p>ཤ་བ་ཟེར་བའི་མིང་མཐའ་བསྡུ་བ།</text:p>
          </table:table-cell>
          <table:table-cell table:number-columns-repeated="252"/>
        </table:table-row>
        <table:table-row table:style-name="ro1">
          <table:table-cell office:value-type="string">
            <text:p>ཤར།</text:p>
          </table:table-cell>
          <table:table-cell office:value-type="string">
            <text:p>/shar/</text:p>
          </table:table-cell>
          <table:table-cell office:value-type="string">
            <text:p>(མིང་)</text:p>
          </table:table-cell>
          <table:table-cell office:value-type="string">
            <text:p>༡ཤར་དང་ནུབ་ཟེར་ཕྱོགས་ཀྱི་མིང་དང་༢ཉིམ་ཤར་ཟེར་འོད་ཕོག་པའི་དོན་༣སེམས་ལས་ཤར་ཟེར་མནོ་བསམ་དྲན་ཚུགས་པའི་དོན།༤མེ་ཏོག་ཤར་ཟེར་མེ་ཏོག་ཁ་ཕྱེ་བའི་དོན།༥ཤར་དང་ཝང་ཤར་ཕྱོགས་པ་ཟེར་ས་དང་གཡུས་ཀྱི་མིང་ཚུ་ལུ་འཇུགཔ་ཨིན།</text:p>
          </table:table-cell>
          <table:table-cell table:number-columns-repeated="252"/>
        </table:table-row>
        <table:table-row table:style-name="ro1">
          <table:table-cell office:value-type="string">
            <text:p>ཤར་དཀར།</text:p>
          </table:table-cell>
          <table:table-cell office:value-type="string">
            <text:p>/shar kar</text:p>
          </table:table-cell>
          <table:table-cell office:value-type="string">
            <text:p>(བྱ་ཚིག་)</text:p>
          </table:table-cell>
          <table:table-cell office:value-type="string">
            <text:p>གནམ་ནངས་རན་ཏེ་ཤར་བརྡ་བཏང་བ།</text:p>
          </table:table-cell>
          <table:table-cell table:number-columns-repeated="252"/>
        </table:table-row>
        <table:table-row table:style-name="ro1">
          <table:table-cell office:value-type="string">
            <text:p>ཤར་རྐྱང༌།</text:p>
          </table:table-cell>
          <table:table-cell office:value-type="string">
            <text:p>/shar cang</text:p>
          </table:table-cell>
          <table:table-cell office:value-type="string">
            <text:p>(བྱ་ཁྱད་)</text:p>
          </table:table-cell>
          <table:table-cell office:value-type="string">
            <text:p>༡ལམ་ཁ་ལས་ཕར་ཚུར་ག་ཏེ་ཡང་མ་འགྱོ་བར་ཤར་རྐྱང་འོང་ཡི་ཟེར་ན་ཕྲང་སྟེ་འོང་བའི་བའི་དོན།༢མེ་ཏོག་ཤརཝ་ཤར་རྐྱང་ཨིན་ཟེརན་ཨ་རྟག་རང་ཤ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ཤར་པ།</text:p>
          </table:table-cell>
          <table:table-cell office:value-type="string">
            <text:p>/shar pa</text:p>
          </table:table-cell>
          <table:table-cell office:value-type="string">
            <text:p>(མིང་)</text:p>
          </table:table-cell>
          <table:table-cell office:value-type="string">
            <text:p>༡ཤར་ཕྱོགས་ཁོངས་ལུ་སྡོད་མི།༢ནེ་པ་ལིའི་མི་རིགས་ཅིག།</text:p>
          </table:table-cell>
          <table:table-cell table:number-columns-repeated="252"/>
        </table:table-row>
        <table:table-row table:style-name="ro1">
          <table:table-cell office:value-type="string">
            <text:p>ཤར་མཐའ།</text:p>
          </table:table-cell>
          <table:table-cell office:value-type="string">
            <text:p>/shar tha</text:p>
          </table:table-cell>
          <table:table-cell office:value-type="string">
            <text:p>(མིང་)</text:p>
          </table:table-cell>
          <table:table-cell office:value-type="string">
            <text:p>ཤར་གྱི་མཐརའ་མ།དཔེར་ན་འཛམ་གླིང་ཤར་མཐའ་གླིང་ཚུ།</text:p>
          </table:table-cell>
          <table:table-cell table:number-columns-repeated="252"/>
        </table:table-row>
        <table:table-row table:style-name="ro1">
          <table:table-cell office:value-type="string">
            <text:p>ཤར་ཕྱོགས།</text:p>
          </table:table-cell>
          <table:table-cell office:value-type="string">
            <text:p>/shar chog/</text:p>
          </table:table-cell>
          <table:table-cell office:value-type="string">
            <text:p>(མིང་)</text:p>
          </table:table-cell>
          <table:table-cell office:value-type="string">
            <text:p>ཕྱོགས་བཞིའི་ནང་གསེས་ཤར་གྱི་ཕྱོགས།</text:p>
          </table:table-cell>
          <table:table-cell table:number-columns-repeated="252"/>
        </table:table-row>
        <table:table-row table:style-name="ro1">
          <table:table-cell office:value-type="string">
            <text:p>ཤར་ཕྱོགས་ལོ་གསར།</text:p>
          </table:table-cell>
          <table:table-cell office:value-type="string">
            <text:p>/shar chog lo sar/</text:p>
          </table:table-cell>
          <table:table-cell office:value-type="string">
            <text:p>(མིང་)</text:p>
          </table:table-cell>
          <table:table-cell office:value-type="string">
            <text:p>ཤར་ཕྱོགས་པའི་ལོ་གསར་ཟེར་འབྲུག་ཤར་ཕྱོགས་ཁ་ཐུག་གི་གཡུས་ཚུ་ནང་གདན་བཞི་དང་རྡོ་རྗེ་མཁའ་འགྲོའི་ལུགས་ལྟར་དུ་སྦེ་ཟླཝ་བཅུ་གཉིས་པའི་ཚེས་གཅིག་ལས་ལོ་གསརཔ་ཚེས་ཚེསཔ་སྦེ་བརྩི་མི།</text:p>
          </table:table-cell>
          <table:table-cell table:number-columns-repeated="252"/>
        </table:table-row>
        <table:table-row table:style-name="ro1">
          <table:table-cell office:value-type="string">
            <text:p>ཤར་མ།</text:p>
          </table:table-cell>
          <table:table-cell office:value-type="string">
            <text:p>/shar ma/</text:p>
          </table:table-cell>
          <table:table-cell office:value-type="string">
            <text:p>(མིང་)</text:p>
          </table:table-cell>
          <table:table-cell office:value-type="string">
            <text:p>ནེ་པཱལ་གྱི་རིགས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ཤར་རི།</text:p>
          </table:table-cell>
          <table:table-cell office:value-type="string">
            <text:p>/shar ri/</text:p>
          </table:table-cell>
          <table:table-cell office:value-type="string">
            <text:p>(མིང་)</text:p>
          </table:table-cell>
          <table:table-cell office:value-type="string">
            <text:p>ཤར་ཁ་ཐུག་གི་རི།</text:p>
          </table:table-cell>
          <table:table-cell table:number-columns-repeated="252"/>
        </table:table-row>
        <table:table-row table:style-name="ro1">
          <table:table-cell office:value-type="string">
            <text:p>ཤར་ལུ།</text:p>
          </table:table-cell>
          <table:table-cell office:value-type="string">
            <text:p>/shar lu/</text:p>
          </table:table-cell>
          <table:table-cell office:value-type="string">
            <text:p>(མིང་)</text:p>
          </table:table-cell>
          <table:table-cell office:value-type="string">
            <text:p>ཤར་ལུ་ཤར་ཕྱོགས་རྒྱལཔོ་ཟེར་དོ་བཟུམ།རྣམ་དབྱེ་བདུན་པའི་ཕྲད་ལུ་སྦྱར་མི།</text:p>
          </table:table-cell>
          <table:table-cell table:number-columns-repeated="252"/>
        </table:table-row>
        <table:table-row table:style-name="ro1">
          <table:table-cell office:value-type="string">
            <text:p>ཤར་ཤར།</text:p>
          </table:table-cell>
          <table:table-cell office:value-type="string">
            <text:p>/shar shar</text:p>
          </table:table-cell>
          <table:table-cell office:value-type="string">
            <text:p>(བྱ་ཁྱད་)</text:p>
          </table:table-cell>
          <table:table-cell office:value-type="string">
            <text:p>ཆུ་མོ་ཤར་ཤར་མར་འགྲོ།ཟེར་དོ་བཟུམ་ཐོགས་ཆགས་མེད་པ་ཤར་ར་ར་འགྱོ་ནི།ཤ་ར་ར་གཏང་ནི།</text:p>
          </table:table-cell>
          <table:table-cell table:number-columns-repeated="252"/>
        </table:table-row>
        <table:table-row table:style-name="ro1">
          <table:table-cell office:value-type="string">
            <text:p>ཤར་ཤུར།</text:p>
          </table:table-cell>
          <table:table-cell office:value-type="string">
            <text:p>/shar shur</text:p>
          </table:table-cell>
          <table:table-cell office:value-type="string">
            <text:p>(མིང་ཁྱད་)</text:p>
          </table:table-cell>
          <table:table-cell office:value-type="string">
            <text:p>ཤར་ཤོར་དང་དོན་གཅིག</text:p>
          </table:table-cell>
          <table:table-cell table:number-columns-repeated="252"/>
        </table:table-row>
        <table:table-row table:style-name="ro1">
          <table:table-cell office:value-type="string">
            <text:p>ཤར་ཤོར།</text:p>
          </table:table-cell>
          <table:table-cell office:value-type="string">
            <text:p>/shar shor/</text:p>
          </table:table-cell>
          <table:table-cell office:value-type="string">
            <text:p>(མིང་ཁྱད་)</text:p>
          </table:table-cell>
          <table:table-cell office:value-type="string">
            <text:p>ཚོདམ་ཤར་ཤོར་བཏང་བཟོ་ཐུགཔ་ཤར་ཤོར་བཏང་བསྐོལ་ཟེར་ཆུ་མང་སུ་དང་ལྷ་སི་སི་འཚམས།</text:p>
          </table:table-cell>
          <table:table-cell table:number-columns-repeated="252"/>
        </table:table-row>
        <table:table-row table:style-name="ro1">
          <table:table-cell office:value-type="string">
            <text:p>ཤར་ལྷོ།</text:p>
          </table:table-cell>
          <table:table-cell office:value-type="string">
            <text:p>/shar lhho/</text:p>
          </table:table-cell>
          <table:table-cell office:value-type="string">
            <text:p>(མིང་)</text:p>
          </table:table-cell>
          <table:table-cell office:value-type="string">
            <text:p>ཕྱོགས་བཞི་དང་མཚམས་བཞི་ཟེར་ཡོད་པའི་ནང་ལས་ཤར་དང་ལྷོའི་མཚམས་ལུ་ཤར་ལྷོ་ཟེར་མཚམས་བཞིའི་ནང་ལས་ཅིག།</text:p>
          </table:table-cell>
          <table:table-cell table:number-columns-repeated="252"/>
        </table:table-row>
        <table:table-row table:style-name="ro1">
          <table:table-cell office:value-type="string">
            <text:p>ཤརན།</text:p>
          </table:table-cell>
          <table:table-cell office:value-type="string">
            <text:p>/shang </text:p>
          </table:table-cell>
          <table:table-cell office:value-type="string">
            <text:p>(བྱ་ཚིག་)</text:p>
          </table:table-cell>
          <table:table-cell office:value-type="string">
            <text:p>ཉིམ་ཤརན་འཐགམ་བརྡལ།</text:p>
          </table:table-cell>
          <table:table-cell table:number-columns-repeated="252"/>
        </table:table-row>
        <table:table-row table:style-name="ro1">
          <table:table-cell office:value-type="string">
            <text:p>ཤརནི།</text:p>
          </table:table-cell>
          <table:table-cell office:value-type="string">
            <text:p>/shan</text:p>
          </table:table-cell>
          <table:table-cell office:value-type="string">
            <text:p>(བྱ་ཚིག་)</text:p>
          </table:table-cell>
          <table:table-cell office:value-type="string">
            <text:p>ཤརནི་མ་ཤར་བས།</text:p>
          </table:table-cell>
          <table:table-cell table:number-columns-repeated="252"/>
        </table:table-row>
        <table:table-row table:style-name="ro1">
          <table:table-cell office:value-type="string">
            <text:p>ཤརཝ།</text:p>
          </table:table-cell>
          <table:table-cell office:value-type="string">
            <text:p>/shao/</text:p>
          </table:table-cell>
          <table:table-cell office:value-type="string">
            <text:p>(བྱ་འདས)</text:p>
          </table:table-cell>
          <table:table-cell office:value-type="string">
            <text:p>ད་རེས་ཉིམ་ཤརཝ་མས།</text:p>
          </table:table-cell>
          <table:table-cell table:number-columns-repeated="252"/>
        </table:table-row>
        <table:table-row table:style-name="ro1">
          <table:table-cell office:value-type="string">
            <text:p>ཤལ།</text:p>
          </table:table-cell>
          <table:table-cell office:value-type="string">
            <text:p>/shel/</text:p>
          </table:table-cell>
          <table:table-cell office:value-type="string">
            <text:p>(མིང་)</text:p>
          </table:table-cell>
          <table:table-cell office:value-type="string">
            <text:p>༡ཤལ་མ་རིའི་སྡོང་པོ་ཟེར་ཚ་དམྱལ་བརྒྱད་ཀྱི་ཉེ་འཁོར་ནང་ཚན་ཅིག་དང༌།༢ཕྱེངམ་ཚུ་གཅིག་ཁར་བརྒྱུ་བརྒྱུ་བའི་ཤལ།བྱུ་རུ་ཤལ།ཕྱུར་སྒོར་ཤལ་ཚུ།</text:p>
          </table:table-cell>
          <table:table-cell table:number-columns-repeated="252"/>
        </table:table-row>
        <table:table-row table:style-name="ro1">
          <table:table-cell office:value-type="string">
            <text:p>ཤལ་སྐོར།</text:p>
          </table:table-cell>
          <table:table-cell office:value-type="string">
            <text:p>/shel kor/</text:p>
          </table:table-cell>
          <table:table-cell office:value-type="string">
            <text:p>(མིང་)</text:p>
          </table:table-cell>
          <table:table-cell office:value-type="string">
            <text:p>རྒྱུ་རུ་ཤལ་སྒོར་ཅིགཕྱུར་སྐོར་ཤལ་སྐོར་ཅིག་བཟུམ་འཕྱེངམ་བཟུམ་བརྒྱུ་བརྒྱུཔ།</text:p>
          </table:table-cell>
          <table:table-cell table:number-columns-repeated="252"/>
        </table:table-row>
        <table:table-row table:style-name="ro1">
          <table:table-cell office:value-type="string">
            <text:p>ཤས།</text:p>
          </table:table-cell>
          <table:table-cell office:value-type="string">
            <text:p>/she/</text:p>
          </table:table-cell>
          <table:table-cell office:value-type="string">
            <text:p>(མིང་)</text:p>
          </table:table-cell>
          <table:table-cell office:value-type="string">
            <text:p>༡ཁ་ཤས་ཟེར་མི་དག་པ་ཅིག༢ཆ་ཤས་ཟེར་མི་རང་ལ་དགོས་པའི་ཡོན་ཏན་འདི།།ཉི་མ་རེ་ལ་ཚིག་རེ་བཟུང༌།།ཆ་ཤས་བསགས་པར་འགྱུར་པ་ན།།ཟླ་བ་ཡར་ངོ་བཞིན་དུ་འཕེལ།།ཟེར་གསུངས་དོ་བཟུམ་ཆ་ཕྲན་རེའི་མིང༌།༣སྐྱོ་ཤས་ཟེར་བ་ཅིན་སྐྱོ་བ་ཤུགས་ཆེ་སུ་སྐྱེ་བའི་དོན།གཞན་ཡང་སེར་སྣ་ཤས་ཆེ་བས་ང་རྒྱལ་ཤས་ཆེ་བས་ཟེར་མི་ཚུ་ཤུགས་ཆེ་བས་ཟེར་བའི་དོན་ཚུ་ལུ་འཇུག༤ཤ་ཡིས་ཟེར་བྱེད་སྒྲ་སྦྱར་བ།</text:p>
          </table:table-cell>
          <table:table-cell table:number-columns-repeated="252"/>
        </table:table-row>
        <table:table-row table:style-name="ro1">
          <table:table-cell office:value-type="string">
            <text:p>ཤི</text:p>
          </table:table-cell>
          <table:table-cell office:value-type="string">
            <text:p>/shi/</text:p>
          </table:table-cell>
          <table:table-cell office:value-type="string">
            <text:p>(མིང་)</text:p>
          </table:table-cell>
          <table:table-cell office:value-type="string">
            <text:p>༡མི་ཤི་ཟེརན་རྣམ་ཤེས་དང་ལུས་གཉིས་སོ་སོར་ཁ་འབྱལ་སོང་བའི་དོན།༢ཤིང་སྐམ་སྟེ་ཤི་ནི།༣སེམས་ཤི་ཟེར་སེམས་ཕམ་པའི་དོན།༤མཇེ་ཤི་ཟེརན་ངར་ཆག་པའི་དོན་ཚུ་ལུ་འཇུག།</text:p>
          </table:table-cell>
          <table:table-cell table:number-columns-repeated="252"/>
        </table:table-row>
        <table:table-row table:style-name="ro1">
          <table:table-cell office:value-type="string">
            <text:p>ཤི་ཀི</text:p>
          </table:table-cell>
          <table:table-cell office:value-type="string">
            <text:p>/shi ki/</text:p>
          </table:table-cell>
          <table:table-cell office:value-type="string">
            <text:p>(མིང་)</text:p>
          </table:table-cell>
          <table:table-cell office:value-type="string">
            <text:p>ཕྱེད་ཀྲམ་ཁལ་གཅིག་དང་ལྔ་ལུ་ཤི་ཀི་གཅིག་ཤི་ཀི་གཉིས་ལུ་ཐ་ལ་གཅིག་ཐ་ལ་གཉིས་ལུ་ཏི་རུ་གཅིག་ཟེར་བརྩིཝ་ཨིན།</text:p>
          </table:table-cell>
          <table:table-cell table:number-columns-repeated="252"/>
        </table:table-row>
        <table:table-row table:style-name="ro1">
          <table:table-cell office:value-type="string">
            <text:p>ཤི་རྐྱེན།</text:p>
          </table:table-cell>
          <table:table-cell office:value-type="string">
            <text:p>/shi ken/</text:p>
          </table:table-cell>
          <table:table-cell office:value-type="string">
            <text:p>(མིང་)</text:p>
          </table:table-cell>
          <table:table-cell office:value-type="string">
            <text:p>མི་ཤི་དགོ་པའི་རྒྱུ་མཚན།</text:p>
          </table:table-cell>
          <table:table-cell table:number-columns-repeated="252"/>
        </table:table-row>
        <table:table-row table:style-name="ro1">
          <table:table-cell office:value-type="string">
            <text:p>ཤི་ཆད།</text:p>
          </table:table-cell>
          <table:table-cell office:value-type="string">
            <text:p>/shi che/</text:p>
          </table:table-cell>
          <table:table-cell office:value-type="string">
            <text:p>(མིང་)</text:p>
          </table:table-cell>
          <table:table-cell office:value-type="string">
            <text:p>༡མི་དང་ནོར་སེམས་ཅན་ལུ་ཤི་ཁ་འབབ་ནི།ཤི་རྐྱེན་དང་ཅོག་འཐད།</text:p>
          </table:table-cell>
          <table:table-cell table:number-columns-repeated="252"/>
        </table:table-row>
        <table:table-row table:style-name="ro1">
          <table:table-cell office:value-type="string">
            <text:p>ཤི་ཆོག་ཆོག</text:p>
          </table:table-cell>
          <table:table-cell office:value-type="string">
            <text:p>/shi chog cho/</text:p>
          </table:table-cell>
          <table:table-cell office:value-type="string">
            <text:p>(མིང་ཁྱད་)</text:p>
          </table:table-cell>
          <table:table-cell office:value-type="string">
            <text:p>མགྱོགས་པ་རང་ཤི་ནི་གི་དུམ་ཁར་ལྷོད་མི།</text:p>
          </table:table-cell>
          <table:table-cell table:number-columns-repeated="252"/>
        </table:table-row>
        <table:table-row table:style-name="ro1">
          <table:table-cell office:value-type="string">
            <text:p>ཤི་ཉལ་རོ་ཉལ།</text:p>
          </table:table-cell>
          <table:table-cell office:value-type="string">
            <text:p>/shi nel ro nel</text:p>
          </table:table-cell>
          <table:table-cell office:value-type="string">
            <text:p>(མིང་ཁྱད་)</text:p>
          </table:table-cell>
          <table:table-cell office:value-type="string">
            <text:p>ཤི་ཤི་བའི་རོ་བཟུམ་ཉལ་ཞིནམ་ལས་སྤར་ནི་རང་མེ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ཤི་ནི་མེདཔ།</text:p>
          </table:table-cell>
          <table:table-cell office:value-type="string">
            <text:p>/shi ni mep/</text:p>
          </table:table-cell>
          <table:table-cell office:value-type="string">
            <text:p>(མིང་ཁྱད་)</text:p>
          </table:table-cell>
          <table:table-cell office:value-type="string">
            <text:p>ཚེ་རིངམ་འབད་སྡོད་མི།རྟག་པར་རྒྱུན་དུ་སྡོད་མི།</text:p>
          </table:table-cell>
          <table:table-cell table:number-columns-repeated="252"/>
        </table:table-row>
        <table:table-row table:style-name="ro1">
          <table:table-cell office:value-type="string">
            <text:p>ཤི་མ་ཤི</text:p>
          </table:table-cell>
          <table:table-cell office:value-type="string">
            <text:p>/shi ma shi/</text:p>
          </table:table-cell>
          <table:table-cell office:value-type="string">
            <text:p>(མིང་ཁྱད་)</text:p>
          </table:table-cell>
          <table:table-cell office:value-type="string">
            <text:p>༡ཤི་མ་ཤི་བལྟ་བུང་ཆད་མ་ཆད་བལྟ་ཟེར་བའི་དོན།༢ཤི་མ་ཤི་ཅིག་ཨིན་མས་ཟེར་བ་ཅིན་ཕྱེད་ཤི་ཀོ་ཤི་ཅིག་ལུ་ལྷོད་པའི་དོན།ཤི་མ་ཤི་མི་ཤེས་པས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ི་མི་ཤི</text:p>
          </table:table-cell>
          <table:table-cell office:value-type="string">
            <text:p>/shi mi shi/</text:p>
          </table:table-cell>
          <table:table-cell office:value-type="string">
            <text:p>(མིང་)</text:p>
          </table:table-cell>
          <table:table-cell office:value-type="string">
            <text:p>ཤི་ནི་ཨིན་ན་མེན་ན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ཤི་སྨན།</text:p>
          </table:table-cell>
          <table:table-cell office:value-type="string">
            <text:p>/shi men/</text:p>
          </table:table-cell>
          <table:table-cell office:value-type="string">
            <text:p>(མིང་)</text:p>
          </table:table-cell>
          <table:table-cell office:value-type="string">
            <text:p>དྲན་མེད་བརྒྱལ་ནི་གི་སྨན།ཤི་ནི་གི་རྫས་འདི་སྨན་མིན་པར་དུག་ཨིན་རུང་ལོག་ནི་མེད་པར་ཤི་བཅུག་ནི་མིན་པའི་གཤག་བཅོས་ཚུ་གི་དོན་ལུ་དུས་ཡུན་གང་འཚམས་ཅིག་དྲན་མེད་བཟོ་ནི་གི་སྨན་རྫས་ལུ་ཤི་སྨན་ཟེར་སླབ་རུང་སླབ་ཆོག།</text:p>
          </table:table-cell>
          <table:table-cell table:number-columns-repeated="252"/>
        </table:table-row>
        <table:table-row table:style-name="ro1">
          <table:table-cell office:value-type="string">
            <text:p>ཤི་ཚད།</text:p>
          </table:table-cell>
          <table:table-cell office:value-type="string">
            <text:p>/shi tshe/</text:p>
          </table:table-cell>
          <table:table-cell office:value-type="string">
            <text:p>(མིང་)</text:p>
          </table:table-cell>
          <table:table-cell office:value-type="string">
            <text:p>མི་ཤི་བའི་གྲངས་ཚད།</text:p>
          </table:table-cell>
          <table:table-cell table:number-columns-repeated="252"/>
        </table:table-row>
        <table:table-row table:style-name="ro1">
          <table:table-cell office:value-type="string">
            <text:p>ཤི་འཛིང༌།</text:p>
          </table:table-cell>
          <table:table-cell office:value-type="string">
            <text:p>/shi dzing/</text:p>
          </table:table-cell>
          <table:table-cell office:value-type="string">
            <text:p>(མིང་)</text:p>
          </table:table-cell>
          <table:table-cell office:value-type="string">
            <text:p>ཤི་ཤི་རང་འཛིང་ནི།མ་ཤི་ཙམ་ཅིག་ལུ་འཛིང་ནི།</text:p>
          </table:table-cell>
          <table:table-cell table:number-columns-repeated="252"/>
        </table:table-row>
        <table:table-row table:style-name="ro1">
          <table:table-cell office:value-type="string">
            <text:p>ཤི་རོ།</text:p>
          </table:table-cell>
          <table:table-cell office:value-type="string">
            <text:p>/shi ro/</text:p>
          </table:table-cell>
          <table:table-cell office:value-type="string">
            <text:p>(མིང་)</text:p>
          </table:table-cell>
          <table:table-cell office:value-type="string">
            <text:p>རྟ་ཤི་བའི་རོ་མི་ཤི་བའི་རོ་ཚུ།</text:p>
          </table:table-cell>
          <table:table-cell table:number-columns-repeated="252"/>
        </table:table-row>
        <table:table-row table:style-name="ro1">
          <table:table-cell office:value-type="string">
            <text:p>ཤི་ཤ</text:p>
          </table:table-cell>
          <table:table-cell office:value-type="string">
            <text:p>/shi sha/</text:p>
          </table:table-cell>
          <table:table-cell office:value-type="string">
            <text:p>(མིང་ཁྱད་)</text:p>
          </table:table-cell>
          <table:table-cell office:value-type="string">
            <text:p>རང་བཞིན་གྱིས་ཤི་བའི་ཤ།</text:p>
          </table:table-cell>
          <table:table-cell table:number-columns-repeated="252"/>
        </table:table-row>
        <table:table-row table:style-name="ro1">
          <table:table-cell office:value-type="string">
            <text:p>ཤི་ཤིཝ།</text:p>
          </table:table-cell>
          <table:table-cell office:value-type="string">
            <text:p>/shi shiu/</text:p>
          </table:table-cell>
          <table:table-cell office:value-type="string">
            <text:p>(མིང་ཁྱད་)</text:p>
          </table:table-cell>
          <table:table-cell office:value-type="string">
            <text:p>ཤི་ཚར་བའི་རོ་དང་དངོས་པོ།</text:p>
          </table:table-cell>
          <table:table-cell table:number-columns-repeated="252"/>
        </table:table-row>
        <table:table-row table:style-name="ro1">
          <table:table-cell office:value-type="string">
            <text:p>ཤི་ས།</text:p>
          </table:table-cell>
          <table:table-cell office:value-type="string">
            <text:p>/shi sa/</text:p>
          </table:table-cell>
          <table:table-cell office:value-type="string">
            <text:p>(མིང་)</text:p>
          </table:table-cell>
          <table:table-cell office:value-type="string">
            <text:p>ཤི་བའི་ས་ཆ།ན་ས་ཤི་ས་དུར་ས་ཟེར་བ་ཅིན་འབྱུང་རྩིས་ཀྱི་ནང་ལས་དར་རྒུད་བཅུ་གཉིས་བརྩི་ཚུལ་གྱི་ཐ་སྙད་ཅིག།</text:p>
          </table:table-cell>
          <table:table-cell table:number-columns-repeated="252"/>
        </table:table-row>
        <table:table-row table:style-name="ro1">
          <table:table-cell office:value-type="string">
            <text:p>ཤིག་</text:p>
          </table:table-cell>
          <table:table-cell office:value-type="string">
            <text:p>/shig/</text:p>
          </table:table-cell>
          <table:table-cell office:value-type="string">
            <text:p>(མིང་)</text:p>
          </table:table-cell>
          <table:table-cell office:value-type="string">
            <text:p>༡གཟུགས་ཁར་བཏགས་པའི་ཤིག་དང་༢ཤིང་བཙུགས་ཤིག་ཟེར་བསྐུལ་ཚིག་གི་ཚིག་གྲོགས་ལུ་འཇུག་འོང༌།</text:p>
          </table:table-cell>
          <table:table-cell table:number-columns-repeated="252"/>
        </table:table-row>
        <table:table-row table:style-name="ro1">
          <table:table-cell office:value-type="string">
            <text:p>ཤིག་བཏགས།</text:p>
          </table:table-cell>
          <table:table-cell office:value-type="string">
            <text:p>/shi ta/</text:p>
          </table:table-cell>
          <table:table-cell office:value-type="string">
            <text:p>(མིང་)</text:p>
          </table:table-cell>
          <table:table-cell office:value-type="string">
            <text:p>གཟུགས་ཁ་ལུ་ཤིག་སྐྱེ་ནི།</text:p>
          </table:table-cell>
          <table:table-cell table:number-columns-repeated="252"/>
        </table:table-row>
        <table:table-row table:style-name="ro1">
          <table:table-cell office:value-type="string">
            <text:p>ཤིག་ཤིག</text:p>
          </table:table-cell>
          <table:table-cell office:value-type="string">
            <text:p>/shi shi</text:p>
          </table:table-cell>
          <table:table-cell office:value-type="string">
            <text:p>(མིང་)</text:p>
          </table:table-cell>
          <table:table-cell office:value-type="string">
            <text:p>ཚིག་རྒྱན་ཅིགགཡག་གི་མཇུག་མ་ཕོད་རྡོག་ཤིག་ཤིགགདོང་འཛུམ་མདངས་ཤིག་ཤིག༣སེམས་ལྷོད་ཤིག་ཤིག།</text:p>
          </table:table-cell>
          <table:table-cell table:number-columns-repeated="252"/>
        </table:table-row>
        <table:table-row table:style-name="ro1">
          <table:table-cell office:value-type="string">
            <text:p>ཤིང༌།</text:p>
          </table:table-cell>
          <table:table-cell office:value-type="string">
            <text:p>/shing/</text:p>
          </table:table-cell>
          <table:table-cell office:value-type="string">
            <text:p>(མིང་)</text:p>
          </table:table-cell>
          <table:table-cell office:value-type="string">
            <text:p>ས་ལས་སྐྱེས་པའི་ཤིང་སྤྱིར་བཏང་གི་མིང་སྟོང་ཕུ་ཤིང་སྦྱིས་ཤིང་དཀར་ཤིང་བ་ཤིང་གདུང་ཤིང་ཚུ།</text:p>
          </table:table-cell>
          <table:table-cell table:number-columns-repeated="252"/>
        </table:table-row>
        <table:table-row table:style-name="ro1">
          <table:table-cell office:value-type="string">
            <text:p>ཤིང་ཀྲོ།</text:p>
          </table:table-cell>
          <table:table-cell office:value-type="string">
            <text:p>/shing tro/</text:p>
          </table:table-cell>
          <table:table-cell office:value-type="string">
            <text:p>(མིང་)</text:p>
          </table:table-cell>
          <table:table-cell office:value-type="string">
            <text:p>ཕོརཔ་བཤམ་སྟེ་འབག་ནིའི་ཧོད།</text:p>
          </table:table-cell>
          <table:table-cell table:number-columns-repeated="252"/>
        </table:table-row>
        <table:table-row table:style-name="ro1">
          <table:table-cell office:value-type="string">
            <text:p>ཤིང་སྐམ།</text:p>
          </table:table-cell>
          <table:table-cell office:value-type="string">
            <text:p>/shing kam/</text:p>
          </table:table-cell>
          <table:table-cell office:value-type="string">
            <text:p>(མིང་ཁྱད་)</text:p>
          </table:table-cell>
          <table:table-cell office:value-type="string">
            <text:p>ཤིང་ཤི་སྟེ་སྐམ་ཀྲོག་ཀྲོ་ཐལ་ཐལཝ།ཐབ་ཤིང་སྐམ་ལས་མ་གཏོགས་རློནམ་ལས་འཐུ་མི་ཆོ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ིང་ཁུ།</text:p>
          </table:table-cell>
          <table:table-cell office:value-type="string">
            <text:p>/shing khu/</text:p>
          </table:table-cell>
          <table:table-cell office:value-type="string">
            <text:p>(མིང་)</text:p>
          </table:table-cell>
          <table:table-cell office:value-type="string">
            <text:p>ཤིང་ལས་ཐེན་པའི་རྩི་དང་མར་ཁུ་ཚུ།</text:p>
          </table:table-cell>
          <table:table-cell table:number-columns-repeated="252"/>
        </table:table-row>
        <table:table-row table:style-name="ro1">
          <table:table-cell office:value-type="string">
            <text:p>ཤིང་ཁ་རྡོག</text:p>
          </table:table-cell>
          <table:table-cell office:value-type="string">
            <text:p>/shing kha do</text:p>
          </table:table-cell>
          <table:table-cell office:value-type="string">
            <text:p>(མིང་)</text:p>
          </table:table-cell>
          <table:table-cell office:value-type="string">
            <text:p>ཐབ་ནང་བཙུགས་ནིའི་ཤིང་གི་མགལཔ།</text:p>
          </table:table-cell>
          <table:table-cell table:number-columns-repeated="252"/>
        </table:table-row>
        <table:table-row table:style-name="ro1">
          <table:table-cell office:value-type="string">
            <text:p>ཤིང་ཁུར།</text:p>
          </table:table-cell>
          <table:table-cell office:value-type="string">
            <text:p>/shing khur/</text:p>
          </table:table-cell>
          <table:table-cell office:value-type="string">
            <text:p>(མིང་)</text:p>
          </table:table-cell>
          <table:table-cell office:value-type="string">
            <text:p>ཐབ་ཤིང་གི་དོན་ལུ་མི་ཅིག་གིས་འབག་ཐེག་ཚད་ཅིག་ལུ་ཤིང་ཁུར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ཤིང་ཁྲལ།</text:p>
          </table:table-cell>
          <table:table-cell office:value-type="string">
            <text:p>/shing threl/</text:p>
          </table:table-cell>
          <table:table-cell office:value-type="string">
            <text:p>(མིང་)</text:p>
          </table:table-cell>
          <table:table-cell office:value-type="string">
            <text:p>ཤིང་བཙོང་བའི་ཁྲལ།</text:p>
          </table:table-cell>
          <table:table-cell table:number-columns-repeated="252"/>
        </table:table-row>
        <table:table-row table:style-name="ro1">
          <table:table-cell office:value-type="string">
            <text:p>ཤིང་ཁྲི།</text:p>
          </table:table-cell>
          <table:table-cell office:value-type="string">
            <text:p>/shing thri/</text:p>
          </table:table-cell>
          <table:table-cell office:value-type="string">
            <text:p>(མིང་)</text:p>
          </table:table-cell>
          <table:table-cell office:value-type="string">
            <text:p>༡ཤིང་གིས་བཟོ་བའི་ཁྲི།༢ལྷོ་ཤིང་ཁྲི་རྒྱལ་པོ་ཟེར་གེ་སར་རྒྱལ་པོའི་བྱང་ཕྱད།</text:p>
          </table:table-cell>
          <table:table-cell table:number-columns-repeated="252"/>
        </table:table-row>
        <table:table-row table:style-name="ro1">
          <table:table-cell office:value-type="string">
            <text:p>ཤིང་གི་ཁོང་སྙིང༌།</text:p>
          </table:table-cell>
          <table:table-cell office:value-type="string">
            <text:p>/shing gi khong nying/</text:p>
          </table:table-cell>
          <table:table-cell office:value-type="string">
            <text:p>(མིང་)</text:p>
          </table:table-cell>
          <table:table-cell office:value-type="string">
            <text:p>ཤིང་གི་སྦུགས་ན་ཡོད་མི་ཁོང་ཤིང༌།</text:p>
          </table:table-cell>
          <table:table-cell table:number-columns-repeated="252"/>
        </table:table-row>
        <table:table-row table:style-name="ro1">
          <table:table-cell office:value-type="string">
            <text:p>ཤིང་གི་གཞོག་ཀོ</text:p>
          </table:table-cell>
          <table:table-cell office:value-type="string">
            <text:p>/shing gi zhog ko/</text:p>
          </table:table-cell>
          <table:table-cell office:value-type="string">
            <text:p>(མིང་)</text:p>
          </table:table-cell>
          <table:table-cell office:value-type="string">
            <text:p>ཤིང་སྟ་རེས་ཀྱིས་གཞོགས་པའི་དྲ་དུམ་ཆུང་ཀུ་ལུ་སྟ་ཁམ་དང་གཞོག་ཀོ་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ཤིང་གི་ར་ཕྱི།</text:p>
          </table:table-cell>
          <table:table-cell office:value-type="string">
            <text:p>/shing gi ra chi/</text:p>
          </table:table-cell>
          <table:table-cell office:value-type="string">
            <text:p>(མིང་)</text:p>
          </table:table-cell>
          <table:table-cell office:value-type="string">
            <text:p>ཤིང་གི་ར་ཏོག་རྩ་ཚུ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ཤིང་གི་ལྷ་མོ།</text:p>
          </table:table-cell>
          <table:table-cell office:value-type="string">
            <text:p>/shing gi lhha mo/</text:p>
          </table:table-cell>
          <table:table-cell office:value-type="string">
            <text:p>(མིང་)</text:p>
          </table:table-cell>
          <table:table-cell office:value-type="string">
            <text:p>ས་ལུ་སའི་ལྷ་མོ་ཆུ་ལུ་ཆུའི་ལྷ་མོ་ཤིང་ལུ་ཤིང་གི་ལྷ་མོ་ཟེར་མི་ཚུ་དཀར་ཕྱོགས་སྐྱོང་བའི་ལྷའི་རིགས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ཤིང་འགྱེལ་ཏ།</text:p>
          </table:table-cell>
          <table:table-cell office:value-type="string">
            <text:p>/shing gel ta/</text:p>
          </table:table-cell>
          <table:table-cell office:value-type="string">
            <text:p>(མིང་)</text:p>
          </table:table-cell>
          <table:table-cell office:value-type="string">
            <text:p>བྱི་བའི་རིགས་ལས་ཏོར་ཏོ་ལ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ཤིང་སྒམ།</text:p>
          </table:table-cell>
          <table:table-cell office:value-type="string">
            <text:p>/shing gam/</text:p>
          </table:table-cell>
          <table:table-cell office:value-type="string">
            <text:p>(མིང་)</text:p>
          </table:table-cell>
          <table:table-cell office:value-type="string">
            <text:p>ཤིང་སྒྲོ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ིང་སྒྲོམ།</text:p>
          </table:table-cell>
          <table:table-cell office:value-type="string">
            <text:p>/shing drom/</text:p>
          </table:table-cell>
          <table:table-cell office:value-type="string">
            <text:p>(མིང་)</text:p>
          </table:table-cell>
          <table:table-cell office:value-type="string">
            <text:p>ཨེན་ཏ་གིས་བསྒྲིགས་པའི་སྒྲོམ།</text:p>
          </table:table-cell>
          <table:table-cell table:number-columns-repeated="252"/>
        </table:table-row>
        <table:table-row table:style-name="ro1">
          <table:table-cell office:value-type="string">
            <text:p>ཤིང་ང་དཔུང་བཅད།</text:p>
          </table:table-cell>
          <table:table-cell office:value-type="string">
            <text:p>/shing nga pung ce/</text:p>
          </table:table-cell>
          <table:table-cell office:value-type="string">
            <text:p>(མིང་)</text:p>
          </table:table-cell>
          <table:table-cell office:value-type="string">
            <text:p>ཨ་ཎེམོ་ཚུ་གི་ཨོམ་སྦ་ནི་གི་སྟོད་གོ་ཕུ་དུང་མེད་མི་ཅིག།</text:p>
          </table:table-cell>
          <table:table-cell table:number-columns-repeated="252"/>
        </table:table-row>
        <table:table-row table:style-name="ro1">
          <table:table-cell office:value-type="string">
            <text:p>ཤིང་ཆ།</text:p>
          </table:table-cell>
          <table:table-cell office:value-type="string">
            <text:p>/shing cha/</text:p>
          </table:table-cell>
          <table:table-cell office:value-type="string">
            <text:p>(མིང་)</text:p>
          </table:table-cell>
          <table:table-cell office:value-type="string">
            <text:p>ཁྱིམ་བརྐྱབ་ནི་གི་ཤིང་ཆ།</text:p>
          </table:table-cell>
          <table:table-cell table:number-columns-repeated="252"/>
        </table:table-row>
        <table:table-row table:style-name="ro1">
          <table:table-cell office:value-type="string">
            <text:p>ཤིང་ཆང་ཆུང༌།</text:p>
          </table:table-cell>
          <table:table-cell office:value-type="string">
            <text:p>/shing chang chung/</text:p>
          </table:table-cell>
          <table:table-cell office:value-type="string">
            <text:p>(མིང་ཁྱད་)</text:p>
          </table:table-cell>
          <table:table-cell office:value-type="string">
            <text:p>ཤིང་སྡོང་སྦོམ་མ་སོང་བའི་ཤིང་ཆུང་ཀུ།</text:p>
          </table:table-cell>
          <table:table-cell table:number-columns-repeated="252"/>
        </table:table-row>
        <table:table-row table:style-name="ro1">
          <table:table-cell office:value-type="string">
            <text:p>ཤིང་ཆས།</text:p>
          </table:table-cell>
          <table:table-cell office:value-type="string">
            <text:p>/shing che/</text:p>
          </table:table-cell>
          <table:table-cell office:value-type="string">
            <text:p>(མིང་)</text:p>
          </table:table-cell>
          <table:table-cell office:value-type="string">
            <text:p>ཤིང་ཆ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ིང་ཇ།</text:p>
          </table:table-cell>
          <table:table-cell office:value-type="string">
            <text:p>/shing ja/</text:p>
          </table:table-cell>
          <table:table-cell office:value-type="string">
            <text:p>(མིང་)</text:p>
          </table:table-cell>
          <table:table-cell office:value-type="string">
            <text:p>ཏེབ་སི་ཤིང་གི་འདབ་མ་ལ་སོགས་པ་ཐལ་ཁུ་ནང་བཙོ་སྟེ་ཇ་ཨམ་བཟོ་མི་ལུ་ཤིང་ཇ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ཤིང་གཉེར།</text:p>
          </table:table-cell>
          <table:table-cell office:value-type="string">
            <text:p>/shing nyer/</text:p>
          </table:table-cell>
          <table:table-cell office:value-type="string">
            <text:p>(མིང་)</text:p>
          </table:table-cell>
          <table:table-cell office:value-type="string">
            <text:p>ཐབ་ཤིང་བདག་འཛིན་འབད་མི།ཐབ་ཤིང་སྤྲོད་ལེན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ཤིང་ཏོག</text:p>
          </table:table-cell>
          <table:table-cell office:value-type="string">
            <text:p>/shing tog</text:p>
          </table:table-cell>
          <table:table-cell office:value-type="string">
            <text:p>(བྱ་ཚིག་)</text:p>
          </table:table-cell>
          <table:table-cell office:value-type="string">
            <text:p>ཚལ་ལུ་དང་གླི་ཁམ་བུ་རྒུན་འབྲུམ་ངང་ལག་ཨ་འབྲས་ལ་སོགས་པ་ཤིང་ལུ་བཏགས་པའི་འབྲས་བུ་ཚུ་ལུ་ཤིང་ཏོག་དང་ཤིང་འབྲས་ཟེར་ཡང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ཤིང་བཏོག</text:p>
          </table:table-cell>
          <table:table-cell office:value-type="string">
            <text:p>/shing to/</text:p>
          </table:table-cell>
          <table:table-cell office:value-type="string">
            <text:p>(མིང་)</text:p>
          </table:table-cell>
          <table:table-cell office:value-type="string">
            <text:p>ཤིང་སྡོང་ཚུ་དུམ་བཏོག་ནི།</text:p>
          </table:table-cell>
          <table:table-cell table:number-columns-repeated="252"/>
        </table:table-row>
        <table:table-row table:style-name="ro1">
          <table:table-cell office:value-type="string">
            <text:p>ཤིང་རྟ།</text:p>
          </table:table-cell>
          <table:table-cell office:value-type="string">
            <text:p>/shing ta/</text:p>
          </table:table-cell>
          <table:table-cell office:value-type="string">
            <text:p>(མིང་)</text:p>
          </table:table-cell>
          <table:table-cell office:value-type="string">
            <text:p>ཤིང་རྟ་འཁོར་ལོ་ཟེར་མི་ཧེ་མ་འཕྲུལ་ཆས་ཀྱི་རིགས་མེད་པའི་སྐབས་ལུ་ཁུར་ཆ་འབག་མི་དང་མི་བཞོན་ནི་ཤིང་གི་འཁོར་ལོ་རྟ་གིས་འཐེན་མི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ཤིང་རྟ་འཁོར་ལོ།</text:p>
          </table:table-cell>
          <table:table-cell office:value-type="string">
            <text:p>/shing ta khor lo/</text:p>
          </table:table-cell>
          <table:table-cell office:value-type="string">
            <text:p>(མིང་)</text:p>
          </table:table-cell>
          <table:table-cell office:value-type="string">
            <text:p>ཤིང་རྟ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ིང་སྟག</text:p>
          </table:table-cell>
          <table:table-cell office:value-type="string">
            <text:p>/shing tag/</text:p>
          </table:table-cell>
          <table:table-cell office:value-type="string">
            <text:p>(མིང་)</text:p>
          </table:table-cell>
          <table:table-cell office:value-type="string">
            <text:p>ཤིང་ཕོ་སྟག་གི་ལོ།ལོ་རྒན་དྲུག་ཅུའི་ནང་གསེས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ིང་ཐག་ཚད།</text:p>
          </table:table-cell>
          <table:table-cell office:value-type="string">
            <text:p>/shing thag tshe/</text:p>
          </table:table-cell>
          <table:table-cell office:value-type="string">
            <text:p>(མིང་)</text:p>
          </table:table-cell>
          <table:table-cell office:value-type="string">
            <text:p>ཐབ་ཤིང་ཆག་པ་གི་ཚད།</text:p>
          </table:table-cell>
          <table:table-cell table:number-columns-repeated="252"/>
        </table:table-row>
        <table:table-row table:style-name="ro1">
          <table:table-cell office:value-type="string">
            <text:p>ཤིང་ཐོག</text:p>
          </table:table-cell>
          <table:table-cell office:value-type="string">
            <text:p>/shing tho/</text:p>
          </table:table-cell>
          <table:table-cell office:value-type="string">
            <text:p>(མིང་)</text:p>
          </table:table-cell>
          <table:table-cell office:value-type="string">
            <text:p>ཤིང་ཏོ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ིང་འཐུ་ནི།</text:p>
          </table:table-cell>
          <table:table-cell office:value-type="string">
            <text:p>/shing thu ni/</text:p>
          </table:table-cell>
          <table:table-cell office:value-type="string">
            <text:p>(བྱ་ཚིག་)</text:p>
          </table:table-cell>
          <table:table-cell office:value-type="string">
            <text:p>ཐབ་ཤིང་སྒྱོམ་ནི།</text:p>
          </table:table-cell>
          <table:table-cell table:number-columns-repeated="252"/>
        </table:table-row>
        <table:table-row table:style-name="ro1">
          <table:table-cell office:value-type="string">
            <text:p>ཤིང་དུམ།</text:p>
          </table:table-cell>
          <table:table-cell office:value-type="string">
            <text:p>/shing dum/</text:p>
          </table:table-cell>
          <table:table-cell office:value-type="string">
            <text:p>(མིང་)ཤིང་མགུ་ཏོ་དང་རྩ་བ་བཏོགས་བཏང་བའི་བར་ན་སྐོརམ།ཤིང་དུམ་བཏོག་ནི།ཤིང་དུམ་བཅད་ནི།</text:p>
          </table:table-cell>
          <table:table-cell table:number-columns-repeated="253"/>
        </table:table-row>
        <table:table-row table:style-name="ro1">
          <table:table-cell office:value-type="string">
            <text:p>ཤིང་རྡོབ།</text:p>
          </table:table-cell>
          <table:table-cell office:value-type="string">
            <text:p>/shing dob/</text:p>
          </table:table-cell>
          <table:table-cell office:value-type="string">
            <text:p>(མིང་)</text:p>
          </table:table-cell>
          <table:table-cell office:value-type="string">
            <text:p>ཤིང་པང་སོ་མང་བསྒྲིགས་ཏེ་དང་ཡངན་ནང་རྫས་བཏོན་བཏང་སྟེ་བཟོ་བཟོ་བའི་ཤིང་གི་རྡོབ།ཆུ་དང་ཨོམ་ཚུ་འདེགས་ནིའི་ཧོད།</text:p>
          </table:table-cell>
          <table:table-cell table:number-columns-repeated="252"/>
        </table:table-row>
        <table:table-row table:style-name="ro1">
          <table:table-cell office:value-type="string">
            <text:p>ཤིང་དྲ་འཕྲུལ་ཁང༌།</text:p>
          </table:table-cell>
          <table:table-cell office:value-type="string">
            <text:p>/shing dra thruel khang/</text:p>
          </table:table-cell>
          <table:table-cell office:value-type="string">
            <text:p>(མིང་)</text:p>
          </table:table-cell>
          <table:table-cell office:value-type="string">
            <text:p>འཕྲུལ་གྱིས་ཤིང་དྲ་སའི་བཟོ་གྲྭ།</text:p>
          </table:table-cell>
          <table:table-cell table:number-columns-repeated="252"/>
        </table:table-row>
        <table:table-row table:style-name="ro1">
          <table:table-cell office:value-type="string">
            <text:p>ཤིང་སྡོང༌།</text:p>
          </table:table-cell>
          <table:table-cell office:value-type="string">
            <text:p>/shing dong/</text:p>
          </table:table-cell>
          <table:table-cell office:value-type="string">
            <text:p>(མིང་)</text:p>
          </table:table-cell>
          <table:table-cell office:value-type="string">
            <text:p>ཤིང་སྦོམ་སོང་སོངམ་གི་སྡོང་པོ།༢ཤིང་གི་དབུར་མ།</text:p>
          </table:table-cell>
          <table:table-cell table:number-columns-repeated="252"/>
        </table:table-row>
        <table:table-row table:style-name="ro1">
          <table:table-cell office:value-type="string">
            <text:p>ཤིང་ནགས།</text:p>
          </table:table-cell>
          <table:table-cell office:value-type="string">
            <text:p>/shing nag/</text:p>
          </table:table-cell>
          <table:table-cell office:value-type="string">
            <text:p>(མིང་)</text:p>
          </table:table-cell>
          <table:table-cell office:value-type="string">
            <text:p>ཤིང་ལེ་ཤ་སྐྱེ་བའི་ནགས་ཚལ།</text:p>
          </table:table-cell>
          <table:table-cell table:number-columns-repeated="252"/>
        </table:table-row>
        <table:table-row table:style-name="ro1">
          <table:table-cell office:value-type="string">
            <text:p>ཤིང་སྣ།</text:p>
          </table:table-cell>
          <table:table-cell office:value-type="string">
            <text:p>/shing na/</text:p>
          </table:table-cell>
          <table:table-cell office:value-type="string">
            <text:p>(མིང་)</text:p>
          </table:table-cell>
          <table:table-cell office:value-type="string">
            <text:p>ཤིང་ག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ཤིང་པར།</text:p>
          </table:table-cell>
          <table:table-cell office:value-type="string">
            <text:p>/shing par/</text:p>
          </table:table-cell>
          <table:table-cell office:value-type="string">
            <text:p>(མིང་)</text:p>
          </table:table-cell>
          <table:table-cell office:value-type="string">
            <text:p>ཤིང་གུ་བརྐོ་བའི་དཔེ་ཆའི་པར།</text:p>
          </table:table-cell>
          <table:table-cell table:number-columns-repeated="252"/>
        </table:table-row>
        <table:table-row table:style-name="ro1">
          <table:table-cell office:value-type="string">
            <text:p>ཤིང་ལྤགས།</text:p>
          </table:table-cell>
          <table:table-cell office:value-type="string">
            <text:p>/shing pa/</text:p>
          </table:table-cell>
          <table:table-cell office:value-type="string">
            <text:p>(མིང་)</text:p>
          </table:table-cell>
          <table:table-cell office:value-type="string">
            <text:p>ཤིང་གི་པགས་ཀོ།</text:p>
          </table:table-cell>
          <table:table-cell table:number-columns-repeated="252"/>
        </table:table-row>
        <table:table-row table:style-name="ro1">
          <table:table-cell office:value-type="string">
            <text:p>ཤིང་ཕོ།</text:p>
          </table:table-cell>
          <table:table-cell office:value-type="string">
            <text:p>/shing pho/</text:p>
          </table:table-cell>
          <table:table-cell office:value-type="string">
            <text:p>(མིང་)</text:p>
          </table:table-cell>
          <table:table-cell office:value-type="string">
            <text:p>འབྱུང་བའི་ཁམས་ལྔ་ལུ་རེ་རེར་ཕོ་མོ་གཉིས་རེ་བརྩི་བའི་ཤིང་ཕོ།</text:p>
          </table:table-cell>
          <table:table-cell table:number-columns-repeated="252"/>
        </table:table-row>
        <table:table-row table:style-name="ro1">
          <table:table-cell office:value-type="string">
            <text:p>ཤིང་ཕོར།</text:p>
          </table:table-cell>
          <table:table-cell office:value-type="string">
            <text:p>/shing pho/</text:p>
          </table:table-cell>
          <table:table-cell office:value-type="string">
            <text:p>(མིང་)</text:p>
          </table:table-cell>
          <table:table-cell office:value-type="string">
            <text:p>ཤིང་གིས་བཟོ་བཟོ་བའི་ཕོརཔ།</text:p>
          </table:table-cell>
          <table:table-cell table:number-columns-repeated="252"/>
        </table:table-row>
        <table:table-row table:style-name="ro1">
          <table:table-cell office:value-type="string">
            <text:p>ཤིང་ཕྱེ།</text:p>
          </table:table-cell>
          <table:table-cell office:value-type="string">
            <text:p>/shing che/</text:p>
          </table:table-cell>
          <table:table-cell office:value-type="string">
            <text:p>(མིང་)</text:p>
          </table:table-cell>
          <table:table-cell office:value-type="string">
            <text:p>ཤིང་དྲཝ་ད་ཐོན་པའི་ཤིང་ཕྱེ།</text:p>
          </table:table-cell>
          <table:table-cell table:number-columns-repeated="252"/>
        </table:table-row>
        <table:table-row table:style-name="ro1">
          <table:table-cell office:value-type="string">
            <text:p>ཤིང་བྱང༌།</text:p>
          </table:table-cell>
          <table:table-cell office:value-type="string">
            <text:p>/shing jang/</text:p>
          </table:table-cell>
          <table:table-cell office:value-type="string">
            <text:p>(མིང་)</text:p>
          </table:table-cell>
          <table:table-cell office:value-type="string">
            <text:p>ལྟོ་བཅོས་རིམ་གྲོའི་སྐབས་ཤིང་ཆུང་ཀུའི་གུ་རི་མོ་རྒྱ་གྲམ་དང་མིང་ལ་སོགས་པ་བྲིས་པའི་ཁྲམ་ཤིང༌།</text:p>
          </table:table-cell>
          <table:table-cell table:number-columns-repeated="252"/>
        </table:table-row>
        <table:table-row table:style-name="ro1">
          <table:table-cell office:value-type="string">
            <text:p>ཤིང་བྱི།</text:p>
          </table:table-cell>
          <table:table-cell office:value-type="string">
            <text:p>/shing ji/</text:p>
          </table:table-cell>
          <table:table-cell office:value-type="string">
            <text:p>(མིང་)</text:p>
          </table:table-cell>
          <table:table-cell office:value-type="string">
            <text:p>ལོ་རྒན་དྲུག་ཅུའི་ནང་གསེས་ཤིང་ཕོ་བྱི་བ།</text:p>
          </table:table-cell>
          <table:table-cell table:number-columns-repeated="252"/>
        </table:table-row>
        <table:table-row table:style-name="ro1">
          <table:table-cell office:value-type="string">
            <text:p>ཤིང་འབྲས།</text:p>
          </table:table-cell>
          <table:table-cell office:value-type="string">
            <text:p>/shing dre/</text:p>
          </table:table-cell>
          <table:table-cell office:value-type="string">
            <text:p>(མིང་)</text:p>
          </table:table-cell>
          <table:table-cell office:value-type="string">
            <text:p>ཤིང་ལུ་བཏགས་པའི་འབྲས་བུ།ཤིང་གི་རྡོག་མ།</text:p>
          </table:table-cell>
          <table:table-cell table:number-columns-repeated="252"/>
        </table:table-row>
        <table:table-row table:style-name="ro1">
          <table:table-cell office:value-type="string">
            <text:p>ཤིང་འབྲས་ཁུ་བ།</text:p>
          </table:table-cell>
          <table:table-cell office:value-type="string">
            <text:p>/shing dre khu wa/</text:p>
          </table:table-cell>
          <table:table-cell office:value-type="string">
            <text:p>(མིང་)</text:p>
          </table:table-cell>
          <table:table-cell office:value-type="string">
            <text:p>ཤིང་འབྲས་བཙིར་ཏེ་བཏོན་པའི་ཁུ་བ།</text:p>
          </table:table-cell>
          <table:table-cell table:number-columns-repeated="252"/>
        </table:table-row>
        <table:table-row table:style-name="ro1">
          <table:table-cell office:value-type="string">
            <text:p>ཤིང་འབྲུག</text:p>
          </table:table-cell>
          <table:table-cell office:value-type="string">
            <text:p>/shing drug</text:p>
          </table:table-cell>
          <table:table-cell office:value-type="string">
            <text:p>(མིང་)</text:p>
          </table:table-cell>
          <table:table-cell office:value-type="string">
            <text:p>ལོ་རྒན་དྲུག་ཅུའི་ནང་གསེས་ཤིང་ཕོ་འབྲུག།</text:p>
          </table:table-cell>
          <table:table-cell table:number-columns-repeated="252"/>
        </table:table-row>
        <table:table-row table:style-name="ro1">
          <table:table-cell office:value-type="string">
            <text:p>ཤིང་མར།</text:p>
          </table:table-cell>
          <table:table-cell office:value-type="string">
            <text:p>/shing mar</text:p>
          </table:table-cell>
          <table:table-cell office:value-type="string">
            <text:p>(མིང་)</text:p>
          </table:table-cell>
          <table:table-cell office:value-type="string">
            <text:p>མར་ཁུ་བཙིར་བཏུབ་པའི་ཤིང་གི་རྡོག་མ་གནགཔོ་ཅིག་གི་མིང༌།འདི་བཙིར་ཞིནམ་ལས་མར་ཁུ་བཏོན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ཤིང་རྩ།</text:p>
          </table:table-cell>
          <table:table-cell office:value-type="string">
            <text:p>/shing tsa/</text:p>
          </table:table-cell>
          <table:table-cell office:value-type="string">
            <text:p>(མིང་)</text:p>
          </table:table-cell>
          <table:table-cell office:value-type="string">
            <text:p>ཤིང་གི་ཤག་རིམ།དཔེར་ན་ཤིང་རྩ་ཕྲང་སྟེ་བཀག་དག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ིང་ཚང༌།</text:p>
          </table:table-cell>
          <table:table-cell office:value-type="string">
            <text:p>/shing tshang/</text:p>
          </table:table-cell>
          <table:table-cell office:value-type="string">
            <text:p>(མིང་)</text:p>
          </table:table-cell>
          <table:table-cell office:value-type="string">
            <text:p>ཐབ་ཤིང་དང་ཤིང་ཆ་ཚུ་བཞག་ས།</text:p>
          </table:table-cell>
          <table:table-cell table:number-columns-repeated="252"/>
        </table:table-row>
        <table:table-row table:style-name="ro1">
          <table:table-cell office:value-type="string">
            <text:p>ཤིང་ཚེ་རིང༌།</text:p>
          </table:table-cell>
          <table:table-cell office:value-type="string">
            <text:p>/shing tshe ring/</text:p>
          </table:table-cell>
          <table:table-cell office:value-type="string">
            <text:p>(མིང་)</text:p>
          </table:table-cell>
          <table:table-cell office:value-type="string">
            <text:p>ནམ་ཡང་མ་ཤི་བའི་ཤིང་ཚེ་རིངམ་འབད་སྡོད་མི།ཚེ་རིང་རྣམ་དྲུག་གི་ནང་གསེས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ིང་ཚོན།</text:p>
          </table:table-cell>
          <table:table-cell office:value-type="string">
            <text:p>/shing tshoen/</text:p>
          </table:table-cell>
          <table:table-cell office:value-type="string">
            <text:p>(མིང་)</text:p>
          </table:table-cell>
          <table:table-cell office:value-type="string">
            <text:p>ཤིང་ཆས་གུ་གཏང་ནི་གི་ཚོན།</text:p>
          </table:table-cell>
          <table:table-cell table:number-columns-repeated="252"/>
        </table:table-row>
        <table:table-row table:style-name="ro1">
          <table:table-cell office:value-type="string">
            <text:p>ཤིང་འཛེགསམ།</text:p>
          </table:table-cell>
          <table:table-cell office:value-type="string">
            <text:p>/shing dzem</text:p>
          </table:table-cell>
          <table:table-cell office:value-type="string">
            <text:p>(མིང་)</text:p>
          </table:table-cell>
          <table:table-cell office:value-type="string">
            <text:p>པ་ནེ་གི་རིགས་ཅིག།</text:p>
          </table:table-cell>
          <table:table-cell table:number-columns-repeated="252"/>
        </table:table-row>
        <table:table-row table:style-name="ro1">
          <table:table-cell office:value-type="string">
            <text:p>ཤིང་ཞོགས།</text:p>
          </table:table-cell>
          <table:table-cell office:value-type="string">
            <text:p>/shing zhog</text:p>
          </table:table-cell>
          <table:table-cell office:value-type="string">
            <text:p>(བྱ་ཚིག་)</text:p>
          </table:table-cell>
          <table:table-cell office:value-type="string">
            <text:p>ཤིང་ཆ་ཞོགས་པའི་སྐུལ་ཚིག།</text:p>
          </table:table-cell>
          <table:table-cell table:number-columns-repeated="252"/>
        </table:table-row>
        <table:table-row table:style-name="ro1">
          <table:table-cell office:value-type="string">
            <text:p>ཤིང་གཞོག</text:p>
          </table:table-cell>
          <table:table-cell office:value-type="string">
            <text:p>/shing zhog/</text:p>
          </table:table-cell>
          <table:table-cell office:value-type="string">
            <text:p>(བྱ་ཚིག་)</text:p>
          </table:table-cell>
          <table:table-cell office:value-type="string">
            <text:p>ཤིང་སྟ་རེས་ཀྱིས་གཞོག་པའི་བྱ་ཚིག་དེ་ལུ་དབྱེ་བ་ཚལ་གཞོག་སྤང་གཞོག་བསྐྱར་གཞོག་ཚུ་ཡོད།</text:p>
          </table:table-cell>
          <table:table-cell table:number-columns-repeated="252"/>
        </table:table-row>
        <table:table-row table:style-name="ro1">
          <table:table-cell office:value-type="string">
            <text:p>ཤིང་གཟར།</text:p>
          </table:table-cell>
          <table:table-cell office:value-type="string">
            <text:p>/shing zar/</text:p>
          </table:table-cell>
          <table:table-cell office:value-type="string">
            <text:p>(མིང་)</text:p>
          </table:table-cell>
          <table:table-cell office:value-type="string">
            <text:p>ཚོདམ་དབོག་ནི་གི་ཤིང་གི་གཟར་རུ།</text:p>
          </table:table-cell>
          <table:table-cell table:number-columns-repeated="252"/>
        </table:table-row>
        <table:table-row table:style-name="ro1">
          <table:table-cell office:value-type="string">
            <text:p>ཤིང་བཟོ།</text:p>
          </table:table-cell>
          <table:table-cell office:value-type="string">
            <text:p>/shing zo/</text:p>
          </table:table-cell>
          <table:table-cell office:value-type="string">
            <text:p>(མིང་)</text:p>
          </table:table-cell>
          <table:table-cell office:value-type="string">
            <text:p>ཤིང་བཟོ་རིག་པ།དེ་ནང་ཁྱིམ་བཟོ་ཡང་ཚུད།</text:p>
          </table:table-cell>
          <table:table-cell table:number-columns-repeated="252"/>
        </table:table-row>
        <table:table-row table:style-name="ro1">
          <table:table-cell office:value-type="string">
            <text:p>ཤིང་བཟོབོ།</text:p>
          </table:table-cell>
          <table:table-cell office:value-type="string">
            <text:p>/shing zou</text:p>
          </table:table-cell>
          <table:table-cell office:value-type="string">
            <text:p>(མིང་)</text:p>
          </table:table-cell>
          <table:table-cell office:value-type="string">
            <text:p>ཤིང་བཟོ་རྐྱབ་མི།ཁྱིམ་རྐྱབ་མི་གི་བཟོ་བོ།</text:p>
          </table:table-cell>
          <table:table-cell table:number-columns-repeated="252"/>
        </table:table-row>
        <table:table-row table:style-name="ro1">
          <table:table-cell office:value-type="string">
            <text:p>ཤིང་ལཱ།</text:p>
          </table:table-cell>
          <table:table-cell office:value-type="string">
            <text:p>/shing la/</text:p>
          </table:table-cell>
          <table:table-cell office:value-type="string">
            <text:p>(མིང་)</text:p>
          </table:table-cell>
          <table:table-cell office:value-type="string">
            <text:p>ཤིང་གི་ལཱ་རིགས།</text:p>
          </table:table-cell>
          <table:table-cell table:number-columns-repeated="252"/>
        </table:table-row>
        <table:table-row table:style-name="ro1">
          <table:table-cell office:value-type="string">
            <text:p>ཤིང་ལེབ།</text:p>
          </table:table-cell>
          <table:table-cell office:value-type="string">
            <text:p>/shing leb/</text:p>
          </table:table-cell>
          <table:table-cell office:value-type="string">
            <text:p>(མིང་ཁྱད་)</text:p>
          </table:table-cell>
          <table:table-cell office:value-type="string">
            <text:p>ཁྱིམ་ཐོག་ཁར་བཀབ་ནི་གི་ཨེན་ཏ་ཆུང་གུ་དེ་ལུ་ཁྱིམ་ཐོག་དང་ཐོག་བཀབ་ཟེར་ཡང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ཤིང་ལོ།</text:p>
          </table:table-cell>
          <table:table-cell office:value-type="string">
            <text:p>/shing lo/</text:p>
          </table:table-cell>
          <table:table-cell office:value-type="string">
            <text:p>(མིང་)</text:p>
          </table:table-cell>
          <table:table-cell office:value-type="string">
            <text:p>ཤིང་ལོ་ཟེར་མི་ཤིང་གི་འདབ་མ།འདབ་མ་དེ་དང་འདྲ་བའི་རི་མོ་དང་པ་ཏྲ་ལུ་ཤིང་ལོ་དང་ཤིང་ལོ་པ་ཏྲ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ཤིང་གཤག</text:p>
          </table:table-cell>
          <table:table-cell office:value-type="string">
            <text:p>/shing shag</text:p>
          </table:table-cell>
          <table:table-cell office:value-type="string">
            <text:p>(བྱ་ཚིག་)</text:p>
          </table:table-cell>
          <table:table-cell office:value-type="string">
            <text:p>ཤིང་ཁག་གཉིས་ལུ་བཀག་པའི་དོན་སྟྭ་རེས་ཀྱིས་ཤིང་གཤག་བཏང་ནི།ཤིང་བཀག་ནི།</text:p>
          </table:table-cell>
          <table:table-cell table:number-columns-repeated="252"/>
        </table:table-row>
        <table:table-row table:style-name="ro1">
          <table:table-cell office:value-type="string">
            <text:p>ཤིང་སེརམ།</text:p>
          </table:table-cell>
          <table:table-cell office:value-type="string">
            <text:p>/shing serm</text:p>
          </table:table-cell>
          <table:table-cell office:value-type="string">
            <text:p>(མིང་)</text:p>
          </table:table-cell>
          <table:table-cell office:value-type="string">
            <text:p>ཨེན་ཏ་སེརཔོ་བཟོ་ནི་གི་ཧོན་སྡོང་ཤིང་སེརམ།</text:p>
          </table:table-cell>
          <table:table-cell table:number-columns-repeated="252"/>
        </table:table-row>
        <table:table-row table:style-name="ro1">
          <table:table-cell office:value-type="string">
            <text:p>ཤིང་སོན།</text:p>
          </table:table-cell>
          <table:table-cell office:value-type="string">
            <text:p>/shing soen/</text:p>
          </table:table-cell>
          <table:table-cell office:value-type="string">
            <text:p>(མིང་)</text:p>
          </table:table-cell>
          <table:table-cell office:value-type="string">
            <text:p>ཤིང་གི་ལྕངམ།</text:p>
          </table:table-cell>
          <table:table-cell table:number-columns-repeated="252"/>
        </table:table-row>
        <table:table-row table:style-name="ro1">
          <table:table-cell office:value-type="string">
            <text:p>ཤིང་སྲ་དྲགས།</text:p>
          </table:table-cell>
          <table:table-cell office:value-type="string">
            <text:p>/shing sa drag</text:p>
          </table:table-cell>
          <table:table-cell office:value-type="string">
            <text:p>(མིང་)</text:p>
          </table:table-cell>
          <table:table-cell office:value-type="string">
            <text:p>ཤིང་ཚེ་ཡོད་མི་སྲ་ཤི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ིང་སྲིན།</text:p>
          </table:table-cell>
          <table:table-cell office:value-type="string">
            <text:p>/shing sin/</text:p>
          </table:table-cell>
          <table:table-cell office:value-type="string">
            <text:p>(མིང་)</text:p>
          </table:table-cell>
          <table:table-cell office:value-type="string">
            <text:p>ཤིང་མེདཔ་བཏང་མི་གི་འབུབ།ཤིང་ཟ་མི་གི་འབུབ།</text:p>
          </table:table-cell>
          <table:table-cell table:number-columns-repeated="252"/>
        </table:table-row>
        <table:table-row table:style-name="ro1">
          <table:table-cell office:value-type="string">
            <text:p>ཤིན་ཏུ།</text:p>
          </table:table-cell>
          <table:table-cell office:value-type="string">
            <text:p>/shin tu/</text:p>
          </table:table-cell>
          <table:table-cell office:value-type="string">
            <text:p>(མིང་)</text:p>
          </table:table-cell>
          <table:table-cell office:value-type="string">
            <text:p>རབ་ཏུ་ཟེར་མི་དང་དོན་འདྲ།ཧ་ཅང་གིས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ཤིན་སྦྱང༌།</text:p>
          </table:table-cell>
          <table:table-cell office:value-type="string">
            <text:p>/shin jang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སྦྱང་པ་ཕུལ་དུ་ཕྱིན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ཤིནི།</text:p>
          </table:table-cell>
          <table:table-cell office:value-type="string">
            <text:p>/shin/</text:p>
          </table:table-cell>
          <table:table-cell office:value-type="string">
            <text:p>(བྱ་ཁྱད་)</text:p>
          </table:table-cell>
          <table:table-cell office:value-type="string">
            <text:p>ནདཔ་འདི་ཤིནི་ལས་ཀྱིས་རང་ཤི་ནི་མས།</text:p>
          </table:table-cell>
          <table:table-cell table:number-columns-repeated="252"/>
        </table:table-row>
        <table:table-row table:style-name="ro1">
          <table:table-cell office:value-type="string">
            <text:p>ཤིཝ།</text:p>
          </table:table-cell>
          <table:table-cell office:value-type="string">
            <text:p>/shiu/</text:p>
          </table:table-cell>
          <table:table-cell office:value-type="string">
            <text:p>(བྱ་འདས)</text:p>
          </table:table-cell>
          <table:table-cell office:value-type="string">
            <text:p>མི་ཤི་ཤིཝ་ནོར་ཤི་ཤིཝ།ཤི་བ་གི་མིང་མཐའ་བསྡུ་བ།</text:p>
          </table:table-cell>
          <table:table-cell table:number-columns-repeated="252"/>
        </table:table-row>
        <table:table-row table:style-name="ro1">
          <table:table-cell office:value-type="string">
            <text:p>ཤིའུ་ལི།</text:p>
          </table:table-cell>
          <table:table-cell office:value-type="string">
            <text:p>/shiu li/</text:p>
          </table:table-cell>
          <table:table-cell office:value-type="string">
            <text:p>(མིང་)</text:p>
          </table:table-cell>
          <table:table-cell office:value-type="string">
            <text:p>རྫོང་ཁག་ལ་ལུ་གཅིག་གི་ཁ་ལས་རྒྱ་གར་འ་དོམ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ཤིས།</text:p>
          </table:table-cell>
          <table:table-cell office:value-type="string">
            <text:p>/shi/</text:p>
          </table:table-cell>
          <table:table-cell office:value-type="string">
            <text:p>(མིང་)</text:p>
          </table:table-cell>
          <table:table-cell office:value-type="string">
            <text:p>ཤིས་ཟེར་མི་ལེགས་ཤོམ་ཕུན་སུམ་ཚོགས་པ་དགེ་བ་བཟང་པོ་ཅིག་ལུ་འཇུགཔ་ཨིན།བཀྲ་ཤིས་བདེ་ལེགས་ཤིས་བརྗོད་ཚུ།</text:p>
          </table:table-cell>
          <table:table-cell table:number-columns-repeated="252"/>
        </table:table-row>
        <table:table-row table:style-name="ro1">
          <table:table-cell office:value-type="string">
            <text:p>ཤིས་བརྗོད།</text:p>
          </table:table-cell>
          <table:table-cell office:value-type="string">
            <text:p>/shi joe</text:p>
          </table:table-cell>
          <table:table-cell office:value-type="string">
            <text:p>(མིང་)</text:p>
          </table:table-cell>
          <table:table-cell office:value-type="string">
            <text:p>སྨོན་ཚིག་ལ་སོགས་པ་ལེགས་སྨོན་སླབ་ནི།</text:p>
          </table:table-cell>
          <table:table-cell table:number-columns-repeated="252"/>
        </table:table-row>
        <table:table-row table:style-name="ro1">
          <table:table-cell office:value-type="string">
            <text:p>ཤིས་སྦྱིས།</text:p>
          </table:table-cell>
          <table:table-cell office:value-type="string">
            <text:p>/shi ji/</text:p>
          </table:table-cell>
          <table:table-cell office:value-type="string">
            <text:p>(མིང་)</text:p>
          </table:table-cell>
          <table:table-cell office:value-type="string">
            <text:p>སྦོ་དྲང་མི་གི་མིང༌།ཨ་ལོུ་འདི་སློབ་དཔོན་ལས་ཤིས་སྦྱིས་འདུ་སྟེ་འོང་ནུག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ིསཔ།</text:p>
          </table:table-cell>
          <table:table-cell office:value-type="string">
            <text:p>/ship/</text:p>
          </table:table-cell>
          <table:table-cell office:value-type="string">
            <text:p>(མིང་)</text:p>
          </table:table-cell>
          <table:table-cell office:value-type="string">
            <text:p>བཀྲ་ཤིསཔ་བཀྲ་མ་ཤིསཔ་ཟེར་དོ་བཟུམ།མིང་ཚིག་བཟོཝ་ད་མིང་མཐའ་བསྡུ་སྟེ་བཟོ་ཚུལ།</text:p>
          </table:table-cell>
          <table:table-cell table:number-columns-repeated="252"/>
        </table:table-row>
        <table:table-row table:style-name="ro1">
          <table:table-cell office:value-type="string">
            <text:p>ཤུ་དག</text:p>
          </table:table-cell>
          <table:table-cell office:value-type="string">
            <text:p>/shu da</text:p>
          </table:table-cell>
          <table:table-cell office:value-type="string">
            <text:p>(མིང་)</text:p>
          </table:table-cell>
          <table:table-cell office:value-type="string">
            <text:p>སྔོ་སྨན་ཅིག་གི་མིང༌།སྔོ་སྨན་ཤུ་དག་ལུ་རིགས་དཀར་ནག་གཉིས་བརྩི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ཤུ་བྷཾ།</text:p>
          </table:table-cell>
          <table:table-cell office:value-type="string">
            <text:p>/sh</text:p>
          </table:table-cell>
          <table:table-cell office:value-type="string">
            <text:p>(མིང་)</text:p>
          </table:table-cell>
          <table:table-cell office:value-type="string">
            <text:p>ལེགས་སྦྱར་གྱི་སྐད་ཨིན།རྫོང་ཁའི་ནང་དགེ་བ་བདེ་ལེགས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ཤུ་ཙི།</text:p>
          </table:table-cell>
          <table:table-cell office:value-type="string">
            <text:p>/shu tsi/</text:p>
          </table:table-cell>
          <table:table-cell office:value-type="string">
            <text:p>(མིང་)</text:p>
          </table:table-cell>
          <table:table-cell office:value-type="string">
            <text:p>༡སྔོ་སྨན་གྱི་བྱེ་བྲག་ཅིག་༢བོད་པའི་ལྷམ་ཡུ་རིང་ཅནམ་ལུ་ཡང་ཤུ་ཙི་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ཤུག་པ།</text:p>
          </table:table-cell>
          <table:table-cell office:value-type="string">
            <text:p>/shug pa/</text:p>
          </table:table-cell>
          <table:table-cell office:value-type="string">
            <text:p>(མིང་)</text:p>
          </table:table-cell>
          <table:table-cell office:value-type="string">
            <text:p>བསངས་ཤིང་ཤུག་པ་ཟེར་ཙན་དན་འདྲ་སུ་འབད་མི་ཅིག་ཡོད།</text:p>
          </table:table-cell>
          <table:table-cell table:number-columns-repeated="252"/>
        </table:table-row>
        <table:table-row table:style-name="ro1">
          <table:table-cell office:value-type="string">
            <text:p>ཤུག་བྲག</text:p>
          </table:table-cell>
          <table:table-cell office:value-type="string">
            <text:p>/shu dra</text:p>
          </table:table-cell>
          <table:table-cell office:value-type="string">
            <text:p>(མིང་)</text:p>
          </table:table-cell>
          <table:table-cell office:value-type="string">
            <text:p>དུས་རབས་བརྒྱད་པའི་ནང་གུ་རུ་རིན་པོ་ཆེ་གིས་ལོ་ཙཱ་བ་ལྡན་མ་རྩེ་མང་འཁྱིད་དེ་བུམ་ཐང་ལུ་བྱོནམ་ད་ཞབས་ཀྱིས་བཅག་སྐུ་རྗེས་བཞག་པའི་གནས།བུམ་ཐང་གི་བྲག་ཆེན་བཞིའི་ནང་གསེས་ཅིག།</text:p>
          </table:table-cell>
          <table:table-cell table:number-columns-repeated="252"/>
        </table:table-row>
        <table:table-row table:style-name="ro1">
          <table:table-cell office:value-type="string">
            <text:p>ཤུག་ཤུག</text:p>
          </table:table-cell>
          <table:table-cell office:value-type="string">
            <text:p>/shu shu</text:p>
          </table:table-cell>
          <table:table-cell office:value-type="string">
            <text:p>(མིང་ཁྱད་)</text:p>
          </table:table-cell>
          <table:table-cell office:value-type="string">
            <text:p>ཧེ་མ་བཀྲ་མ་ཤིསཔ་འབད་མི་དེ་བཏུལ་ཞིན་ན་ཤུལ་ལས་ག་སླབ་ག་ཟེར་ཉན་མི་ཅིག་འབད་འགྱོ་མི་ལུ་ཤུག་ཤུག་ཡར་སོ་ཡི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ཤུག་གསེབ་བཀའ་བརྒྱུད།</text:p>
          </table:table-cell>
          <table:table-cell office:value-type="string">
            <text:p>/shug seb ka jue</text:p>
          </table:table-cell>
          <table:table-cell office:value-type="string">
            <text:p>(མིང་)</text:p>
          </table:table-cell>
          <table:table-cell office:value-type="string">
            <text:p>ཕག་གྲུ་ལས་བརྒྱུད་པའི་བཀའ་བརྒྱུད་ཆུང་བརྒྱད་ཀྱི་ནང་གསེས་ཅིག།</text:p>
          </table:table-cell>
          <table:table-cell table:number-columns-repeated="252"/>
        </table:table-row>
        <table:table-row table:style-name="ro1">
          <table:table-cell office:value-type="string">
            <text:p>ཤུགཔ།</text:p>
          </table:table-cell>
          <table:table-cell office:value-type="string">
            <text:p>/shup/</text:p>
          </table:table-cell>
          <table:table-cell office:value-type="string">
            <text:p>(མིང་)</text:p>
          </table:table-cell>
          <table:table-cell office:value-type="string">
            <text:p>༡ཤུག་པའི་ཤིང་གི་བསྡུས་ཚིག༢སེམས་ཀྱི་ནུས་ཤུགས།</text:p>
          </table:table-cell>
          <table:table-cell table:number-columns-repeated="252"/>
        </table:table-row>
        <table:table-row table:style-name="ro1">
          <table:table-cell office:value-type="string">
            <text:p>ཤུགས།</text:p>
          </table:table-cell>
          <table:table-cell office:value-type="string">
            <text:p>/shu/</text:p>
          </table:table-cell>
          <table:table-cell office:value-type="string">
            <text:p>(མིང་)</text:p>
          </table:table-cell>
          <table:table-cell office:value-type="string">
            <text:p>གཟུགས་ཀྱི་སྟོབས་ཤུགས།</text:p>
          </table:table-cell>
          <table:table-cell table:number-columns-repeated="252"/>
        </table:table-row>
        <table:table-row table:style-name="ro1">
          <table:table-cell office:value-type="string">
            <text:p>ཤུགས་ཅན།</text:p>
          </table:table-cell>
          <table:table-cell office:value-type="string">
            <text:p>/shu cen/</text:p>
          </table:table-cell>
          <table:table-cell office:value-type="string">
            <text:p>(མིང་ཁྱད་)</text:p>
          </table:table-cell>
          <table:table-cell office:value-type="string">
            <text:p>ཤུགས་ཡོད་མི།རྒྱུ་ཤུགས་ཡོད་མི་དབང་ཤུགས་ཡོད་མི།ཁེ་རྒོ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ཤུགས་བཏོན།</text:p>
          </table:table-cell>
          <table:table-cell office:value-type="string">
            <text:p>/shu toen/</text:p>
          </table:table-cell>
          <table:table-cell office:value-type="string">
            <text:p>(བྱ་ཚིག་)</text:p>
          </table:table-cell>
          <table:table-cell office:value-type="string">
            <text:p>༡ཁེ་རྒོ་བཏོན་པའི་འདས་ཚིག༢རྩལ་དུ་བཏོན་ཏེ་འབད་བ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ཤུགས་བསྟན།</text:p>
          </table:table-cell>
          <table:table-cell office:value-type="string">
            <text:p>/shu ten/</text:p>
          </table:table-cell>
          <table:table-cell office:value-type="string">
            <text:p>(མིང་)</text:p>
          </table:table-cell>
          <table:table-cell office:value-type="string">
            <text:p>གནད་དོན་ག་ཅི་རང་འབད་རུང་དངོས་བསྟན་མིན་པར་ཤུགས་ཀྱིས་གོ་དགོཔ།ཞོར་ཁ་ལུ་གོ་དགོཔ།</text:p>
          </table:table-cell>
          <table:table-cell table:number-columns-repeated="252"/>
        </table:table-row>
        <table:table-row table:style-name="ro1">
          <table:table-cell office:value-type="string">
            <text:p>ཤུགས་ཐལ།</text:p>
          </table:table-cell>
          <table:table-cell office:value-type="string">
            <text:p>/shu thel/</text:p>
          </table:table-cell>
          <table:table-cell office:value-type="string">
            <text:p>(བྱ་ཁྱད་)</text:p>
          </table:table-cell>
          <table:table-cell office:value-type="string">
            <text:p>དོཝ་ཐལ་དང་གཅིག།ཤུགས་བཏོན་ནི་དྲག་དྲགཔ།</text:p>
          </table:table-cell>
          <table:table-cell table:number-columns-repeated="252"/>
        </table:table-row>
        <table:table-row table:style-name="ro1">
          <table:table-cell office:value-type="string">
            <text:p>ཤུགས་བཙོངས།</text:p>
          </table:table-cell>
          <table:table-cell office:value-type="string">
            <text:p>/shu tsong/</text:p>
          </table:table-cell>
          <table:table-cell office:value-type="string">
            <text:p>(བྱ་ཚིག་)</text:p>
          </table:table-cell>
          <table:table-cell office:value-type="string">
            <text:p>བང་བཙོང་དབང་བཙོང་འབད་ནི།ཁེ་རྒོ་གི་ཤུགས་རྒྱུ་ཤུགས་དབང་ཤུགས་ཚུ་གི་ཐོག་ལས་ཨེབ་ནི།</text:p>
          </table:table-cell>
          <table:table-cell table:number-columns-repeated="252"/>
        </table:table-row>
        <table:table-row table:style-name="ro1">
          <table:table-cell office:value-type="string">
            <text:p>ཤུགས་ཚད།</text:p>
          </table:table-cell>
          <table:table-cell office:value-type="string">
            <text:p>/shu tshe/</text:p>
          </table:table-cell>
          <table:table-cell office:value-type="string">
            <text:p>(མིང་)</text:p>
          </table:table-cell>
          <table:table-cell office:value-type="string">
            <text:p>ཤུགས་ག་དེམ་ཅིག་ཡོད་ག་གི་ཚད།ནུས་ཚ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ུད།</text:p>
          </table:table-cell>
          <table:table-cell office:value-type="string">
            <text:p>/shue/</text:p>
          </table:table-cell>
          <table:table-cell office:value-type="string">
            <text:p>(བྱ་ཁྱད་)</text:p>
          </table:table-cell>
          <table:table-cell office:value-type="string">
            <text:p>ཚོགས་བརྡ་བཏང་བའི་སེམས་ཚོར་བཏོན་པའི་འབོད་སྒྲ།ཤུད་ཕར་མི་འགྱོ་ག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ུན་པ།</text:p>
          </table:table-cell>
          <table:table-cell office:value-type="string">
            <text:p>/shuen pa/</text:p>
          </table:table-cell>
          <table:table-cell office:value-type="string">
            <text:p>(མིང་)</text:p>
          </table:table-cell>
          <table:table-cell office:value-type="string">
            <text:p>ཤིང་གི་པགས་ཀོ།བྱཱོ་ལ་སོགས་པའི་ལོ་ཐོག་དང་ཚོད་བསྲེ་སྲནམ་ཅུང་ཚུ་གི་པགས་ཀོ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ཤུབས།</text:p>
          </table:table-cell>
          <table:table-cell office:value-type="string">
            <text:p>/shub/</text:p>
          </table:table-cell>
          <table:table-cell office:value-type="string">
            <text:p>(མིང་)</text:p>
          </table:table-cell>
          <table:table-cell office:value-type="string">
            <text:p>མཛུ་ཤུབས་ལག་ཤུབས་ཧང་ཤུབས་གདན་ཤུབས་ཟེར་མཛུབ་མོ་དང་ལགཔ་ཧང་གདན་ཚུ་བཙུགས་ས།</text:p>
          </table:table-cell>
          <table:table-cell table:number-columns-repeated="252"/>
        </table:table-row>
        <table:table-row table:style-name="ro1">
          <table:table-cell office:value-type="string">
            <text:p>ཤུམ།</text:p>
          </table:table-cell>
          <table:table-cell office:value-type="string">
            <text:p>/shum/</text:p>
          </table:table-cell>
          <table:table-cell office:value-type="string">
            <text:p>(མིང་)</text:p>
          </table:table-cell>
          <table:table-cell office:value-type="string">
            <text:p>སྔུ་བའི་ཞེ་ས་དཔེར་ན་སྲས་དང་སྲསམོ་ཤུམ་དེ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ུར།</text:p>
          </table:table-cell>
          <table:table-cell office:value-type="string">
            <text:p>/shur/</text:p>
          </table:table-cell>
          <table:table-cell office:value-type="string">
            <text:p>(བྱ་ཚིག་)</text:p>
          </table:table-cell>
          <table:table-cell office:value-type="string">
            <text:p>ཆུ་ཚན་ནང་ཤུར་བཏང་བའི་བྱེད་བསྐུལ།རྐངམ་ཆུ་ཚན་གྱིས་ཤུར་མི།</text:p>
          </table:table-cell>
          <table:table-cell table:number-columns-repeated="252"/>
        </table:table-row>
        <table:table-row table:style-name="ro1">
          <table:table-cell office:value-type="string">
            <text:p>ཤུར་ཐག</text:p>
          </table:table-cell>
          <table:table-cell office:value-type="string">
            <text:p>/shur tha/</text:p>
          </table:table-cell>
          <table:table-cell office:value-type="string">
            <text:p>(མིང་)</text:p>
          </table:table-cell>
          <table:table-cell office:value-type="string">
            <text:p>ཤུར་ཐག་བརྐྱབས་ཏེ་འོང་ཡི་ཟེར་བ་ཅིན་ཉིན་ནུབ་མེད་པར་ལམ་འགྱོ་སྟེ་འོ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ཤུར་མ།</text:p>
          </table:table-cell>
          <table:table-cell office:value-type="string">
            <text:p>/shur ma/</text:p>
          </table:table-cell>
          <table:table-cell office:value-type="string">
            <text:p>(མིང་)</text:p>
          </table:table-cell>
          <table:table-cell office:value-type="string">
            <text:p>དབུ་མེད་མགྱོགས་ཡིག་གི་མིང་ལུ་ཤུར་མ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ཤུར་ཤུར།</text:p>
          </table:table-cell>
          <table:table-cell office:value-type="string">
            <text:p>/shur shur</text:p>
          </table:table-cell>
          <table:table-cell office:value-type="string">
            <text:p>(མིང་ཁྱད)</text:p>
          </table:table-cell>
          <table:table-cell office:value-type="string">
            <text:p>དབྱིབས་ནར་ནར་དང་དོན་གཅིག།ལུངམ་ཤུར་ཤུར།ཧོ་ག་ཤུར་ཤུར་ཚུ།</text:p>
          </table:table-cell>
          <table:table-cell table:number-columns-repeated="252"/>
        </table:table-row>
        <table:table-row table:style-name="ro1">
          <table:table-cell office:value-type="string">
            <text:p>ཤུལ།</text:p>
          </table:table-cell>
          <table:table-cell office:value-type="string">
            <text:p>/shuel/</text:p>
          </table:table-cell>
          <table:table-cell office:value-type="string">
            <text:p>(མིང་)</text:p>
          </table:table-cell>
          <table:table-cell office:value-type="string">
            <text:p>༡ཇ་ཤུལ་ཆང་ཤུལ་ཟེར་བ་ཅིན་ལྷན་མཇུག་ལུས་ཏེ་ཡོད་པ།༢ཁང་ཤུལ་ཟེརན་ཁྱིམ་ཆགས་པའི་ཤུལ།༣ཕ་མའི་ཤུལ་ཟེརན་ཕ་མའི་ཤུལ་ལུ་ཡོད་པའི་རྒྱུ་ནོར།</text:p>
          </table:table-cell>
          <table:table-cell table:number-columns-repeated="252"/>
        </table:table-row>
        <table:table-row table:style-name="ro1">
          <table:table-cell office:value-type="string">
            <text:p>ཤུལ་རྙིང༌།</text:p>
          </table:table-cell>
          <table:table-cell office:value-type="string">
            <text:p>/shuel nying/</text:p>
          </table:table-cell>
          <table:table-cell office:value-type="string">
            <text:p>(མིང་)</text:p>
          </table:table-cell>
          <table:table-cell office:value-type="string">
            <text:p>དང་ཕུགས་ཀྱི་ཕམ་ཚུ་གི་ཤུལ་རྙིངམ།</text:p>
          </table:table-cell>
          <table:table-cell table:number-columns-repeated="252"/>
        </table:table-row>
        <table:table-row table:style-name="ro1">
          <table:table-cell office:value-type="string">
            <text:p>ཤུལ་བདའ།</text:p>
          </table:table-cell>
          <table:table-cell office:value-type="string">
            <text:p>/shuel da/</text:p>
          </table:table-cell>
          <table:table-cell office:value-type="string">
            <text:p>(བྱ་ཚིག་)</text:p>
          </table:table-cell>
          <table:table-cell office:value-type="string">
            <text:p>རྟིང་བདའ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ུལ་མ།</text:p>
          </table:table-cell>
          <table:table-cell office:value-type="string">
            <text:p>/shuel ma/</text:p>
          </table:table-cell>
          <table:table-cell office:value-type="string">
            <text:p>(མིང་)</text:p>
          </table:table-cell>
          <table:table-cell office:value-type="string">
            <text:p>ཧེ་མ་དང་སྔོན་མ་ཚུ་གི་འགལ་མིང༌།ཤུལ་མ་སྡོད་ནི་མི་འོང༌།ཧེ་མ་འཐོན་དགོ་ཟེར་དོ་བཟུམ་ཤུལ་མ་དང་རྟིང་མ་ཚུ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ཤུལ་འཚོལ།</text:p>
          </table:table-cell>
          <table:table-cell office:value-type="string">
            <text:p>/shuel tshoel/</text:p>
          </table:table-cell>
          <table:table-cell office:value-type="string">
            <text:p>(མིང་)</text:p>
          </table:table-cell>
          <table:table-cell office:value-type="string">
            <text:p>རྗེས་ཤུལ་རྩད་གཅོད་འབད་ནི།</text:p>
          </table:table-cell>
          <table:table-cell table:number-columns-repeated="252"/>
        </table:table-row>
        <table:table-row table:style-name="ro1">
          <table:table-cell office:value-type="string">
            <text:p>ཤུལ་འཛིན།</text:p>
          </table:table-cell>
          <table:table-cell office:value-type="string">
            <text:p>/shuel dzin/</text:p>
          </table:table-cell>
          <table:table-cell office:value-type="string">
            <text:p>(མིང་)</text:p>
          </table:table-cell>
          <table:table-cell office:value-type="string">
            <text:p>ཕ་མའི་ཤུལ་ཟེར་རྒྱུ་ཅ་ལ་ཚུ་ལུ་སླབ་ཨིན།དེ་ཐོབ་ལམ་ཡོད་མི་དང་དེ་མིན་རུང་ཚེ་འདས་དེ་གི་བློ་གཏད་ས་ཅིག་ལུ་ཤུལ་འཛིན་པ་ཟེར་བཏགས་ནུག།</text:p>
          </table:table-cell>
          <table:table-cell table:number-columns-repeated="252"/>
        </table:table-row>
        <table:table-row table:style-name="ro1">
          <table:table-cell office:value-type="string">
            <text:p>ཤུལ་བཞག</text:p>
          </table:table-cell>
          <table:table-cell office:value-type="string">
            <text:p>/shuel zhag</text:p>
          </table:table-cell>
          <table:table-cell office:value-type="string">
            <text:p>(མིང་)</text:p>
          </table:table-cell>
          <table:table-cell office:value-type="string">
            <text:p>འཆམ་མཐུནམ་ཕར་དང་ཚུར་འགྱོ་མི་གིས་ཤུལ་ལུ་སྡོད་མི་ལུ་བཞག་མི་གི་དངུལ་དང་ཅ་ལ་ཚུ།</text:p>
          </table:table-cell>
          <table:table-cell table:number-columns-repeated="252"/>
        </table:table-row>
        <table:table-row table:style-name="ro1">
          <table:table-cell office:value-type="string">
            <text:p>ཤུལ་བཟུང༌།</text:p>
          </table:table-cell>
          <table:table-cell office:value-type="string">
            <text:p>/shuel zung/</text:p>
          </table:table-cell>
          <table:table-cell office:value-type="string">
            <text:p>(མིང་)</text:p>
          </table:table-cell>
          <table:table-cell office:value-type="string">
            <text:p>ཕ་མའི་ཤུལ་བཟུང་ནི།</text:p>
          </table:table-cell>
          <table:table-cell table:number-columns-repeated="252"/>
        </table:table-row>
        <table:table-row table:style-name="ro1">
          <table:table-cell office:value-type="string">
            <text:p>ཤུལ་ལས།</text:p>
          </table:table-cell>
          <table:table-cell office:value-type="string">
            <text:p>/shuel le/</text:p>
          </table:table-cell>
          <table:table-cell office:value-type="string">
            <text:p>(མིང་)</text:p>
          </table:table-cell>
          <table:table-cell office:value-type="string">
            <text:p>རྟིང་ལས་ཟེར་བའི་དོན་རྗེས་ལས་ཤུལ་ལས་དང་འདྲ།ཤུལ་ལས་མཇལ་གེ་ཤུལ་ལས་སླབ་གེ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ུལ་རོ།</text:p>
          </table:table-cell>
          <table:table-cell office:value-type="string">
            <text:p>/shuel ro/</text:p>
          </table:table-cell>
          <table:table-cell office:value-type="string">
            <text:p>(མིང་)</text:p>
          </table:table-cell>
          <table:table-cell office:value-type="string">
            <text:p>ལཱ་འབད་ཚར་བའི་ཨ་རོ་ཚུ།</text:p>
          </table:table-cell>
          <table:table-cell table:number-columns-repeated="252"/>
        </table:table-row>
        <table:table-row table:style-name="ro1">
          <table:table-cell office:value-type="string">
            <text:p>ཤུལ་ལུས།</text:p>
          </table:table-cell>
          <table:table-cell office:value-type="string">
            <text:p>/shuel lue/</text:p>
          </table:table-cell>
          <table:table-cell office:value-type="string">
            <text:p>(མིང་)</text:p>
          </table:table-cell>
          <table:table-cell office:value-type="string">
            <text:p>རྗེས་ལུ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ུལ་ཤུལ།</text:p>
          </table:table-cell>
          <table:table-cell office:value-type="string">
            <text:p>/shuel shuel</text:p>
          </table:table-cell>
          <table:table-cell office:value-type="string">
            <text:p>(མིང་)</text:p>
          </table:table-cell>
          <table:table-cell office:value-type="string">
            <text:p>རྟིང་ཤུལ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ེ་མོང༌།</text:p>
          </table:table-cell>
          <table:table-cell office:value-type="string">
            <text:p>/she mong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སྐུ་བསོད་དབང་ཐང་གི་མིང༌།སྟོབས་རྩལ་དང་དབང་ཤུགས།</text:p>
          </table:table-cell>
          <table:table-cell table:number-columns-repeated="252"/>
        </table:table-row>
        <table:table-row table:style-name="ro1">
          <table:table-cell office:value-type="string">
            <text:p>ཤེད་བཏགས།</text:p>
          </table:table-cell>
          <table:table-cell office:value-type="string">
            <text:p>/she tag/</text:p>
          </table:table-cell>
          <table:table-cell office:value-type="string">
            <text:p>(མིང་)</text:p>
          </table:table-cell>
          <table:table-cell office:value-type="string">
            <text:p>ཁེ་རྒོ་བཏགས་ནི།ཤུགས་བཏགས་ནི།</text:p>
          </table:table-cell>
          <table:table-cell table:number-columns-repeated="252"/>
        </table:table-row>
        <table:table-row table:style-name="ro1">
          <table:table-cell office:value-type="string">
            <text:p>ཤེད་བདག</text:p>
          </table:table-cell>
          <table:table-cell office:value-type="string">
            <text:p>/she dag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གང་ཟག་སྤྱི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ཤེད་ཕབ།</text:p>
          </table:table-cell>
          <table:table-cell office:value-type="string">
            <text:p>/she phab/</text:p>
          </table:table-cell>
          <table:table-cell office:value-type="string">
            <text:p>(མིང་)</text:p>
          </table:table-cell>
          <table:table-cell office:value-type="string">
            <text:p>ཕོ་ཆེན་བཟོ་ནི།</text:p>
          </table:table-cell>
          <table:table-cell table:number-columns-repeated="252"/>
        </table:table-row>
        <table:table-row table:style-name="ro1">
          <table:table-cell office:value-type="string">
            <text:p>ཤེར་སྙིང་བདུད་ཟློག</text:p>
          </table:table-cell>
          <table:table-cell office:value-type="string">
            <text:p>/she nying due dog/</text:p>
          </table:table-cell>
          <table:table-cell office:value-type="string">
            <text:p>(མིང་)</text:p>
          </table:table-cell>
          <table:table-cell office:value-type="string">
            <text:p>ཤེས་རབ་སྙིང་པོའི་སྒོ་ལས་བདུད་བཞི་བཟློག་པའི་ཆོ་ག།</text:p>
          </table:table-cell>
          <table:table-cell table:number-columns-repeated="252"/>
        </table:table-row>
        <table:table-row table:style-name="ro1">
          <table:table-cell office:value-type="string">
            <text:p>ཤེབ་ཤེ།</text:p>
          </table:table-cell>
          <table:table-cell office:value-type="string">
            <text:p>/sheb she/</text:p>
          </table:table-cell>
          <table:table-cell office:value-type="string">
            <text:p>(མིང་)་དངུལ་ཁུག་དང་དོརམ་ཚུ་གི་རྟ་བསྡམ་ནིའི་ཅ་ལ་ཅིག།</text:p>
          </table:table-cell>
          <table:table-cell table:number-columns-repeated="253"/>
        </table:table-row>
        <table:table-row table:style-name="ro1">
          <table:table-cell office:value-type="string">
            <text:p>ཤེར་ཕྱིན།</text:p>
          </table:table-cell>
          <table:table-cell office:value-type="string">
            <text:p>/sher chin/</text:p>
          </table:table-cell>
          <table:table-cell office:value-type="string">
            <text:p>(མིང་)</text:p>
          </table:table-cell>
          <table:table-cell office:value-type="string">
            <text:p>༡ཡུམ་ཆེན་མོ་ཤེས་རབ་ཀྱི་ཕ་རོལ་ཏུ་ཕྱིན་པའི་མདོ་དང་༢བསྟན་བཅོས་ཤེར་ཕྱིན་གྱི་གཞུང༌།</text:p>
          </table:table-cell>
          <table:table-cell table:number-columns-repeated="252"/>
        </table:table-row>
        <table:table-row table:style-name="ro1">
          <table:table-cell office:value-type="string">
            <text:p>ཤེལ།</text:p>
          </table:table-cell>
          <table:table-cell office:value-type="string">
            <text:p>/shel/</text:p>
          </table:table-cell>
          <table:table-cell office:value-type="string">
            <text:p>(མིང་)</text:p>
          </table:table-cell>
          <table:table-cell office:value-type="string">
            <text:p>རིན་པོ་ཆེའི་བྱེ་བྲག་ཤེལ།རྡོ་ཤེལ་མེ་ཤེལ་ཆུ་ཤེལ་སྤྱན་ཤེལ་ཤེལ་ཁྲམ་ཤེལ་ཀ་ར་ཤེལ་གྱི་མེ་ལོང་རྒྱང་ཤེལ་ཚུ་ཡང་ཨིན།</text:p>
          </table:table-cell>
          <table:table-cell table:number-columns-repeated="252"/>
        </table:table-row>
        <table:table-row table:style-name="ro1">
          <table:table-cell office:value-type="string">
            <text:p>ཤེལ་ཀ་ར།</text:p>
          </table:table-cell>
          <table:table-cell office:value-type="string">
            <text:p>/she ka ra/</text:p>
          </table:table-cell>
          <table:table-cell office:value-type="string">
            <text:p>(མིང་)</text:p>
          </table:table-cell>
          <table:table-cell office:value-type="string">
            <text:p>གུ་རམ་དཀརཔོ་གི་མིང༌།གུ་རུམ་རྡོ་ཤེལ་བཟུམ་སྐོག་རྡོག་འབད་ཡོད་མི་ལུ་ཤེལ་གུ་རམ་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ཤེལ་ཁྱིམ།</text:p>
          </table:table-cell>
          <table:table-cell office:value-type="string">
            <text:p>/she chim</text:p>
          </table:table-cell>
          <table:table-cell office:value-type="string">
            <text:p>(མིང་)</text:p>
          </table:table-cell>
          <table:table-cell office:value-type="string">
            <text:p>ཉིན་ཅུང་འབད་བཟོ་བའི་ཤེལ་གྱི་ཁྱིམ།འདག་སྦྱར་དང་ཨེན་ཏ་གི་ཚབ་ལུ་ཤེལ་རྐྱངམ་གཅིག་བསྒྲིགས་བསྒྲིགཔ་ག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ཤེལ་ཁྲམ།</text:p>
          </table:table-cell>
          <table:table-cell office:value-type="string">
            <text:p>/she thram/</text:p>
          </table:table-cell>
          <table:table-cell office:value-type="string">
            <text:p>(མིང་)</text:p>
          </table:table-cell>
          <table:table-cell office:value-type="string">
            <text:p>པར་དང་སྒོ་སྒྲིག་གི་ཤེལ་ཚུ་བཙུགས་སའི་ཤེལ་ཁྲམ་པར་བཙུགས་ས་ལུ་པར་ཤིང་ཟེར་ཡང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ཤེལ་གུ་རམ།</text:p>
          </table:table-cell>
          <table:table-cell office:value-type="string">
            <text:p>/she gu ram/</text:p>
          </table:table-cell>
          <table:table-cell office:value-type="string">
            <text:p>(མིང་)</text:p>
          </table:table-cell>
          <table:table-cell office:value-type="string">
            <text:p>གུ་རམ་དཀརཔོ་མངར་ཇ་ནང་བླུགས་ནི་གི་གུ་རམ།དེ་ལུ་བྱེ་ཀ་ར་ཟེར་ཡང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ཤེལ་གྱི་མེ་ལོང༌།</text:p>
          </table:table-cell>
          <table:table-cell office:value-type="string">
            <text:p>/she gi me long/</text:p>
          </table:table-cell>
          <table:table-cell office:value-type="string">
            <text:p>(མིང་)</text:p>
          </table:table-cell>
          <table:table-cell office:value-type="string">
            <text:p>རིན་པོ་ཆེ་ཤེལ་ལས་གྲུབ་པའི་མེ་ལོང༌།མེ་ལོང་འདི་ཤེལ་གྱི་ཁམས་ལས་གྲུབ་ནི་འདི་གིས་སླབ་ཨིན་མས།</text:p>
          </table:table-cell>
          <table:table-cell table:number-columns-repeated="252"/>
        </table:table-row>
        <table:table-row table:style-name="ro1">
          <table:table-cell office:value-type="string">
            <text:p>ཤེལ་སྒོ།</text:p>
          </table:table-cell>
          <table:table-cell office:value-type="string">
            <text:p>/she go/</text:p>
          </table:table-cell>
          <table:table-cell office:value-type="string">
            <text:p>(མིང་)</text:p>
          </table:table-cell>
          <table:table-cell office:value-type="string">
            <text:p>ཤར་གྱི་སྒོ་ནི་ཤེལ་གྱི་སྒོ།ཟེར་དོ་བཟུམ་ཤེལ་རང་བྱུང་གི་སྒོ།</text:p>
          </table:table-cell>
          <table:table-cell table:number-columns-repeated="252"/>
        </table:table-row>
        <table:table-row table:style-name="ro1">
          <table:table-cell office:value-type="string">
            <text:p>ཤེལ་སྒོང༌།</text:p>
          </table:table-cell>
          <table:table-cell office:value-type="string">
            <text:p>/she gong/</text:p>
          </table:table-cell>
          <table:table-cell office:value-type="string">
            <text:p>(མིང་)</text:p>
          </table:table-cell>
          <table:table-cell office:value-type="string">
            <text:p>ཡིག་ཚང་ནང་ཤོག་གུ་མནེམ་ནི་གི་ཤེལ་རྡོ་སྒོང་ཏོ་རིལ་རི་འབད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ཤེལ་རྔ་ནང༌།</text:p>
          </table:table-cell>
          <table:table-cell office:value-type="string">
            <text:p>/she nga nang/</text:p>
          </table:table-cell>
          <table:table-cell office:value-type="string">
            <text:p>(མིང་)</text:p>
          </table:table-cell>
          <table:table-cell office:value-type="string">
            <text:p>སྤུ་ན་ཁའི་ཆ་འོག་གི་གཡུས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ཤེལ་དམ།</text:p>
          </table:table-cell>
          <table:table-cell office:value-type="string">
            <text:p>/she dam/</text:p>
          </table:table-cell>
          <table:table-cell office:value-type="string">
            <text:p>(མིང་)</text:p>
          </table:table-cell>
          <table:table-cell office:value-type="string">
            <text:p>ཤེལ་གྱི་དམ་སྦྱིས།ཆང་གི་ཤེལ་དམ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ེལ་རྡོ།</text:p>
          </table:table-cell>
          <table:table-cell office:value-type="string">
            <text:p>/she do/</text:p>
          </table:table-cell>
          <table:table-cell office:value-type="string">
            <text:p>(མིང་)</text:p>
          </table:table-cell>
          <table:table-cell office:value-type="string">
            <text:p>༡ཤོག་གུ་མནན་བཞག་ནི་གི་ཤེལ་རྡོ།༢ཐུགས་ཀྱི་དབང་རྟེན་འབད་མི་གི་རྫས་ཅིག།</text:p>
          </table:table-cell>
          <table:table-cell table:number-columns-repeated="252"/>
        </table:table-row>
        <table:table-row table:style-name="ro1">
          <table:table-cell office:value-type="string">
            <text:p>ཤེལ་སྣོད།</text:p>
          </table:table-cell>
          <table:table-cell office:value-type="string">
            <text:p>/she noe/</text:p>
          </table:table-cell>
          <table:table-cell office:value-type="string">
            <text:p>(མིང་)</text:p>
          </table:table-cell>
          <table:table-cell office:value-type="string">
            <text:p>ཤེལ་གྱིས་བཟོ་བཟོ་བའི་ཧོད།</text:p>
          </table:table-cell>
          <table:table-cell table:number-columns-repeated="252"/>
        </table:table-row>
        <table:table-row table:style-name="ro1">
          <table:table-cell office:value-type="string">
            <text:p>ཤེལ་ཕོར།</text:p>
          </table:table-cell>
          <table:table-cell office:value-type="string">
            <text:p>/she pho/</text:p>
          </table:table-cell>
          <table:table-cell office:value-type="string">
            <text:p>(མིང་)</text:p>
          </table:table-cell>
          <table:table-cell office:value-type="string">
            <text:p>ཤེལ་གྱིས་བཟོ་བཟོ་བའི་ཕོརཔ།</text:p>
          </table:table-cell>
          <table:table-cell table:number-columns-repeated="252"/>
        </table:table-row>
        <table:table-row table:style-name="ro1">
          <table:table-cell office:value-type="string">
            <text:p>ཤེས།</text:p>
          </table:table-cell>
          <table:table-cell office:value-type="string">
            <text:p>/she/</text:p>
          </table:table-cell>
          <table:table-cell office:value-type="string">
            <text:p>(མིང་)</text:p>
          </table:table-cell>
          <table:table-cell office:value-type="string">
            <text:p>ཧ་གོ་བ་དོན་རྟོགས་པའི་བྱ་ཚིག་མི་གོ་ཤེས་ཉན་ཤེས།</text:p>
          </table:table-cell>
          <table:table-cell table:number-columns-repeated="252"/>
        </table:table-row>
        <table:table-row table:style-name="ro1">
          <table:table-cell office:value-type="string">
            <text:p>ཤེས་སྒྲིབ།</text:p>
          </table:table-cell>
          <table:table-cell office:value-type="string">
            <text:p>/she drib/</text:p>
          </table:table-cell>
          <table:table-cell office:value-type="string">
            <text:p>(མིང་)</text:p>
          </table:table-cell>
          <table:table-cell office:value-type="string">
            <text:p>ཐམས་ཅད་མཁྱེན་པ་ཐོབ་ནི་ལུ་བར་ཆད་འབད་མི་འཁོར་གསུམ་རྣམ་པར་རྟོག་པ།</text:p>
          </table:table-cell>
          <table:table-cell table:number-columns-repeated="252"/>
        </table:table-row>
        <table:table-row table:style-name="ro1">
          <table:table-cell office:value-type="string">
            <text:p>ཤེས་ཅི་མཐོང་ཅི་རང༌།</text:p>
          </table:table-cell>
          <table:table-cell office:value-type="string">
            <text:p>/she ci thong ci rang/</text:p>
          </table:table-cell>
          <table:table-cell office:value-type="string">
            <text:p>(མིང་)</text:p>
          </table:table-cell>
          <table:table-cell office:value-type="string">
            <text:p>ཤེས་བཞིན་དུ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ཤེས་བརྗོད་འཇུག་གསུམ།</text:p>
          </table:table-cell>
          <table:table-cell office:value-type="string">
            <text:p>/she joe jug sum</text:p>
          </table:table-cell>
          <table:table-cell office:value-type="string">
            <text:p>(མིང་)</text:p>
          </table:table-cell>
          <table:table-cell office:value-type="string">
            <text:p>ཀུན་རྫོབ་ཀྱི་ཆོས་ཚུ་སེམས་ཀྱིས་ཤེས་ངག་གིས་བརྗོད་ལུས་ཀྱིས་འཇུག་ནི་ཡོད་མི་ལུ་ཤེས་བརྗོད་འཇུག་གསུམ་གྱི་ཐ་སྙད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ཤེས་སྟོབས།</text:p>
          </table:table-cell>
          <table:table-cell office:value-type="string">
            <text:p>/she tob/</text:p>
          </table:table-cell>
          <table:table-cell office:value-type="string">
            <text:p>(མིང་)</text:p>
          </table:table-cell>
          <table:table-cell office:value-type="string">
            <text:p>ཤེས་ཚད་ཀྱི་སྟོབས་ཤུགས།</text:p>
          </table:table-cell>
          <table:table-cell table:number-columns-repeated="252"/>
        </table:table-row>
        <table:table-row table:style-name="ro1">
          <table:table-cell office:value-type="string">
            <text:p>ཤེས་འདོད།</text:p>
          </table:table-cell>
          <table:table-cell office:value-type="string">
            <text:p>/she doe/</text:p>
          </table:table-cell>
          <table:table-cell office:value-type="string">
            <text:p>(མིང་)</text:p>
          </table:table-cell>
          <table:table-cell office:value-type="string">
            <text:p>ཤེས་ནིའི་རེ་བ་ཡོད་པ།</text:p>
          </table:table-cell>
          <table:table-cell table:number-columns-repeated="252"/>
        </table:table-row>
        <table:table-row table:style-name="ro1">
          <table:table-cell office:value-type="string">
            <text:p>ཤེས་ལྡན།</text:p>
          </table:table-cell>
          <table:table-cell office:value-type="string">
            <text:p>/she den/</text:p>
          </table:table-cell>
          <table:table-cell office:value-type="string">
            <text:p>(མིང་)</text:p>
          </table:table-cell>
          <table:table-cell office:value-type="string">
            <text:p>བློ་ཤེས་རབ་དང་ལྡན་མི་བློ་གྲོས་དང་ལྡན་མི་ཤེས་ལྡན་སྐྱེས་བུ་ཚུ།</text:p>
          </table:table-cell>
          <table:table-cell table:number-columns-repeated="252"/>
        </table:table-row>
        <table:table-row table:style-name="ro1">
          <table:table-cell office:value-type="string">
            <text:p>ཤེས་པ།</text:p>
          </table:table-cell>
          <table:table-cell office:value-type="string">
            <text:p>/she pa/</text:p>
          </table:table-cell>
          <table:table-cell office:value-type="string">
            <text:p>(མིང་)</text:p>
          </table:table-cell>
          <table:table-cell office:value-type="string">
            <text:p>སེམས་བློ་རྣམ་ཤེས་ཚུ།</text:p>
          </table:table-cell>
          <table:table-cell table:number-columns-repeated="252"/>
        </table:table-row>
        <table:table-row table:style-name="ro1">
          <table:table-cell office:value-type="string">
            <text:p>ཤེལ་ཕྲེང༌།</text:p>
          </table:table-cell>
          <table:table-cell office:value-type="string">
            <text:p>/she threng/</text:p>
          </table:table-cell>
          <table:table-cell office:value-type="string">
            <text:p>(མིང་)</text:p>
          </table:table-cell>
          <table:table-cell office:value-type="string">
            <text:p>ཤེལ་གྱིས་བཟོ་བཟོ་བའི་ཕྱེངམ།</text:p>
          </table:table-cell>
          <table:table-cell table:number-columns-repeated="252"/>
        </table:table-row>
        <table:table-row table:style-name="ro1">
          <table:table-cell office:value-type="string">
            <text:p>ཤེས་བྱ།</text:p>
          </table:table-cell>
          <table:table-cell office:value-type="string">
            <text:p>/she ja/</text:p>
          </table:table-cell>
          <table:table-cell office:value-type="string">
            <text:p>(མིང་)</text:p>
          </table:table-cell>
          <table:table-cell office:value-type="string">
            <text:p>ཤེས་བྱའི་ཆོས་ཤེས་བྱའི་ཡོན་ཏན་ཤེས་བྱའི་ཡུལ་དུ་གྱུར་པའི་ཆོས་ག་ར།</text:p>
          </table:table-cell>
          <table:table-cell table:number-columns-repeated="252"/>
        </table:table-row>
        <table:table-row table:style-name="ro1">
          <table:table-cell office:value-type="string">
            <text:p>ཤེས་ཚད།</text:p>
          </table:table-cell>
          <table:table-cell office:value-type="string">
            <text:p>/she tshe/</text:p>
          </table:table-cell>
          <table:table-cell office:value-type="string">
            <text:p>(མིང་)</text:p>
          </table:table-cell>
          <table:table-cell office:value-type="string">
            <text:p>༡ག་དེམ་ཅིག་ཤེས་ཅི་ག་གི་ཚད།ཡོན་ཏན་གྱི་སྤུས་ཚད།༢ཤེས་ཚད་རོགས་ལུ་མ་སྟོན།མཁསཔ་མི་གིས་འབད་འོང་ཟེརན་ཤེས་རེ་ཤེས་ཚད་ཀྱི་དོན།</text:p>
          </table:table-cell>
          <table:table-cell table:number-columns-repeated="252"/>
        </table:table-row>
        <table:table-row table:style-name="ro1">
          <table:table-cell office:value-type="string">
            <text:p>ཤེས་ཚད་ལག་ཁྱེར།</text:p>
          </table:table-cell>
          <table:table-cell office:value-type="string">
            <text:p>/she tshe la kher/</text:p>
          </table:table-cell>
          <table:table-cell office:value-type="string">
            <text:p>(མིང་)</text:p>
          </table:table-cell>
          <table:table-cell office:value-type="string">
            <text:p>ཡོན་ཏན་ཤེས་ཚད་སྟོན་པའི་ངོ་སྦྱོར་གྱི་ཡི་གུ།</text:p>
          </table:table-cell>
          <table:table-cell table:number-columns-repeated="252"/>
        </table:table-row>
        <table:table-row table:style-name="ro1">
          <table:table-cell office:value-type="string">
            <text:p>ཤེས་བཞིན།</text:p>
          </table:table-cell>
          <table:table-cell office:value-type="string">
            <text:p>/she zhin/</text:p>
          </table:table-cell>
          <table:table-cell office:value-type="string">
            <text:p>(མིང་)</text:p>
          </table:table-cell>
          <table:table-cell office:value-type="string">
            <text:p>དྲན་པ་དང་ཤེས་བཞིན་ཟེར་སེམས་ཀྱི་རྣམ་རྟོག་ངོ་ཤེས་མི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ཤེས་ཡོན།</text:p>
          </table:table-cell>
          <table:table-cell office:value-type="string">
            <text:p>/she yoen/</text:p>
          </table:table-cell>
          <table:table-cell office:value-type="string">
            <text:p>(མིང་)</text:p>
          </table:table-cell>
          <table:table-cell office:value-type="string">
            <text:p>༡ཡོན་ཏན་གྱི་མིང༌།༢ཤེས་བྱ་དང་ཡོན་ཏན་གྱི་མིང་གཉིས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ཤེས་རབ།</text:p>
          </table:table-cell>
          <table:table-cell office:value-type="string">
            <text:p>/she rab/</text:p>
          </table:table-cell>
          <table:table-cell office:value-type="string">
            <text:p>(མིང་)</text:p>
          </table:table-cell>
          <table:table-cell office:value-type="string">
            <text:p>༡ཕར་ཕྱིན་དྲུག་གི་ནང་གསེས།༢བློ་དང་རིག་པ།</text:p>
          </table:table-cell>
          <table:table-cell table:number-columns-repeated="252"/>
        </table:table-row>
        <table:table-row table:style-name="ro1">
          <table:table-cell office:value-type="string">
            <text:p>ཤེས་རིག</text:p>
          </table:table-cell>
          <table:table-cell office:value-type="string">
            <text:p>/she rig/</text:p>
          </table:table-cell>
          <table:table-cell office:value-type="string">
            <text:p>(མིང་)</text:p>
          </table:table-cell>
          <table:table-cell office:value-type="string">
            <text:p>༡ཤེས་བྱ་རིག་ཐིག་པ་དང་ཡོན་ཏན།༢ཤེས་རིག་ལས་ཁུངས།</text:p>
          </table:table-cell>
          <table:table-cell table:number-columns-repeated="252"/>
        </table:table-row>
        <table:table-row table:style-name="ro1">
          <table:table-cell office:value-type="string">
            <text:p>ཤེས་རིག་ཡོན་ཏན།</text:p>
          </table:table-cell>
          <table:table-cell office:value-type="string">
            <text:p>/she rig yoen ten/</text:p>
          </table:table-cell>
          <table:table-cell office:value-type="string">
            <text:p>(མིང་)</text:p>
          </table:table-cell>
          <table:table-cell office:value-type="string">
            <text:p>ཤེས་ཡོན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ོ</text:p>
          </table:table-cell>
          <table:table-cell office:value-type="string">
            <text:p>/sho/</text:p>
          </table:table-cell>
          <table:table-cell office:value-type="string">
            <text:p>(མིང་)</text:p>
          </table:table-cell>
          <table:table-cell office:value-type="string">
            <text:p>༡རྩེདམོ་རྩེད་ནིའི་ཤོ་དང་མོ་བཏབ་ནིའི་ཤོ།༢ལན་ཐེངས་ལུ་གོ།དཔེར་ན་སློབ་གྲྭ་ནང་ལས་ཤོ་དང་པ་ང་བཅས་ཨིན།སློབ་སྦྱོང་ཤོ་གཉིས་པ་ནང་ལྷབ་མི་ཁོང་ཚུ་ཨི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ོ་ཀ་ལི།</text:p>
          </table:table-cell>
          <table:table-cell office:value-type="string">
            <text:p>/sho ka li/</text:p>
          </table:table-cell>
          <table:table-cell office:value-type="string">
            <text:p>(མིང་)</text:p>
          </table:table-cell>
          <table:table-cell office:value-type="string">
            <text:p>དཔེ་ཆ་བཙུགས་སའི་ཤོག་སྣོད།ཕྱི་ཁའི་མཐའ་མ་དང་སྦུགས་ཀྱི་བར་མཚམས་སྦ་བཀག་ཞིན་ན་ཁྲམ་བསྒྲིགས་པའི་ནང་ཤོག་ཀུ་སྟུག་པགས་པ་ཅིག་གི་ཕྱི་ལས་གོས་ཆེན་དང་རས་ཀྱིས་སྤུར་ཏེ་བཟོ་བཟོཝ།</text:p>
          </table:table-cell>
          <table:table-cell table:number-columns-repeated="252"/>
        </table:table-row>
        <table:table-row table:style-name="ro1">
          <table:table-cell office:value-type="string">
            <text:p>ཤོ་རྐྱབ།</text:p>
          </table:table-cell>
          <table:table-cell office:value-type="string">
            <text:p>/sho cab/</text:p>
          </table:table-cell>
          <table:table-cell office:value-type="string">
            <text:p>(བྱ་ཚིག་)</text:p>
          </table:table-cell>
          <table:table-cell office:value-type="string">
            <text:p>ཤོ་རྒྱལ་ཕམ་གྱི་དོན་ལས་རྩེདམོ་རྩེ་ནི།རྒྱན་བསྐྱུར་ནི་ཡང་ཨིན།</text:p>
          </table:table-cell>
          <table:table-cell table:number-columns-repeated="252"/>
        </table:table-row>
        <table:table-row table:style-name="ro1">
          <table:table-cell office:value-type="string">
            <text:p>ཤོ་སྒྲིག</text:p>
          </table:table-cell>
          <table:table-cell office:value-type="string">
            <text:p>/sho drig/</text:p>
          </table:table-cell>
          <table:table-cell office:value-type="string">
            <text:p>(མིང་)</text:p>
          </table:table-cell>
          <table:table-cell office:value-type="string">
            <text:p>༡གཅིག་མཚུངས་བཟོ་ནི།༢སྐུ་ཆེནམོ་འབྱོན་སའི་ལམ་ཁར་བསུ་ལེན་གྱི་དོན་ལུ་ཤིང་འབྲས་དང་བཟའ་བཏུང་གི་རིགས་བཤམ་སྟེ་དང་ལག་པར་འབག་སྟེ་གྱལ་བཅད་སྡོད་ནི།</text:p>
          </table:table-cell>
          <table:table-cell table:number-columns-repeated="252"/>
        </table:table-row>
        <table:table-row table:style-name="ro1">
          <table:table-cell office:value-type="string">
            <text:p>ཤོ་ཆས།</text:p>
          </table:table-cell>
          <table:table-cell office:value-type="string">
            <text:p>/sho che/</text:p>
          </table:table-cell>
          <table:table-cell office:value-type="string">
            <text:p>(མིང་)</text:p>
          </table:table-cell>
          <table:table-cell office:value-type="string">
            <text:p>ཤོ་རྐྱབ་ནི་གི་ཤོ་ཕོར་རྡེའུ་ཤོ་གདན་ལག་ཤིང་ཤོ་ཚུ།</text:p>
          </table:table-cell>
          <table:table-cell table:number-columns-repeated="252"/>
        </table:table-row>
        <table:table-row table:style-name="ro1">
          <table:table-cell office:value-type="string">
            <text:p>ཤོ་དྲེལ།</text:p>
          </table:table-cell>
          <table:table-cell office:value-type="string">
            <text:p>/sho drel/</text:p>
          </table:table-cell>
          <table:table-cell office:value-type="string">
            <text:p>(མིང་)</text:p>
          </table:table-cell>
          <table:table-cell office:value-type="string">
            <text:p>ཁུར་ཆ་བཏོན་མི་གི་དྲེལ་ལེ་ཤ་འབད་བདའ་འགྱོཝ་ད་ཧེ་མ་འགྱོ་མི་ལུ་ཤོ་དྲེལ་དང་པ་ཟེརཝ་ལ་སོགས་པ་བརྩི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ཤོ་གདན།</text:p>
          </table:table-cell>
          <table:table-cell office:value-type="string">
            <text:p>/sho den/</text:p>
          </table:table-cell>
          <table:table-cell office:value-type="string">
            <text:p>(མིང་)</text:p>
          </table:table-cell>
          <table:table-cell office:value-type="string">
            <text:p>ཤོ་གི་རྡེའུ་བཀྲམ་ནི་གི་གདན།</text:p>
          </table:table-cell>
          <table:table-cell table:number-columns-repeated="252"/>
        </table:table-row>
        <table:table-row table:style-name="ro1">
          <table:table-cell office:value-type="string">
            <text:p>ཤོ་རྡེལ།</text:p>
          </table:table-cell>
          <table:table-cell office:value-type="string">
            <text:p>/sho del/</text:p>
          </table:table-cell>
          <table:table-cell office:value-type="string">
            <text:p>(མིང་)</text:p>
          </table:table-cell>
          <table:table-cell office:value-type="string">
            <text:p>ཤོ་རྡེའུ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ོ་རྡེའུ།</text:p>
          </table:table-cell>
          <table:table-cell office:value-type="string">
            <text:p>/sho deu/</text:p>
          </table:table-cell>
          <table:table-cell office:value-type="string">
            <text:p>(མིང་)</text:p>
          </table:table-cell>
          <table:table-cell office:value-type="string">
            <text:p>ཤོ་མིག་གྱངས་ཁ་བཞག་ནིའི་རྡེའུ་དཀར་ནག་ཚུ།</text:p>
          </table:table-cell>
          <table:table-cell table:number-columns-repeated="252"/>
        </table:table-row>
        <table:table-row table:style-name="ro1">
          <table:table-cell office:value-type="string">
            <text:p>ཤོ་ཕོར།</text:p>
          </table:table-cell>
          <table:table-cell office:value-type="string">
            <text:p>/sho pho/</text:p>
          </table:table-cell>
          <table:table-cell office:value-type="string">
            <text:p>(མིང་)</text:p>
          </table:table-cell>
          <table:table-cell office:value-type="string">
            <text:p>ཤོ་བཙུགས་སའི་ཧོད་ཕོརཔ་བཟུམ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ཤོ་མིག</text:p>
          </table:table-cell>
          <table:table-cell office:value-type="string">
            <text:p>/sho mig/</text:p>
          </table:table-cell>
          <table:table-cell office:value-type="string">
            <text:p>(མིང་)</text:p>
          </table:table-cell>
          <table:table-cell office:value-type="string">
            <text:p>ཤོ་གི་མིག་ཏོ་ཤོ་མིག་གསུམ་པ་ཤོ་མིག་གཉིས་པ་ཤོ་མིག་བཞི་པ་ཤོ་མིག་ལྔ་པ་ཤོ་མིག་དྲུག་པ་ཚུ།</text:p>
          </table:table-cell>
          <table:table-cell table:number-columns-repeated="252"/>
        </table:table-row>
        <table:table-row table:style-name="ro1">
          <table:table-cell office:value-type="string">
            <text:p>ཤོ་མོ།</text:p>
          </table:table-cell>
          <table:table-cell office:value-type="string">
            <text:p>/sho mo/</text:p>
          </table:table-cell>
          <table:table-cell office:value-type="string">
            <text:p>(མིང་)</text:p>
          </table:table-cell>
          <table:table-cell office:value-type="string">
            <text:p>མོ་བཏབ་ནི་ལུ་མདའ་མོ་འཕྲེང་མོ་ཤོ་མོ་པྲ་མོ་རྔ་མོ་ཟེར་མ་འདྲཝ་ཡོད་པའི་ནང་ལས་ཤོ་བརྐྱབ་སྟེ་བཏབ་ནི་གི་མོ།</text:p>
          </table:table-cell>
          <table:table-cell table:number-columns-repeated="252"/>
        </table:table-row>
        <table:table-row table:style-name="ro1">
          <table:table-cell office:value-type="string">
            <text:p>ཤོ་མཚུངས།</text:p>
          </table:table-cell>
          <table:table-cell office:value-type="string">
            <text:p>/sho tshung/</text:p>
          </table:table-cell>
          <table:table-cell office:value-type="string">
            <text:p>(མིང་)</text:p>
          </table:table-cell>
          <table:table-cell office:value-type="string">
            <text:p>གཞན་དང་ཅོག་འཐད་པའི་དོན།ཤོ་མཐུན།ཤོ་གཅིག་ནི།</text:p>
          </table:table-cell>
          <table:table-cell table:number-columns-repeated="252"/>
        </table:table-row>
        <table:table-row table:style-name="ro1">
          <table:table-cell office:value-type="string">
            <text:p>ཤོ་བཟང༌།</text:p>
          </table:table-cell>
          <table:table-cell office:value-type="string">
            <text:p>/sho zang/</text:p>
          </table:table-cell>
          <table:table-cell office:value-type="string">
            <text:p>(མིང་ཁྱད་)</text:p>
          </table:table-cell>
          <table:table-cell office:value-type="string">
            <text:p>ཤོ་མོ་བཏབ་ད་ཤོ་མིག་གི་ཨང་གྲངས་ཡ་འབད་འཐོན་ནི།</text:p>
          </table:table-cell>
          <table:table-cell table:number-columns-repeated="252"/>
        </table:table-row>
        <table:table-row table:style-name="ro1">
          <table:table-cell office:value-type="string">
            <text:p>ཤོ་གཟུགས།</text:p>
          </table:table-cell>
          <table:table-cell office:value-type="string">
            <text:p>/sho zug/</text:p>
          </table:table-cell>
          <table:table-cell office:value-type="string">
            <text:p>(མིང་)</text:p>
          </table:table-cell>
          <table:table-cell office:value-type="string">
            <text:p>དབྱིབས་གྲུ་བཞི་ཁག་ཁ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ཤོ་རལ།</text:p>
          </table:table-cell>
          <table:table-cell office:value-type="string">
            <text:p>/sho re/</text:p>
          </table:table-cell>
          <table:table-cell office:value-type="string">
            <text:p>(མིང་)</text:p>
          </table:table-cell>
          <table:table-cell office:value-type="string">
            <text:p>མི་འདི་ཁ་ཤོ་རལ་ཨིན་པས་ཟེར་བ་ཅིན་ཡ་མཆུ་མ་མཆུ་གང་རུང་རལ་སོང་མི་ཅིག་ལུ་གོ་ནི་ཨིན།</text:p>
          </table:table-cell>
          <table:table-cell table:number-columns-repeated="252"/>
        </table:table-row>
        <table:table-row table:style-name="ro1">
          <table:table-cell office:value-type="string">
            <text:p>ཤོ་ལོ་ཀ</text:p>
          </table:table-cell>
          <table:table-cell office:value-type="string">
            <text:p>/sho lo ka/</text:p>
          </table:table-cell>
          <table:table-cell office:value-type="string">
            <text:p>(མིང་)</text:p>
          </table:table-cell>
          <table:table-cell office:value-type="string">
            <text:p>ཚིགས་བཅད་ཀྱི་ཚིག་རྐང་བཞི་རེ་གི་མིང༌།ཚིག་ལྷུག་གི་ཚིག་འབྲུ་སོ་གཉིས་རེ་ལུ་ཡང་ཤོ་ལོ་ཀ་ཟེར་བརྩི་སྲོལ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ཤོག</text:p>
          </table:table-cell>
          <table:table-cell office:value-type="string">
            <text:p>/sho/</text:p>
          </table:table-cell>
          <table:table-cell office:value-type="string">
            <text:p>(མིང་)</text:p>
          </table:table-cell>
          <table:table-cell office:value-type="string">
            <text:p>ཚུར་ཤོག་ནང་ན་ཤོག་ཟེར་འབོ་བའི་དོན་ལུ་འཇུག།</text:p>
          </table:table-cell>
          <table:table-cell table:number-columns-repeated="252"/>
        </table:table-row>
        <table:table-row table:style-name="ro1">
          <table:table-cell office:value-type="string">
            <text:p>ཤོག་ཀ་ལི།</text:p>
          </table:table-cell>
          <table:table-cell office:value-type="string">
            <text:p>/sho ka li/</text:p>
          </table:table-cell>
          <table:table-cell office:value-type="string">
            <text:p>(མིང་)</text:p>
          </table:table-cell>
          <table:table-cell office:value-type="string">
            <text:p>ཤོ་ཀ་ལི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ོག་ཀུ</text:p>
          </table:table-cell>
          <table:table-cell office:value-type="string">
            <text:p>/sho ku/</text:p>
          </table:table-cell>
          <table:table-cell office:value-type="string">
            <text:p>(མིང་)</text:p>
          </table:table-cell>
          <table:table-cell office:value-type="string">
            <text:p>ཤོག་གུ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ོག་ཁབ།</text:p>
          </table:table-cell>
          <table:table-cell office:value-type="string">
            <text:p>/sho khab/</text:p>
          </table:table-cell>
          <table:table-cell office:value-type="string">
            <text:p>(མིང་)</text:p>
          </table:table-cell>
          <table:table-cell office:value-type="string">
            <text:p>ཤོག་ཀུ་གུ་ལུ་བཏབ་ནིའི་ཁབ།</text:p>
          </table:table-cell>
          <table:table-cell table:number-columns-repeated="252"/>
        </table:table-row>
        <table:table-row table:style-name="ro1">
          <table:table-cell office:value-type="string">
            <text:p>ཤོག་ཁྲ།</text:p>
          </table:table-cell>
          <table:table-cell office:value-type="string">
            <text:p>/sho thra/</text:p>
          </table:table-cell>
          <table:table-cell office:value-type="string">
            <text:p>(མིང་)</text:p>
          </table:table-cell>
          <table:table-cell office:value-type="string">
            <text:p>ཏ་སི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ཤོག་ཁྲམ།</text:p>
          </table:table-cell>
          <table:table-cell office:value-type="string">
            <text:p>/sho thram/</text:p>
          </table:table-cell>
          <table:table-cell office:value-type="string">
            <text:p>(མིང་)</text:p>
          </table:table-cell>
          <table:table-cell office:value-type="string">
            <text:p>༡སྒོ་སྒྲིག་གི་ཁྲམ་ཤིང་གུ་ཤེལ་མིན་པར་ཤོག་གུ་སྦྱར་མི།༢ཤོག་ཀུ་ནང་ཐིག་གྲུ་བཞི་ལེ་ཤ་རྐྱབ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ཤོག་གུ</text:p>
          </table:table-cell>
          <table:table-cell office:value-type="string">
            <text:p>/sho gu/</text:p>
          </table:table-cell>
          <table:table-cell office:value-type="string">
            <text:p>(མིང་)</text:p>
          </table:table-cell>
          <table:table-cell office:value-type="string">
            <text:p>ཡི་གུ་འབྲི་ནི་ཤོག་གུ་ཤོག་གུ་དཀརཔོ་རྒྱ་ཤོག་འབྲུག་ཤོག་ཚུ།</text:p>
          </table:table-cell>
          <table:table-cell table:number-columns-repeated="252"/>
        </table:table-row>
        <table:table-row table:style-name="ro1">
          <table:table-cell office:value-type="string">
            <text:p>ཤོག་གུ་བྱེ་ཁ།</text:p>
          </table:table-cell>
          <table:table-cell office:value-type="string">
            <text:p>/sho gu je kha/</text:p>
          </table:table-cell>
          <table:table-cell office:value-type="string">
            <text:p>(མིང་)</text:p>
          </table:table-cell>
          <table:table-cell office:value-type="string">
            <text:p>འབྲུག་ཤོག་གྲུ་བཞི་མ་ལེབ་རེ་ལུ་བྱེ་ཁ་རེ་ཟེར་བརྩིཝ་ཨིན།</text:p>
          </table:table-cell>
          <table:table-cell table:number-columns-repeated="252"/>
        </table:table-row>
        <table:table-row table:style-name="ro1">
          <table:table-cell office:value-type="string">
            <text:p>ཤོག་གྲངས།</text:p>
          </table:table-cell>
          <table:table-cell office:value-type="string">
            <text:p>/shog drang/</text:p>
          </table:table-cell>
          <table:table-cell office:value-type="string">
            <text:p>(མིང་)</text:p>
          </table:table-cell>
          <table:table-cell office:value-type="string">
            <text:p>དཔེ་གཟུགས་དང་དེབ་གཟུགས་ཀྱི་ཤོག་ལེབ་ཀྱི་གྱངས་ཁ།ཤོག་གྲངས་བརྩི་ཐངས་ལུ་དང་ཕུགས་ཤོག་ལེབ་རྒྱབ་མདུན་གཉིས་ལུ་ཤོག་གྲངས་རེ་འབད་བརྩི་ནི་དང་ད་རེས་ནངས་པའི་ངོ་ཤོག་རེ་ལུ་ཤོག་གྲངས་རེ་འབད་བརྩི་སྲོལ་ཅིག་ལྷམ་གཉིས་འབད་ཡོད།</text:p>
          </table:table-cell>
          <table:table-cell table:number-columns-repeated="252"/>
        </table:table-row>
        <table:table-row table:style-name="ro1">
          <table:table-cell office:value-type="string">
            <text:p>ཤོག་གྲི།</text:p>
          </table:table-cell>
          <table:table-cell office:value-type="string">
            <text:p>/sho dri/</text:p>
          </table:table-cell>
          <table:table-cell office:value-type="string">
            <text:p>(མིང་)</text:p>
          </table:table-cell>
          <table:table-cell office:value-type="string">
            <text:p>ཤོག་ཀུ་དྲ་ནི་གི་གྱི་ཅུང༌།</text:p>
          </table:table-cell>
          <table:table-cell table:number-columns-repeated="252"/>
        </table:table-row>
        <table:table-row table:style-name="ro1">
          <table:table-cell office:value-type="string">
            <text:p>ཤོག་སྒམ།</text:p>
          </table:table-cell>
          <table:table-cell office:value-type="string">
            <text:p>/sho gam/</text:p>
          </table:table-cell>
          <table:table-cell office:value-type="string">
            <text:p>(མིང་)</text:p>
          </table:table-cell>
          <table:table-cell office:value-type="string">
            <text:p>ཤོག་སྒྲོ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ོག་སྒྲོམ།</text:p>
          </table:table-cell>
          <table:table-cell office:value-type="string">
            <text:p>/sho drom/</text:p>
          </table:table-cell>
          <table:table-cell office:value-type="string">
            <text:p>(མིང་)</text:p>
          </table:table-cell>
          <table:table-cell office:value-type="string">
            <text:p>ཤོག་གུ་གིས་བཟོ་བཟོ་བའི་སྒྲོམ།</text:p>
          </table:table-cell>
          <table:table-cell table:number-columns-repeated="252"/>
        </table:table-row>
        <table:table-row table:style-name="ro1">
          <table:table-cell office:value-type="string">
            <text:p>ཤོག་དངུལ།</text:p>
          </table:table-cell>
          <table:table-cell office:value-type="string">
            <text:p>/sho nguel/</text:p>
          </table:table-cell>
          <table:table-cell office:value-type="string">
            <text:p>(མིང་)</text:p>
          </table:table-cell>
          <table:table-cell office:value-type="string">
            <text:p>ཏིག་རྐྱང་གི་ཚབ་ཤོག་ཀུའི་གཅིག་ལོར་གཉིས་ལོར་བཅུ་ལོར་བརྒྱ་ལོར་ཚུ།</text:p>
          </table:table-cell>
          <table:table-cell table:number-columns-repeated="252"/>
        </table:table-row>
        <table:table-row table:style-name="ro1">
          <table:table-cell office:value-type="string">
            <text:p>ཤོག་ལྟང༌།</text:p>
          </table:table-cell>
          <table:table-cell office:value-type="string">
            <text:p>/sho tang/</text:p>
          </table:table-cell>
          <table:table-cell office:value-type="string">
            <text:p>(མིང་)</text:p>
          </table:table-cell>
          <table:table-cell office:value-type="string">
            <text:p>ཤོག་ཀུ་གི་དོས།</text:p>
          </table:table-cell>
          <table:table-cell table:number-columns-repeated="252"/>
        </table:table-row>
        <table:table-row table:style-name="ro1">
          <table:table-cell office:value-type="string">
            <text:p>ཤོག་ཐང༌།</text:p>
          </table:table-cell>
          <table:table-cell office:value-type="string">
            <text:p>/sho thang/</text:p>
          </table:table-cell>
          <table:table-cell office:value-type="string">
            <text:p>(མིང་)</text:p>
          </table:table-cell>
          <table:table-cell office:value-type="string">
            <text:p>ཤོག་ཀུ་ཐང་ཀ་བཟུམ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ཤོག་དུམ།</text:p>
          </table:table-cell>
          <table:table-cell office:value-type="string">
            <text:p>/sho dum/</text:p>
          </table:table-cell>
          <table:table-cell office:value-type="string">
            <text:p>(མིང་)</text:p>
          </table:table-cell>
          <table:table-cell office:value-type="string">
            <text:p>འདས་ཤོག་ལེབ་༡༢༠རེ་གིས་དུམ་ཚན་རེ་བཟོ་སྟེ་ཡོད་མི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ཤོག་ནག</text:p>
          </table:table-cell>
          <table:table-cell office:value-type="string">
            <text:p>/sho na/</text:p>
          </table:table-cell>
          <table:table-cell office:value-type="string">
            <text:p>(མིང་)</text:p>
          </table:table-cell>
          <table:table-cell office:value-type="string">
            <text:p>༡ཡིག་འདྲ་བཏོན་ནིའི་དོན་ལུ་བཙུགས་ནི་གི་སྣག་ཤོག༢གསེར་ཡིག་འབྲི་ནིའི་དོན་ལུ་བཟོ་བའི་འབྲི་གཞི།</text:p>
          </table:table-cell>
          <table:table-cell table:number-columns-repeated="252"/>
        </table:table-row>
        <table:table-row table:style-name="ro1">
          <table:table-cell office:value-type="string">
            <text:p>ཤོག་མནེམ།</text:p>
          </table:table-cell>
          <table:table-cell office:value-type="string">
            <text:p>/sho nem/</text:p>
          </table:table-cell>
          <table:table-cell office:value-type="string">
            <text:p>(མིང་)</text:p>
          </table:table-cell>
          <table:table-cell office:value-type="string">
            <text:p>ཤོག་ཀུ་རླུངམ་གིས་མི་འབག་ནིའི་དོན་ལུ་མནེམ་ནིའི་ཅ་དངོས།</text:p>
          </table:table-cell>
          <table:table-cell table:number-columns-repeated="252"/>
        </table:table-row>
        <table:table-row table:style-name="ro1">
          <table:table-cell office:value-type="string">
            <text:p>ཤོག་པང༌།</text:p>
          </table:table-cell>
          <table:table-cell office:value-type="string">
            <text:p>/sho pang/</text:p>
          </table:table-cell>
          <table:table-cell office:value-type="string">
            <text:p>(མིང་)</text:p>
          </table:table-cell>
          <table:table-cell office:value-type="string">
            <text:p>སྲབ་ལེབ་བརྩེགས་ཏེ་བཟོ་བའི་ཨེན་ཏ།</text:p>
          </table:table-cell>
          <table:table-cell table:number-columns-repeated="252"/>
        </table:table-row>
        <table:table-row table:style-name="ro1">
          <table:table-cell office:value-type="string">
            <text:p>ཤོག་བྱ།</text:p>
          </table:table-cell>
          <table:table-cell office:value-type="string">
            <text:p>/sho ja/</text:p>
          </table:table-cell>
          <table:table-cell office:value-type="string">
            <text:p>(མིང་)</text:p>
          </table:table-cell>
          <table:table-cell office:value-type="string">
            <text:p>རྩེད་མོའི་དོན་ལུ་བཟོ་བའི་ཤོག་ཀུ་བྱཱ་བཟུམ་འཕུར་བཅུག་མི།</text:p>
          </table:table-cell>
          <table:table-cell table:number-columns-repeated="252"/>
        </table:table-row>
        <table:table-row table:style-name="ro1">
          <table:table-cell office:value-type="string">
            <text:p>ཤོག་བྱང༌།</text:p>
          </table:table-cell>
          <table:table-cell office:value-type="string">
            <text:p>/sho jang/</text:p>
          </table:table-cell>
          <table:table-cell office:value-type="string">
            <text:p>(མིང་)</text:p>
          </table:table-cell>
          <table:table-cell office:value-type="string">
            <text:p>ཤོག་ཀུ་གུ་དྲ་དུམ་མིང་དང་ཁ་བྱང་ཚུ་འབྲི་ས།</text:p>
          </table:table-cell>
          <table:table-cell table:number-columns-repeated="252"/>
        </table:table-row>
        <table:table-row table:style-name="ro1">
          <table:table-cell office:value-type="string">
            <text:p>ཤོག་འཛིན།</text:p>
          </table:table-cell>
          <table:table-cell office:value-type="string">
            <text:p>/shog dzin/</text:p>
          </table:table-cell>
          <table:table-cell office:value-type="string">
            <text:p>(མིང་)</text:p>
          </table:table-cell>
          <table:table-cell office:value-type="string">
            <text:p>༡དྲན་གསོ་བཞག་པའི་ཡིག་ཅུང་ཚུ།༢རྒྱན་ཤོག་གློག་བརྙན་བལྟ་ནི།སྣུམ་འཁོར་ནང་འགྱོ་ནི།གནམ་གྲུའི་ནང་འགྱོ་ནི་ཚུ་གི་ཤོག་འཛིན།</text:p>
          </table:table-cell>
          <table:table-cell table:number-columns-repeated="252"/>
        </table:table-row>
        <table:table-row table:style-name="ro1">
          <table:table-cell office:value-type="string">
            <text:p>ཤོག་ལེབ།</text:p>
          </table:table-cell>
          <table:table-cell office:value-type="string">
            <text:p>/shog leb/</text:p>
          </table:table-cell>
          <table:table-cell office:value-type="string">
            <text:p>(མིང་)</text:p>
          </table:table-cell>
          <table:table-cell office:value-type="string">
            <text:p>དཔེ་གཟུགས་དང་དེབ་གཟུགས་ཚུ་གི་ཤོག་ལེབ།</text:p>
          </table:table-cell>
          <table:table-cell table:number-columns-repeated="252"/>
        </table:table-row>
        <table:table-row table:style-name="ro1">
          <table:table-cell office:value-type="string">
            <text:p>ཤོག་ལོར།</text:p>
          </table:table-cell>
          <table:table-cell office:value-type="string">
            <text:p>/sho lor/</text:p>
          </table:table-cell>
          <table:table-cell office:value-type="string">
            <text:p>(མིང་)</text:p>
          </table:table-cell>
          <table:table-cell office:value-type="string">
            <text:p>ཤོག་ཀུ་གི་ཏི་རུ།</text:p>
          </table:table-cell>
          <table:table-cell table:number-columns-repeated="252"/>
        </table:table-row>
        <table:table-row table:style-name="ro1">
          <table:table-cell office:value-type="string">
            <text:p>ཤོག་ཤོག</text:p>
          </table:table-cell>
          <table:table-cell office:value-type="string">
            <text:p>/shog sho/</text:p>
          </table:table-cell>
          <table:table-cell office:value-type="string">
            <text:p>(མིང་)</text:p>
          </table:table-cell>
          <table:table-cell office:value-type="string">
            <text:p>མགྱོགས་པ་ཤོག་ཤོག་ཟེར་ཁག་ཆེ་བའི་དོན་ལུ་ནན་བསྐྱར་སྦེ་འབོ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ཤོག་ལྷེ།</text:p>
          </table:table-cell>
          <table:table-cell office:value-type="string">
            <text:p>/sho lhe/</text:p>
          </table:table-cell>
          <table:table-cell office:value-type="string">
            <text:p>(མིང་)</text:p>
          </table:table-cell>
          <table:table-cell office:value-type="string">
            <text:p>ཤོག་ལེ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ཤོང༌།</text:p>
          </table:table-cell>
          <table:table-cell office:value-type="string">
            <text:p>/shong/</text:p>
          </table:table-cell>
          <table:table-cell office:value-type="string">
            <text:p>(མིང་)</text:p>
          </table:table-cell>
          <table:table-cell office:value-type="string">
            <text:p>ནང་ན་ཤོང་བ་སྒྲོམ་ནང་ན་ཅ་ལ་ལེ་ཤ་ཤོང་པ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ོང་སྟོན་ལོ་ཙཱ་བ།</text:p>
          </table:table-cell>
          <table:table-cell office:value-type="string">
            <text:p>/shong toen lo tsa wa/</text:p>
          </table:table-cell>
          <table:table-cell office:value-type="string">
            <text:p>(མིང་)</text:p>
          </table:table-cell>
          <table:table-cell office:value-type="string">
            <text:p>འགྲོ་མགོན་ཆོས་རྒྱལ་འཕགས་པའི་སྐབས་ཀྱི་ས་སྐྱའི་ལོ་ཙཱ་བ་ཅིག།</text:p>
          </table:table-cell>
          <table:table-cell table:number-columns-repeated="252"/>
        </table:table-row>
        <table:table-row table:style-name="ro1">
          <table:table-cell office:value-type="string">
            <text:p>ཤོང་རྡོ་རྗེ་རྒྱལ་མཚན།</text:p>
          </table:table-cell>
          <table:table-cell office:value-type="string">
            <text:p>/shing do je gel tshen/</text:p>
          </table:table-cell>
          <table:table-cell office:value-type="string">
            <text:p>(མིང་)</text:p>
          </table:table-cell>
          <table:table-cell office:value-type="string">
            <text:p>ཤོང་སྟོན་ལོ་ཙཱ་བའི་མཚན་ངོ་མ།</text:p>
          </table:table-cell>
          <table:table-cell table:number-columns-repeated="252"/>
        </table:table-row>
        <table:table-row table:style-name="ro1">
          <table:table-cell office:value-type="string">
            <text:p>ཤོང་མི་ཤོང༌།</text:p>
          </table:table-cell>
          <table:table-cell office:value-type="string">
            <text:p>/shong me shong/</text:p>
          </table:table-cell>
          <table:table-cell office:value-type="string">
            <text:p>(མིང་)</text:p>
          </table:table-cell>
          <table:table-cell office:value-type="string">
            <text:p>༡ཁྱིམ་ནང་མི་ཤོང་མི་ཤོང་བལྟ་ཧོད་ནང་ཅ་ལ་ཤོང་མི་ཤོང་བལྟ།༢སྣུམ་འཁོར་ནང་མི་ཤོང་མི་ཤོང་ཅིག་ཨིན་མས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ོང་ཚད།</text:p>
          </table:table-cell>
          <table:table-cell office:value-type="string">
            <text:p>/shog tshe/</text:p>
          </table:table-cell>
          <table:table-cell office:value-type="string">
            <text:p>(མིང་)</text:p>
          </table:table-cell>
          <table:table-cell office:value-type="string">
            <text:p>ཤོང་བའི་ཚད།ཤོང་ཚད་ཅིགཔ་བཙུགས།དེས་ཅིག་ལས་མི་ཤོང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ོངན།</text:p>
          </table:table-cell>
          <table:table-cell office:value-type="string">
            <text:p>/shongn/</text:p>
          </table:table-cell>
          <table:table-cell office:value-type="string">
            <text:p>(མིང་)</text:p>
          </table:table-cell>
          <table:table-cell office:value-type="string">
            <text:p>ཤོངན་བཙུགས།ཤོང་པ་ཅིན་ཟེར་བའི་བསྡུ་ཚིག།</text:p>
          </table:table-cell>
          <table:table-cell table:number-columns-repeated="252"/>
        </table:table-row>
        <table:table-row table:style-name="ro1">
          <table:table-cell office:value-type="string">
            <text:p>ཤོངཔ།</text:p>
          </table:table-cell>
          <table:table-cell office:value-type="string">
            <text:p>/shongp/</text:p>
          </table:table-cell>
          <table:table-cell office:value-type="string">
            <text:p>(མིང་)</text:p>
          </table:table-cell>
          <table:table-cell office:value-type="string">
            <text:p>ཤོང་ཤོངམཔ་ཅིག་བཙུགས།མ་ཤོང་པ་བཞག།</text:p>
          </table:table-cell>
          <table:table-cell table:number-columns-repeated="252"/>
        </table:table-row>
        <table:table-row table:style-name="ro1">
          <table:table-cell office:value-type="string">
            <text:p>ཤོངམ།</text:p>
          </table:table-cell>
          <table:table-cell office:value-type="string">
            <text:p>/shongm/</text:p>
          </table:table-cell>
          <table:table-cell office:value-type="string">
            <text:p>(མིང་)</text:p>
          </table:table-cell>
          <table:table-cell office:value-type="string">
            <text:p>ཤོངམ་ནི་བཟུམ་མ་མཐོང༌།ཤོང་ཤོངམ་ཚུ།</text:p>
          </table:table-cell>
          <table:table-cell table:number-columns-repeated="252"/>
        </table:table-row>
        <table:table-row table:style-name="ro1">
          <table:table-cell office:value-type="string">
            <text:p>ཤོབ།</text:p>
          </table:table-cell>
          <table:table-cell office:value-type="string">
            <text:p>/shob/</text:p>
          </table:table-cell>
          <table:table-cell office:value-type="string">
            <text:p>(མིང་)</text:p>
          </table:table-cell>
          <table:table-cell office:value-type="string">
            <text:p>མ་བདེན་པའི་ཚིག་སླབ་ནི།ཤོབ་རྐྱབ་མས།ཤོབ་མ་སླབ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ཤོམ།</text:p>
          </table:table-cell>
          <table:table-cell office:value-type="string">
            <text:p>/shom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གྲབ་ཤོམ་གྲ་བསྒྲིག་སྟ་གོན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ཤོམ་འདབ།</text:p>
          </table:table-cell>
          <table:table-cell office:value-type="string">
            <text:p>/shom dab/</text:p>
          </table:table-cell>
          <table:table-cell office:value-type="string">
            <text:p>(མིང་)</text:p>
          </table:table-cell>
          <table:table-cell office:value-type="string">
            <text:p>ཤིང་གི་འདབ་མ་ལོ་འདབ་མར་ཤོམ་འདབ་ནང་སྤུར་བཞ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ོར།</text:p>
          </table:table-cell>
          <table:table-cell office:value-type="string">
            <text:p>/shor/</text:p>
          </table:table-cell>
          <table:table-cell office:value-type="string">
            <text:p>(བྱ་ཚིག་)</text:p>
          </table:table-cell>
          <table:table-cell office:value-type="string">
            <text:p>༡དམ་སྟེ་བཞག་མ་ཚུགས་པར་ཤོར་བའི་དོན།༢ཨརཝ་ཤོར་ནི།ཆུ་ཤོར་ནི།སྡོམ་པ་ཤོར་ནི།ལག་པ་ལས་ཤོར་ནི།༣རྒྱལ་ཤོར་བ་ཟེར་བ་ཅིནན་ཕམ་པའི་དོན།༤ཁ་ཤོར་སོ་ཡི་ཟེར་བ་ཅིན་ཁས་བླངས་ཚར་བ།༥སེམས་ཤོར་ནི།སེམས་ཆག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ཤོར་ཏ་རེ།</text:p>
          </table:table-cell>
          <table:table-cell office:value-type="string">
            <text:p>/shor ta re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ཤོར་འོང་སྨ་རེ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ཤོར་མ་ཤོར།</text:p>
          </table:table-cell>
          <table:table-cell office:value-type="string">
            <text:p>/shor ma sho</text:p>
          </table:table-cell>
          <table:table-cell office:value-type="string">
            <text:p>(མིང་)</text:p>
          </table:table-cell>
          <table:table-cell office:value-type="string">
            <text:p>རྒྱལ་ཤོར་མ་ཤོར་བལྟ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ཤོརན།</text:p>
          </table:table-cell>
          <table:table-cell office:value-type="string">
            <text:p>/shorn/</text:p>
          </table:table-cell>
          <table:table-cell office:value-type="string">
            <text:p>(མིང་)</text:p>
          </table:table-cell>
          <table:table-cell office:value-type="string">
            <text:p>ཕྱེད་ཀྲམ་ཤོརན་རྒུད་ཕོག་འོང༌།</text:p>
          </table:table-cell>
          <table:table-cell table:number-columns-repeated="252"/>
        </table:table-row>
        <table:table-row table:style-name="ro1">
          <table:table-cell office:value-type="string">
            <text:p>ཤོརཝ།</text:p>
          </table:table-cell>
          <table:table-cell office:value-type="string">
            <text:p>/shou/</text:p>
          </table:table-cell>
          <table:table-cell office:value-type="string">
            <text:p>(མིང་)</text:p>
          </table:table-cell>
          <table:table-cell office:value-type="string">
            <text:p>རྒྱལ་ཤོར་ཤོརཝ།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ཤོལ།</text:p>
          </table:table-cell>
          <table:table-cell office:value-type="string">
            <text:p>/shoel/</text:p>
          </table:table-cell>
          <table:table-cell office:value-type="string">
            <text:p>(མིང་)</text:p>
          </table:table-cell>
          <table:table-cell office:value-type="string">
            <text:p>ལྟོ་ཚང་ཁྱོད་ད་རེས་འགྱོཝ་ཤོལ་ད་ཟེར་དོ་བཟུམ་ལམ་འགྱོ་ནི་དང་ལཱ་འབད་ནི་ཚུ་སྐབས་ཅིག་མ་འབད་པར་བཞག་པའི་བསྐུལ་ཚིག།</text:p>
          </table:table-cell>
          <table:table-cell table:number-columns-repeated="252"/>
        </table:table-row>
        <table:table-row table:style-name="ro1">
          <table:table-cell office:value-type="string">
            <text:p>ཤོལ་ཟླ།</text:p>
          </table:table-cell>
          <table:table-cell office:value-type="string">
            <text:p>/shoel da/</text:p>
          </table:table-cell>
          <table:table-cell office:value-type="string">
            <text:p>(མིང་)</text:p>
          </table:table-cell>
          <table:table-cell office:value-type="string">
            <text:p>ཟླཝ་གཉིས་བརྩེགས་འཐོན་པ་ཅིན་ཟླ་ཐེབས་འདི་ལུ་ཤོལ་ཟླ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ཤྭ།</text:p>
          </table:table-cell>
          <table:table-cell office:value-type="string">
            <text:p>/sha/</text:p>
          </table:table-cell>
          <table:table-cell office:value-type="string">
            <text:p>(མིང་)</text:p>
          </table:table-cell>
          <table:table-cell office:value-type="string">
            <text:p>༡མོ་བཏབ་ནི་གི་ཤྭ།༢ཤྭ་འུད་ཟེར་ཆརཔ་རྐྱབ་ཤུལ་རོང་ཆུ་ཤུགས་ཅན་འཐོན་ནི།</text:p>
          </table:table-cell>
          <table:table-cell table:number-columns-repeated="252"/>
        </table:table-row>
        <table:table-row table:style-name="ro1">
          <table:table-cell office:value-type="string">
            <text:p>ཤཱ་རིའི་བུ།</text:p>
          </table:table-cell>
          <table:table-cell office:value-type="string">
            <text:p>/sha rii bu</text:p>
          </table:table-cell>
          <table:table-cell office:value-type="string">
            <text:p>(མིང་)</text:p>
          </table:table-cell>
          <table:table-cell office:value-type="string">
            <text:p>སངས་རྒྱས་ཀྱི་ཉན་ཐོས་མཆོག་ཟུང་གཉིས་ལས་ཤེས་རབ་མཆོག་ཏུ་གྱུར་པའི་མཚན།</text:p>
          </table:table-cell>
          <table:table-cell table:number-columns-repeated="252"/>
        </table:table-row>
        <table:table-row table:style-name="ro1">
          <table:table-cell office:value-type="string">
            <text:p>ཤཱཀྱ་རྒྱལ་མཚན།</text:p>
          </table:table-cell>
          <table:table-cell office:value-type="string">
            <text:p>/sha ca gel tshen/</text:p>
          </table:table-cell>
          <table:table-cell office:value-type="string">
            <text:p>(མིང་)</text:p>
          </table:table-cell>
          <table:table-cell office:value-type="string">
            <text:p>༡བྱམས་མགོན་གདུང་རབས་ལས་སེ་བ་ལ་ཆོས་རྗེ་རིམ་བྱོན་ནང་གསེས་ཆོས་རྗེ་གཉིས་པ།༢མཁན་ཁྲི་སོ་ལྔ་པ་དང་མཁན་ཁྲི་སོ་བརྒྱད་པ་ཚུ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ཤཱཀྱ་བསྟན་འཛིན།</text:p>
          </table:table-cell>
          <table:table-cell office:value-type="string">
            <text:p>/sha ca ten dzin/</text:p>
          </table:table-cell>
          <table:table-cell office:value-type="string">
            <text:p>(མིང་)</text:p>
          </table:table-cell>
          <table:table-cell office:value-type="string">
            <text:p>ཞབས་དྲུང་གསུང་སྤྲུལ་གཉིས་པ་ཤཱཀྱ་བསྟན་འཛིན་གྱི་མཚན།</text:p>
          </table:table-cell>
          <table:table-cell table:number-columns-repeated="252"/>
        </table:table-row>
        <table:table-row table:style-name="ro1">
          <table:table-cell office:value-type="string">
            <text:p>ཤཱཀྱ་ཐུབ་པ།</text:p>
          </table:table-cell>
          <table:table-cell office:value-type="string">
            <text:p>/sha ca thu pa</text:p>
          </table:table-cell>
          <table:table-cell office:value-type="string">
            <text:p>(མིང་)</text:p>
          </table:table-cell>
          <table:table-cell office:value-type="string">
            <text:p>སངས་རྒྱས་བཅོམ་ལྡན་འདས་ཀྱི་མཚན།</text:p>
          </table:table-cell>
          <table:table-cell table:number-columns-repeated="252"/>
        </table:table-row>
        <table:table-row table:style-name="ro1">
          <table:table-cell office:value-type="string">
            <text:p>ཤཱཀྱ་འོད།</text:p>
          </table:table-cell>
          <table:table-cell office:value-type="string">
            <text:p>/sha ca hhoe</text:p>
          </table:table-cell>
          <table:table-cell office:value-type="string">
            <text:p>(མིང་)</text:p>
          </table:table-cell>
          <table:table-cell office:value-type="string">
            <text:p>དགེ་ཚུལ་གྱི་ཀཱ་རི་ཀ་གསུམ་བརྒྱ་པ་མཛད་མི་རྒྱ་གར་གྱི་སློབ་དཔོན་རྒྱན་དྲུག་གི་ནང་གསེས་ཅིག།</text:p>
          </table:table-cell>
          <table:table-cell table:number-columns-repeated="252"/>
        </table:table-row>
        <table:table-row table:style-name="ro1">
          <table:table-cell office:value-type="string">
            <text:p>ཤཱཀྱ་རིན་ཆེན།</text:p>
          </table:table-cell>
          <table:table-cell office:value-type="string">
            <text:p>/sha ca rin tshen/</text:p>
          </table:table-cell>
          <table:table-cell office:value-type="string">
            <text:p>(མིང་)</text:p>
          </table:table-cell>
          <table:table-cell office:value-type="string">
            <text:p>མཁན་ཁྲི་དགུ་པ་རྒྱལ་བ་ཤཱཀྱ་རིན་ཆེན་གྱི་མཚན།</text:p>
          </table:table-cell>
          <table:table-cell table:number-columns-repeated="252"/>
        </table:table-row>
        <table:table-row table:style-name="ro1">
          <table:table-cell office:value-type="string">
            <text:p>ཤཱཀྱ་ཤྲཱི་བྷ་དྲ།</text:p>
          </table:table-cell>
          <table:table-cell office:value-type="string">
            <text:p>/sha ca </text:p>
          </table:table-cell>
          <table:table-cell office:value-type="string">
            <text:p>(མིང་)</text:p>
          </table:table-cell>
          <table:table-cell office:value-type="string">
            <text:p>རབ་བྱུང་གཉིས་པའི་ནང་བྱོན་པའི་རྒྱ་གར་ཤྲི་ནཱ་ལནྡྲའི་མཁན་པོ་ཐ་མ་ཁ་ཆེ་པཎ་ཆེན་གྱི་མཚན།</text:p>
          </table:table-cell>
          <table:table-cell table:number-columns-repeated="252"/>
        </table:table-row>
        <table:table-row table:style-name="ro1">
          <table:table-cell office:value-type="string">
            <text:p>ཤཱཀྱ་སེངྒེ།</text:p>
          </table:table-cell>
          <table:table-cell office:value-type="string">
            <text:p>/sha ca seng ge/</text:p>
          </table:table-cell>
          <table:table-cell office:value-type="string">
            <text:p>(མིང་)</text:p>
          </table:table-cell>
          <table:table-cell office:value-type="string">
            <text:p>གུ་རུ་མཚན་བརྒྱད་ཀྱི་ནང་གསེས་ཅིག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ཤཱཀྱའི་རྒྱལ་པོ།</text:p>
          </table:table-cell>
          <table:table-cell office:value-type="string">
            <text:p>/sha cai gel po/</text:p>
          </table:table-cell>
          <table:table-cell office:value-type="string">
            <text:p>(མིང་)</text:p>
          </table:table-cell>
          <table:table-cell office:value-type="string">
            <text:p>སངས་རྒྱས་ཤཱཀྱ་ཐུབ་པའི་མཚན།</text:p>
          </table:table-cell>
          <table:table-cell table:number-columns-repeated="252"/>
        </table:table-row>
        <table:table-row table:style-name="ro1">
          <table:table-cell office:value-type="string">
            <text:p>ཤཱཀྱའི་སྲས་པོ།</text:p>
          </table:table-cell>
          <table:table-cell office:value-type="string">
            <text:p>/sha cai se po/</text:p>
          </table:table-cell>
          <table:table-cell office:value-type="string">
            <text:p>(མིང་)</text:p>
          </table:table-cell>
          <table:table-cell office:value-type="string">
            <text:p>ཤཱཀྱའི་རྒྱལ་པོ་ཟས་གཙང་གི་སྲས་ཤཱཀྱ་ཐུབ་པ།</text:p>
          </table:table-cell>
          <table:table-cell table:number-columns-repeated="252"/>
        </table:table-row>
        <table:table-row table:style-name="ro1">
          <table:table-cell office:value-type="string">
            <text:p>ཤླཽ་ཀ</text:p>
          </table:table-cell>
          <table:table-cell office:value-type="string">
            <text:p>/sh</text:p>
          </table:table-cell>
          <table:table-cell office:value-type="string">
            <text:p>(མིང་)</text:p>
          </table:table-cell>
          <table:table-cell office:value-type="string">
            <text:p>ཤོ་ལོ་ཀ་དང་དོན་གཅིག།དཔེར་ན་ཚིག་རྐང་༤རེ་འབད་མི་ལུ་ཤོ་ལོ་ཀ་གཅིག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གཤག</text:p>
          </table:table-cell>
          <table:table-cell office:value-type="string">
            <text:p>/sha</text:p>
          </table:table-cell>
          <table:table-cell office:value-type="string">
            <text:p>(བྱ་ཚིག་)</text:p>
          </table:table-cell>
          <table:table-cell office:value-type="string">
            <text:p>༡ཤིང་གཤག་ནི།སྟ་རེས་ཀྱིས་ཤིང་གཤག་ཟེར་བ་ཅིན་ཁག་གཉིས་ལུ་བཀག་བཏང་བའི་དོན།༢གཞུང་གཤག་ཟེར་བ་ཅིན་སྦུག་དང་བར་གཤག་སྟེ་ལམ་འགྱོ་མི།ལུང་པའི་སྦུག་གཤག་སྟེ་འགྱོ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གཤག་བཅོས།</text:p>
          </table:table-cell>
          <table:table-cell office:value-type="string">
            <text:p>/sha coe</text:p>
          </table:table-cell>
          <table:table-cell office:value-type="string">
            <text:p>(མིང་)</text:p>
          </table:table-cell>
          <table:table-cell office:value-type="string">
            <text:p>སྨན་ཁང་ནང་ལུ་སྨན་པ་གིས་ནདཔ་གཤག་བཅོས་འབད་ནི།གཟུགས་དྲ་ཞིནམ་ལས་ན་ཚ་ཚུ་ཕྱི་ཁར་བཏོན་གཏང་ནི།</text:p>
          </table:table-cell>
          <table:table-cell table:number-columns-repeated="252"/>
        </table:table-row>
        <table:table-row table:style-name="ro1">
          <table:table-cell office:value-type="string">
            <text:p>གཤག་པ།</text:p>
          </table:table-cell>
          <table:table-cell office:value-type="string">
            <text:p>/shag pa</text:p>
          </table:table-cell>
          <table:table-cell office:value-type="string">
            <text:p>(མིང་)</text:p>
          </table:table-cell>
          <table:table-cell office:value-type="string">
            <text:p>ཤིང་བཟོའི་བྱེ་བྲག་གཤག་རྐྱབ་མི།</text:p>
          </table:table-cell>
          <table:table-cell table:number-columns-repeated="252"/>
        </table:table-row>
        <table:table-row table:style-name="ro1">
          <table:table-cell office:value-type="string">
            <text:p>གཤག་བཟོ།</text:p>
          </table:table-cell>
          <table:table-cell office:value-type="string">
            <text:p>/shag zo</text:p>
          </table:table-cell>
          <table:table-cell office:value-type="string">
            <text:p>(མིང་)</text:p>
          </table:table-cell>
          <table:table-cell office:value-type="string">
            <text:p>ཕོརཔ་དང་ཧོད་ཆ་ཚུ་གཤག་གུ་བཀལ་ཏེ་བཟོ་ནི་གི་རིག་པ།</text:p>
          </table:table-cell>
          <table:table-cell table:number-columns-repeated="252"/>
        </table:table-row>
        <table:table-row table:style-name="ro1">
          <table:table-cell office:value-type="string">
            <text:p>གཤགས།</text:p>
          </table:table-cell>
          <table:table-cell office:value-type="string">
            <text:p>/shag</text:p>
          </table:table-cell>
          <table:table-cell office:value-type="string">
            <text:p>(མིང་)</text:p>
          </table:table-cell>
          <table:table-cell office:value-type="string">
            <text:p>༡ཤིང་གཤགས།༢ས་གཞུང་གཤགས་ཏེ་སོང་ཡི་ཁྲོམ་གྱི་སྦུག་གཤགས་ཏེ་སོང་ཡི་ཟེར་མི་ཚུ་གི་འདས་ཚིག།ཤི་བ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གཤགས་སོ་ཡི།</text:p>
          </table:table-cell>
          <table:table-cell office:value-type="string">
            <text:p>/shag so yi</text:p>
          </table:table-cell>
          <table:table-cell office:value-type="string">
            <text:p>(མིང་)</text:p>
          </table:table-cell>
          <table:table-cell office:value-type="string">
            <text:p>ཤི་བའི་ཞེ་ས་བླམ་གཤགས་སོ་ཡི་དཔོན་གཤགས་སོ་ཡི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ཤང༌།</text:p>
          </table:table-cell>
          <table:table-cell office:value-type="string">
            <text:p>/shang/</text:p>
          </table:table-cell>
          <table:table-cell office:value-type="string">
            <text:p>(མིང་)</text:p>
          </table:table-cell>
          <table:table-cell office:value-type="string">
            <text:p>བོན་པོའི་ཆོས་ལུགས་ཀྱི་རོལ་མོ་ཅིག།</text:p>
          </table:table-cell>
          <table:table-cell table:number-columns-repeated="252"/>
        </table:table-row>
        <table:table-row table:style-name="ro1">
          <table:table-cell office:value-type="string">
            <text:p>གཤན་པ།</text:p>
          </table:table-cell>
          <table:table-cell office:value-type="string">
            <text:p>/shen pa/</text:p>
          </table:table-cell>
          <table:table-cell office:value-type="string">
            <text:p>(མིང་)</text:p>
          </table:table-cell>
          <table:table-cell office:value-type="string">
            <text:p>བཤན་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ཤམ།</text:p>
          </table:table-cell>
          <table:table-cell office:value-type="string">
            <text:p>/sham/</text:p>
          </table:table-cell>
          <table:table-cell office:value-type="string">
            <text:p>(མིང་)</text:p>
          </table:table-cell>
          <table:table-cell office:value-type="string">
            <text:p>༡སྒྲོམ་གྱི་གཤམ་རྫ་མའི་གཤམ།༢འོག་གི་དོན་ལུ་ཡང་འཇུག་འོང༌།གཤམ་འཁོད་ཚུ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ཤམ་འཁོད།</text:p>
          </table:table-cell>
          <table:table-cell office:value-type="string">
            <text:p>/sham khoe/</text:p>
          </table:table-cell>
          <table:table-cell office:value-type="string">
            <text:p>(མིང་)</text:p>
          </table:table-cell>
          <table:table-cell office:value-type="string">
            <text:p>འོག་ལུ་ཡོད་མི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ཤམ་མ།</text:p>
          </table:table-cell>
          <table:table-cell office:value-type="string">
            <text:p>/sham ma/</text:p>
          </table:table-cell>
          <table:table-cell office:value-type="string">
            <text:p>(མིང་)</text:p>
          </table:table-cell>
          <table:table-cell office:value-type="string">
            <text:p>སྒྲོམ་འདི་གི་གཤམ་མར་ཞིང་འདི་གི་གཤམ་མ་ལུ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ཤམ་གསལ།</text:p>
          </table:table-cell>
          <table:table-cell office:value-type="string">
            <text:p>/sham sel/</text:p>
          </table:table-cell>
          <table:table-cell office:value-type="string">
            <text:p>(མིང་)</text:p>
          </table:table-cell>
          <table:table-cell office:value-type="string">
            <text:p>གཤམ་འཁོད་དང་དོན་ཅིག།</text:p>
          </table:table-cell>
          <table:table-cell table:number-columns-repeated="252"/>
        </table:table-row>
        <table:table-row table:style-name="ro1">
          <table:table-cell office:value-type="string">
            <text:p>གཤའ་མ།</text:p>
          </table:table-cell>
          <table:table-cell office:value-type="string">
            <text:p>/sha ma/</text:p>
          </table:table-cell>
          <table:table-cell office:value-type="string">
            <text:p>(མིང་)</text:p>
          </table:table-cell>
          <table:table-cell office:value-type="string">
            <text:p>༡བུམ་ཐང་པ་དང་དམང་སྡེཔ་ཁེང་ཚུ་གི་ཁ་སྐད་ལུ་གཤའ་མ་ཅིག་ཟེར་བ་ཅིན་ཧ་ལམ་ཅིག་ཟེར་བའི་དོན་དང་༢ཆོས་སྐད་ལས་ཡང་དག་པ།</text:p>
          </table:table-cell>
          <table:table-cell table:number-columns-repeated="252"/>
        </table:table-row>
        <table:table-row table:style-name="ro1">
          <table:table-cell office:value-type="string">
            <text:p>གཤར།</text:p>
          </table:table-cell>
          <table:table-cell office:value-type="string">
            <text:p>/shar/</text:p>
          </table:table-cell>
          <table:table-cell office:value-type="string">
            <text:p>(མིང་)</text:p>
          </table:table-cell>
          <table:table-cell office:value-type="string">
            <text:p>༡ཆོས་སྐད་ལས་བར་དོའི་འཕྲང་ལ་གཤར་ཟེར་བ་ཅིན་འགྲིམ་པའི་དོན།༢དྲག་པོའི་བཀོད་རྒྱ།གཤར་བསྐྱོད་ཟེར་བ་ཅིན་ཤ་ར་ར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གཤར་རྐྱང༌།</text:p>
          </table:table-cell>
          <table:table-cell office:value-type="string">
            <text:p>/shar cang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ཐོགས་ཆགས་མེད་པར་ཤ་ར་འགྱོཝ་འགྱོ་ས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ཤིན།</text:p>
          </table:table-cell>
          <table:table-cell office:value-type="string">
            <text:p>/shin/</text:p>
          </table:table-cell>
          <table:table-cell office:value-type="string">
            <text:p>(མིང་)</text:p>
          </table:table-cell>
          <table:table-cell office:value-type="string">
            <text:p>༡གཤིན་པོའི་བསྡུས་ཚིག།དཔེར་ན་ཕོ་གཤིན་མོ་གཤིན་ཟེར་དོ་བཟུམ།༢ཆོས་སྐད་ལས་ས་ཞིང་འཚོ་ཏོག་ཏོ་ཡོད་མི་ལུ་ཞིང་ས་གཤིན་པོ་ཟེར་སླབ་ནི་ཡོད།དེའི་བྱ་ཚིག་ལུ་གཤིན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གཤིན་དགེ</text:p>
          </table:table-cell>
          <table:table-cell office:value-type="string">
            <text:p>/shin ge/</text:p>
          </table:table-cell>
          <table:table-cell office:value-type="string">
            <text:p>(མིང་)</text:p>
          </table:table-cell>
          <table:table-cell office:value-type="string">
            <text:p>གཤིན་པོའི་ཤུལ་ལུ་སྒྲུབ་མི་དགེ་རྩ།</text:p>
          </table:table-cell>
          <table:table-cell table:number-columns-repeated="252"/>
        </table:table-row>
        <table:table-row table:style-name="ro1">
          <table:table-cell office:value-type="string">
            <text:p>གཤིན་བསྔོ།</text:p>
          </table:table-cell>
          <table:table-cell office:value-type="string">
            <text:p>/shin ngo/</text:p>
          </table:table-cell>
          <table:table-cell office:value-type="string">
            <text:p>(མིང་)</text:p>
          </table:table-cell>
          <table:table-cell office:value-type="string">
            <text:p>དགེ་རྩ་གཤིན་པོའི་དོན་ལུ་བསྔོ་བའི་ཚིག།</text:p>
          </table:table-cell>
          <table:table-cell table:number-columns-repeated="252"/>
        </table:table-row>
        <table:table-row table:style-name="ro1">
          <table:table-cell office:value-type="string">
            <text:p>གཤིན་ཆོག</text:p>
          </table:table-cell>
          <table:table-cell office:value-type="string">
            <text:p>/shin chog/</text:p>
          </table:table-cell>
          <table:table-cell office:value-type="string">
            <text:p>(མིང་)</text:p>
          </table:table-cell>
          <table:table-cell office:value-type="string">
            <text:p>གཤིན་དོན་ལུ་བཏང་བའི་གསུང་ཆོག།</text:p>
          </table:table-cell>
          <table:table-cell table:number-columns-repeated="252"/>
        </table:table-row>
        <table:table-row table:style-name="ro1">
          <table:table-cell office:value-type="string">
            <text:p>གཤིན་རྗེ།</text:p>
          </table:table-cell>
          <table:table-cell office:value-type="string">
            <text:p>/shin je/</text:p>
          </table:table-cell>
          <table:table-cell office:value-type="string">
            <text:p>(མིང་)</text:p>
          </table:table-cell>
          <table:table-cell office:value-type="string">
            <text:p>༡གཤིན་ཡུལ་གྱི་རྗེ་བོ།འཆི་བདག་གཤིན་རྗེ།༢འཆམ་གྱི་ལེའུ་ཅིག།</text:p>
          </table:table-cell>
          <table:table-cell table:number-columns-repeated="252"/>
        </table:table-row>
        <table:table-row table:style-name="ro1">
          <table:table-cell office:value-type="string">
            <text:p>གཤིན་རྗེ་ཆོས་རྒྱལ།</text:p>
          </table:table-cell>
          <table:table-cell office:value-type="string">
            <text:p>/shin je choe gel/</text:p>
          </table:table-cell>
          <table:table-cell office:value-type="string">
            <text:p>(མིང་)</text:p>
          </table:table-cell>
          <table:table-cell office:value-type="string">
            <text:p>གཤིན་རྗེ་ཆོས་ཀྱི་རྒྱལཔོ།གཤིན་རྗེའི་རྒྱལ་པོ།</text:p>
          </table:table-cell>
          <table:table-cell table:number-columns-repeated="252"/>
        </table:table-row>
        <table:table-row table:style-name="ro1">
          <table:table-cell office:value-type="string">
            <text:p>གཤིན་རྗེའི་སྐྱེས་བུ།</text:p>
          </table:table-cell>
          <table:table-cell office:value-type="string">
            <text:p>/shin jei ke bu/</text:p>
          </table:table-cell>
          <table:table-cell office:value-type="string">
            <text:p>(མིང་)</text:p>
          </table:table-cell>
          <table:table-cell office:value-type="string">
            <text:p>དམྱལ་བའི་ལས་མཁན་ཚུ།</text:p>
          </table:table-cell>
          <table:table-cell table:number-columns-repeated="252"/>
        </table:table-row>
        <table:table-row table:style-name="ro1">
          <table:table-cell office:value-type="string">
            <text:p>གཤིན་རྗེའི་ཁྲམ།</text:p>
          </table:table-cell>
          <table:table-cell office:value-type="string">
            <text:p>/shin jei thram/</text:p>
          </table:table-cell>
          <table:table-cell office:value-type="string">
            <text:p>(མིང་)</text:p>
          </table:table-cell>
          <table:table-cell office:value-type="string">
            <text:p>འཆི་བདག་གཤིན་རྗེ་གིས་མི་ཤི་རནམ་ད་མིང་ཐོ་འབྲི་ནི་གི་ཁྲམ་ཤིང༌།</text:p>
          </table:table-cell>
          <table:table-cell table:number-columns-repeated="252"/>
        </table:table-row>
        <table:table-row table:style-name="ro1">
          <table:table-cell office:value-type="string">
            <text:p>གཤིན་ཏོག་ཏོ།</text:p>
          </table:table-cell>
          <table:table-cell office:value-type="string">
            <text:p>/shin tog to/</text:p>
          </table:table-cell>
          <table:table-cell office:value-type="string">
            <text:p>(མིང་)</text:p>
          </table:table-cell>
          <table:table-cell office:value-type="string">
            <text:p>ལཱ་ལེགས་ཞིམ་འབད་མི་ལུ་ལཱ་གཤིན་ཏོག་ཏོ་འབདཝ་མས་ཟེར་སླབ་འོང༌།ཨ་ལོུ་ཚུ་ཞེས་སྒོ་གཤིན་ཏོག་ཏོ་ཟཝ་མས་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གཤིན་སྟོང༌།</text:p>
          </table:table-cell>
          <table:table-cell office:value-type="string">
            <text:p>/shin tong/</text:p>
          </table:table-cell>
          <table:table-cell office:value-type="string">
            <text:p>(མིང་)</text:p>
          </table:table-cell>
          <table:table-cell office:value-type="string">
            <text:p>མི་དམར་བསད་འབད་བའི་ཉེས་དངུལ།</text:p>
          </table:table-cell>
          <table:table-cell table:number-columns-repeated="252"/>
        </table:table-row>
        <table:table-row table:style-name="ro1">
          <table:table-cell office:value-type="string">
            <text:p>གཤིན་འདྲེ།</text:p>
          </table:table-cell>
          <table:table-cell office:value-type="string">
            <text:p>/shin dre/</text:p>
          </table:table-cell>
          <table:table-cell office:value-type="string">
            <text:p>(མིང་)</text:p>
          </table:table-cell>
          <table:table-cell office:value-type="string">
            <text:p>ཤི་རནམ་ད་སྲོག་གཅོད་མི་གི་འདྲེ།འདྲེ་འདི་གིས་ནདཔ་ཚུ་གི་ཁ་ལུ་ཞུགས་ཏེ་གཤིན་པོ་ངོ་མ་བཟུམ་སྦེ་གསོན་པོ་འབད་སྡོད་པའི་སྒང་གི་ལོ་རྒྱུས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གཤིན་པོ།</text:p>
          </table:table-cell>
          <table:table-cell office:value-type="string">
            <text:p>/shin po/</text:p>
          </table:table-cell>
          <table:table-cell office:value-type="string">
            <text:p>(མིང་)</text:p>
          </table:table-cell>
          <table:table-cell office:value-type="string">
            <text:p>མི་ཤི་ཞིནམ་ལས་རྣམ་ཤེས་བར་དོར་འཁྱམས་སྡོད་པའི་གནས་སྐབས་ལུ་གཤིན་པོ་ཟེར་སླབ་ནི།</text:p>
          </table:table-cell>
          <table:table-cell table:number-columns-repeated="252"/>
        </table:table-row>
        <table:table-row table:style-name="ro1">
          <table:table-cell office:value-type="string">
            <text:p>གཤིན་སྦྱང༌།</text:p>
          </table:table-cell>
          <table:table-cell office:value-type="string">
            <text:p>/shin jang/</text:p>
          </table:table-cell>
          <table:table-cell office:value-type="string">
            <text:p>(མིང་)</text:p>
          </table:table-cell>
          <table:table-cell office:value-type="string">
            <text:p>གཤིན་པོའི་མིང་བྱང་བསྲེག་ནི།</text:p>
          </table:table-cell>
          <table:table-cell table:number-columns-repeated="252"/>
        </table:table-row>
        <table:table-row table:style-name="ro1">
          <table:table-cell office:value-type="string">
            <text:p>གཤིན་རྩིས།</text:p>
          </table:table-cell>
          <table:table-cell office:value-type="string">
            <text:p>/shin tshi/</text:p>
          </table:table-cell>
          <table:table-cell office:value-type="string">
            <text:p>(མིང་)</text:p>
          </table:table-cell>
          <table:table-cell office:value-type="string">
            <text:p>མི་ཤི་ཚར་བའི་ཤུལ་མ་རྒྱུད་ཆག་གང་ཡོད་བལྟ་ནི་གི་རྩིས།གཤིན་མོ་བཏབ་ནི།</text:p>
          </table:table-cell>
          <table:table-cell table:number-columns-repeated="252"/>
        </table:table-row>
        <table:table-row table:style-name="ro1">
          <table:table-cell office:value-type="string">
            <text:p>གཤིན་རྫས།</text:p>
          </table:table-cell>
          <table:table-cell office:value-type="string">
            <text:p>/shin dze/</text:p>
          </table:table-cell>
          <table:table-cell office:value-type="string">
            <text:p>(མིང་)</text:p>
          </table:table-cell>
          <table:table-cell office:value-type="string">
            <text:p>གཤིན་པོའི་དོན་ལུ་བསྔོ་བའི་རྒྱུ་ནོར་ཚུ།</text:p>
          </table:table-cell>
          <table:table-cell table:number-columns-repeated="252"/>
        </table:table-row>
        <table:table-row table:style-name="ro1">
          <table:table-cell office:value-type="string">
            <text:p>གཤིན་ཟན།</text:p>
          </table:table-cell>
          <table:table-cell office:value-type="string">
            <text:p>/shin zan/</text:p>
          </table:table-cell>
          <table:table-cell office:value-type="string">
            <text:p>(མིང་)</text:p>
          </table:table-cell>
          <table:table-cell office:value-type="string">
            <text:p>གཤིན་ཟ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ཤིན་ཟས།</text:p>
          </table:table-cell>
          <table:table-cell office:value-type="string">
            <text:p>/shin ze/</text:p>
          </table:table-cell>
          <table:table-cell office:value-type="string">
            <text:p>(མིང་)</text:p>
          </table:table-cell>
          <table:table-cell office:value-type="string">
            <text:p>གཤིན་པོའི་དོན་ལུ་བསྔོ་བའི་ཟས།</text:p>
          </table:table-cell>
          <table:table-cell table:number-columns-repeated="252"/>
        </table:table-row>
        <table:table-row table:style-name="ro1">
          <table:table-cell office:value-type="string">
            <text:p>གཤིན་ཡུལ།</text:p>
          </table:table-cell>
          <table:table-cell office:value-type="string">
            <text:p>/shin yul/</text:p>
          </table:table-cell>
          <table:table-cell office:value-type="string">
            <text:p>(མིང་)</text:p>
          </table:table-cell>
          <table:table-cell office:value-type="string">
            <text:p>མི་ཤི་ཞིན་ན་ལོག་སྐྱེ་བ་མ་ལེན་ཚུན་ལུ་འཁྱམས་སའི་བར་དོའི་ཡུལ།</text:p>
          </table:table-cell>
          <table:table-cell table:number-columns-repeated="252"/>
        </table:table-row>
        <table:table-row table:style-name="ro1">
          <table:table-cell office:value-type="string">
            <text:p>གཤིན་ས།</text:p>
          </table:table-cell>
          <table:table-cell office:value-type="string">
            <text:p>/shin sa/</text:p>
          </table:table-cell>
          <table:table-cell office:value-type="string">
            <text:p>(མིང་)</text:p>
          </table:table-cell>
          <table:table-cell office:value-type="string">
            <text:p>ཞིང་ས་གཤིན་པོ་ཟེར་ལོ་ཐོག་ག་ཅི་བཏབ་རུང་སྐྱེ་བའི་ས་ལེགས་ཞིམ།</text:p>
          </table:table-cell>
          <table:table-cell table:number-columns-repeated="252"/>
        </table:table-row>
        <table:table-row table:style-name="ro1">
          <table:table-cell office:value-type="string">
            <text:p>གཤིནམ།</text:p>
          </table:table-cell>
          <table:table-cell office:value-type="string">
            <text:p>/shim/</text:p>
          </table:table-cell>
          <table:table-cell office:value-type="string">
            <text:p>(མིང་)</text:p>
          </table:table-cell>
          <table:table-cell office:value-type="string">
            <text:p>གཤིནམ་གི་དོན་ལུ་འབད་བའི་དགེ་རྩ་ཟེར་དོ་བཟུམ།གཤིན་པོ་ཟེར་བའི་མིང་མཐའ་བསྡུས་པ།</text:p>
          </table:table-cell>
          <table:table-cell table:number-columns-repeated="252"/>
        </table:table-row>
        <table:table-row table:style-name="ro1">
          <table:table-cell office:value-type="string">
            <text:p>གཤིབ།</text:p>
          </table:table-cell>
          <table:table-cell office:value-type="string">
            <text:p>/shib/</text:p>
          </table:table-cell>
          <table:table-cell office:value-type="string">
            <text:p>(མིང་)</text:p>
          </table:table-cell>
          <table:table-cell office:value-type="string">
            <text:p>གྱལ་གཅིག་ཁར་དམ་ནི།མཉམ་གཅིག་གཤིབ་པའི་མ་འོངས་པ།</text:p>
          </table:table-cell>
          <table:table-cell table:number-columns-repeated="252"/>
        </table:table-row>
        <table:table-row table:style-name="ro1">
          <table:table-cell office:value-type="string">
            <text:p>གཤིབས།</text:p>
          </table:table-cell>
          <table:table-cell office:value-type="string">
            <text:p>/shib/</text:p>
          </table:table-cell>
          <table:table-cell office:value-type="string">
            <text:p>(བྱ་འདས)</text:p>
          </table:table-cell>
          <table:table-cell office:value-type="string">
            <text:p>བར་ཚགས་དམ་པ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གཤིས།</text:p>
          </table:table-cell>
          <table:table-cell office:value-type="string">
            <text:p>/shi/</text:p>
          </table:table-cell>
          <table:table-cell office:value-type="string">
            <text:p>(མིང་)</text:p>
          </table:table-cell>
          <table:table-cell office:value-type="string">
            <text:p>༡མི་དང་དངོས་པོའི་རང་བཞིན་དང་གནས་ལུགས།༢བློ་གཏད་ཚུགས་པའི་མི་ཅིག་ཡིན་གཤིས་ཟེར་བ་ཅིན་ཨིན་པའི་རྒྱུ་མཚན་གྱིས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ཤིས་རྒྱུད།</text:p>
          </table:table-cell>
          <table:table-cell office:value-type="string">
            <text:p>/shi jue/</text:p>
          </table:table-cell>
          <table:table-cell office:value-type="string">
            <text:p>(མིང་)</text:p>
          </table:table-cell>
          <table:table-cell office:value-type="string">
            <text:p>མི་གི་གཤིས་རྒྱུད་བཟང་ངན་མི་ཤེས་ཟེར་དོ་བཟུམ་ངང་རྒྱུད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གཤིས་ལུགས།</text:p>
          </table:table-cell>
          <table:table-cell office:value-type="string">
            <text:p>/shi lug/</text:p>
          </table:table-cell>
          <table:table-cell office:value-type="string">
            <text:p>(མིང་)</text:p>
          </table:table-cell>
          <table:table-cell office:value-type="string">
            <text:p>རང་བཞིན་དང་གནས་ལུགས།</text:p>
          </table:table-cell>
          <table:table-cell table:number-columns-repeated="252"/>
        </table:table-row>
        <table:table-row table:style-name="ro1">
          <table:table-cell office:value-type="string">
            <text:p>གཤིས་ལེགས།</text:p>
          </table:table-cell>
          <table:table-cell office:value-type="string">
            <text:p>/shi leg</text:p>
          </table:table-cell>
          <table:table-cell office:value-type="string">
            <text:p>(མིང་)</text:p>
          </table:table-cell>
          <table:table-cell office:value-type="string">
            <text:p>མི་གཞི་ལེགས་ཤོམ།རང་བཞིན་གྱི་གཤིས་རྒྱུད་བཟང་པོ་སེམས་རང་བཞིན་གྱིས་ལེགས་ཤོམ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གཤེ།</text:p>
          </table:table-cell>
          <table:table-cell office:value-type="string">
            <text:p>/she/</text:p>
          </table:table-cell>
          <table:table-cell office:value-type="string">
            <text:p>(མིང་)</text:p>
          </table:table-cell>
          <table:table-cell office:value-type="string">
            <text:p>སྨད་པ་རྐྱ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ཤེགས།</text:p>
          </table:table-cell>
          <table:table-cell office:value-type="string">
            <text:p>/sheg</text:p>
          </table:table-cell>
          <table:table-cell office:value-type="string">
            <text:p>(མིང་)</text:p>
          </table:table-cell>
          <table:table-cell office:value-type="string">
            <text:p>བྱོན་པའི་ཞེ་ས།ཕེབས་པ་གཤེགས་པ།༡དེ་བཞིན་གཤེགས་པ་ཟེར་སངས་རྒྱས་བཟུམ་བྱོན་མི་ཟེར་དོ་བཟུམ།༢ཤི་སོང་བའི་ཞེ་ས་ལུ་ཞིང་གཤེགས་ཟེར་མི་འདི་ཡང་ཞིང་ལུ་ཕེབས་སོང་མི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ཤེད།</text:p>
          </table:table-cell>
          <table:table-cell office:value-type="string">
            <text:p>/she/</text:p>
          </table:table-cell>
          <table:table-cell office:value-type="string">
            <text:p>(མིང་)</text:p>
          </table:table-cell>
          <table:table-cell office:value-type="string">
            <text:p>དགྲ་ཟེར་བའི་དོན།སྲོག་གཅོད་པའི་གཤེད་དུ་བསྐོ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ཤེད་མ།</text:p>
          </table:table-cell>
          <table:table-cell office:value-type="string">
            <text:p>/she ma/</text:p>
          </table:table-cell>
          <table:table-cell office:value-type="string">
            <text:p>(མིང་)</text:p>
          </table:table-cell>
          <table:table-cell office:value-type="string">
            <text:p>སྲོག་གཅོད་ཀྱི་གཤེད་མ་ཟེར་སྲོག་གཅོད་མི་གི་འདྲེ།</text:p>
          </table:table-cell>
          <table:table-cell table:number-columns-repeated="252"/>
        </table:table-row>
        <table:table-row table:style-name="ro1">
          <table:table-cell office:value-type="string">
            <text:p>གཤེད་གཟའ།</text:p>
          </table:table-cell>
          <table:table-cell office:value-type="string">
            <text:p>/she za/</text:p>
          </table:table-cell>
          <table:table-cell office:value-type="string">
            <text:p>(མིང་)</text:p>
          </table:table-cell>
          <table:table-cell office:value-type="string">
            <text:p>ལཱ་ལེགས་ཞིམ་འབད་མ་བཏུབ་པའི་གཟའ།བླ་གཟའ་སྲོག་གཟའ་གཤེད་གཟའ་ཟེར་བརྩི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གཤེན་རབ།</text:p>
          </table:table-cell>
          <table:table-cell office:value-type="string">
            <text:p>/shen rab/</text:p>
          </table:table-cell>
          <table:table-cell office:value-type="string">
            <text:p>(མིང་)</text:p>
          </table:table-cell>
          <table:table-cell office:value-type="string">
            <text:p>ཧེ་མ་སངས་རྒྱས་བཅོམ་ལྡན་འདས་དང་དུས་མཉམ་ལུ་ཞང་ཞུང་གི་ཡུལ་ལུ་བྱོན་པའི་བོན་པོའི་སྟོན་པའི་མཚན།</text:p>
          </table:table-cell>
          <table:table-cell table:number-columns-repeated="252"/>
        </table:table-row>
        <table:table-row table:style-name="ro1">
          <table:table-cell office:value-type="string">
            <text:p>གཤེར།</text:p>
          </table:table-cell>
          <table:table-cell office:value-type="string">
            <text:p>/sher/</text:p>
          </table:table-cell>
          <table:table-cell office:value-type="string">
            <text:p>(མིང་)</text:p>
          </table:table-cell>
          <table:table-cell office:value-type="string">
            <text:p>༡རློན་ཆ་ཡོད་པ།ས་རློན་གཤེར།དྲོད་གཤེར་ཟེར་དོ་བཟུམ།༢རློན་གྱིས་སྦང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ཤེར་ཁུ།</text:p>
          </table:table-cell>
          <table:table-cell office:value-type="string">
            <text:p>/sher khu</text:p>
          </table:table-cell>
          <table:table-cell office:value-type="string">
            <text:p>(མིང་)</text:p>
          </table:table-cell>
          <table:table-cell office:value-type="string">
            <text:p>ཆུ་དང་སླ་བསྲེས་པའི་སྨན་གྱི་ཁུ་བ།རློནམ་སྦང་མི་ཆུ།</text:p>
          </table:table-cell>
          <table:table-cell table:number-columns-repeated="252"/>
        </table:table-row>
        <table:table-row table:style-name="ro1">
          <table:table-cell office:value-type="string">
            <text:p>གཤེར་ས།</text:p>
          </table:table-cell>
          <table:table-cell office:value-type="string">
            <text:p>/sher sa/</text:p>
          </table:table-cell>
          <table:table-cell office:value-type="string">
            <text:p>(མིང་)</text:p>
          </table:table-cell>
          <table:table-cell office:value-type="string">
            <text:p>རློན་ཆ་ཤུགས་ཆེ་བའི་ས་ཆ།ས་ཆ་རློནམ་སྦ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གཤོག</text:p>
          </table:table-cell>
          <table:table-cell office:value-type="string">
            <text:p>/shog/</text:p>
          </table:table-cell>
          <table:table-cell office:value-type="string">
            <text:p>(མིང་)</text:p>
          </table:table-cell>
          <table:table-cell office:value-type="string">
            <text:p>བྱའི་གཤོག་པ།གཤོག་སྒྲོ་ཚུ།</text:p>
          </table:table-cell>
          <table:table-cell table:number-columns-repeated="252"/>
        </table:table-row>
        <table:table-row table:style-name="ro1">
          <table:table-cell office:value-type="string">
            <text:p>གཤོག་དཀར།</text:p>
          </table:table-cell>
          <table:table-cell office:value-type="string">
            <text:p>/shog kar/</text:p>
          </table:table-cell>
          <table:table-cell office:value-type="string">
            <text:p>(མིང་)</text:p>
          </table:table-cell>
          <table:table-cell office:value-type="string">
            <text:p>བྱ་ངང་པའི་མིང་གི་རྣམ་གྲངས།</text:p>
          </table:table-cell>
          <table:table-cell table:number-columns-repeated="252"/>
        </table:table-row>
        <table:table-row table:style-name="ro1">
          <table:table-cell office:value-type="string">
            <text:p>གཤོག་སྒྲོ།</text:p>
          </table:table-cell>
          <table:table-cell office:value-type="string">
            <text:p>/shog dro</text:p>
          </table:table-cell>
          <table:table-cell office:value-type="string">
            <text:p>(མིང་)</text:p>
          </table:table-cell>
          <table:table-cell office:value-type="string">
            <text:p>བྱའི་གཤོག་སྒྲོ་གཤོག་སྒྲོ་གཡས་པ་གཤོག་སྒྲོ་གཡོན་པ་ཚུ།</text:p>
          </table:table-cell>
          <table:table-cell table:number-columns-repeated="252"/>
        </table:table-row>
        <table:table-row table:style-name="ro1">
          <table:table-cell office:value-type="string">
            <text:p>གཤོག་ཐལ།</text:p>
          </table:table-cell>
          <table:table-cell office:value-type="string">
            <text:p>/shog thel</text:p>
          </table:table-cell>
          <table:table-cell office:value-type="string">
            <text:p>(མིང་)</text:p>
          </table:table-cell>
          <table:table-cell office:value-type="string">
            <text:p>གཤོག་འད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ཤོག་འདབ།</text:p>
          </table:table-cell>
          <table:table-cell office:value-type="string">
            <text:p>/shog dab</text:p>
          </table:table-cell>
          <table:table-cell office:value-type="string">
            <text:p>(མིང་)</text:p>
          </table:table-cell>
          <table:table-cell office:value-type="string">
            <text:p>༡བྱའི་གཤོག་ཐལ།༢སྒོ་སྒྲིག་གི་གཤོག་འདབ་ཚུ།</text:p>
          </table:table-cell>
          <table:table-cell table:number-columns-repeated="252"/>
        </table:table-row>
        <table:table-row table:style-name="ro1">
          <table:table-cell office:value-type="string">
            <text:p>གཤོག་ལྡན།</text:p>
          </table:table-cell>
          <table:table-cell office:value-type="string">
            <text:p>/shog den/</text:p>
          </table:table-cell>
          <table:table-cell office:value-type="string">
            <text:p>(མིང་)</text:p>
          </table:table-cell>
          <table:table-cell office:value-type="string">
            <text:p>གཤོགཔ་ཡོད་མི་གི་རིགས།བྱ་སྤྱི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ཤོག་པ།</text:p>
          </table:table-cell>
          <table:table-cell office:value-type="string">
            <text:p>/shog pa/</text:p>
          </table:table-cell>
          <table:table-cell office:value-type="string">
            <text:p>(མིང་)</text:p>
          </table:table-cell>
          <table:table-cell office:value-type="string">
            <text:p>བྱ་ཡི་གཤོག་ཐལ།གནམ་གྲུའི་གཤོག་ཐལ།</text:p>
          </table:table-cell>
          <table:table-cell table:number-columns-repeated="252"/>
        </table:table-row>
        <table:table-row table:style-name="ro1">
          <table:table-cell office:value-type="string">
            <text:p>གཤོག་པ་ཅན།</text:p>
          </table:table-cell>
          <table:table-cell office:value-type="string">
            <text:p>/shog pa cen/</text:p>
          </table:table-cell>
          <table:table-cell office:value-type="string">
            <text:p>(མིང་)</text:p>
          </table:table-cell>
          <table:table-cell office:value-type="string">
            <text:p>གཤོག་ལྡན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ཤོག་རྩལ།</text:p>
          </table:table-cell>
          <table:table-cell office:value-type="string">
            <text:p>/shog tsel/</text:p>
          </table:table-cell>
          <table:table-cell office:value-type="string">
            <text:p>(མིང་ཁྱད་)</text:p>
          </table:table-cell>
          <table:table-cell office:value-type="string">
            <text:p>བྱ་རྒོད་བཟུམ་གནམ་ཁར་འཕུར་ནི་གི་གཤོག་རྩལ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གཤོགཔ།</text:p>
          </table:table-cell>
          <table:table-cell office:value-type="string">
            <text:p>/shop</text:p>
          </table:table-cell>
          <table:table-cell office:value-type="string">
            <text:p>(མིང་)</text:p>
          </table:table-cell>
          <table:table-cell office:value-type="string">
            <text:p>བྱ་ཡིགཤོགཔ་གནམ་གྲུའི་གཤོགཔ།</text:p>
          </table:table-cell>
          <table:table-cell office:value-type="string">
            <text:p>གཤོག་པ་གི་མིང་མཐའ་བསྡུས་ཚིག།</text:p>
          </table:table-cell>
          <table:table-cell table:number-columns-repeated="251"/>
        </table:table-row>
        <table:table-row table:style-name="ro1">
          <table:table-cell office:value-type="string">
            <text:p>གཤོགཔ་འཐབ།</text:p>
          </table:table-cell>
          <table:table-cell office:value-type="string">
            <text:p>/shop thab</text:p>
          </table:table-cell>
          <table:table-cell office:value-type="string">
            <text:p>(མིང་)</text:p>
          </table:table-cell>
          <table:table-cell office:value-type="string">
            <text:p>གཤོག་པ་བརྡབ་པ།དཔེར་ན་བྱ་འབོ་རནམ་ད་གཤོག་པ་འཐབ་འཐབ་འབད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ཤོང༌།</text:p>
          </table:table-cell>
          <table:table-cell office:value-type="string">
            <text:p>/shong/</text:p>
          </table:table-cell>
          <table:table-cell office:value-type="string">
            <text:p>(མིང་)</text:p>
          </table:table-cell>
          <table:table-cell office:value-type="string">
            <text:p>སྒང་མིན་པའི་གཤོང་གཤོང་ནང་ཆུ་འད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གཤོང་ཆུ།</text:p>
          </table:table-cell>
          <table:table-cell office:value-type="string">
            <text:p>/shong chu/</text:p>
          </table:table-cell>
          <table:table-cell office:value-type="string">
            <text:p>(མིང་)</text:p>
          </table:table-cell>
          <table:table-cell office:value-type="string">
            <text:p>ཧོ་ཀ་ནང་ལས་འགྱོ་བའི་ཆུ།རོང་ཆུ།</text:p>
          </table:table-cell>
          <table:table-cell table:number-columns-repeated="252"/>
        </table:table-row>
        <table:table-row table:style-name="ro1">
          <table:table-cell office:value-type="string">
            <text:p>གཤོང་ཞིང༌།</text:p>
          </table:table-cell>
          <table:table-cell office:value-type="string">
            <text:p>/shong zhing/</text:p>
          </table:table-cell>
          <table:table-cell office:value-type="string">
            <text:p>(མིང་)</text:p>
          </table:table-cell>
          <table:table-cell office:value-type="string">
            <text:p>ཧོ་ཀ་ནང་གི་ཞིང༌།</text:p>
          </table:table-cell>
          <table:table-cell table:number-columns-repeated="252"/>
        </table:table-row>
        <table:table-row table:style-name="ro1">
          <table:table-cell office:value-type="string">
            <text:p>གཤོལ།</text:p>
          </table:table-cell>
          <table:table-cell office:value-type="string">
            <text:p>/shoel/</text:p>
          </table:table-cell>
          <table:table-cell office:value-type="string">
            <text:p>(མིང་)</text:p>
          </table:table-cell>
          <table:table-cell office:value-type="string">
            <text:p>༡ཞིང་རྨོ་ནི་གི་ལག་ཆ་གཤོལ།༢གཤོལ་མདའ་འཛིན་ཟེར་གསེར་གྱི་རི་བདུན་ལས་ག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གཤོལ་ལྕགས།</text:p>
          </table:table-cell>
          <table:table-cell office:value-type="string">
            <text:p>/shoel ca</text:p>
          </table:table-cell>
          <table:table-cell office:value-type="string">
            <text:p>(མིང་)</text:p>
          </table:table-cell>
          <table:table-cell office:value-type="string">
            <text:p>ཐོང་ལྕག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བཤགས།</text:p>
          </table:table-cell>
          <table:table-cell office:value-type="string">
            <text:p>/shag/</text:p>
          </table:table-cell>
          <table:table-cell office:value-type="string">
            <text:p>(བྱ་ཁྱད་)</text:p>
          </table:table-cell>
          <table:table-cell office:value-type="string">
            <text:p>སྡིག་པ་བཤགས་པ།བཤགས་པ་ཕུལ་ནི།སྡིག་བཤགས་བཤགས་སྦྱང༌།ཉེས་སྤྱོད་སྦྱང་ནི།</text:p>
          </table:table-cell>
          <table:table-cell table:number-columns-repeated="252"/>
        </table:table-row>
        <table:table-row table:style-name="ro1">
          <table:table-cell office:value-type="string">
            <text:p>བཤགས་རྟེན།</text:p>
          </table:table-cell>
          <table:table-cell office:value-type="string">
            <text:p>/shag ten</text:p>
          </table:table-cell>
          <table:table-cell office:value-type="string">
            <text:p>(མིང་)</text:p>
          </table:table-cell>
          <table:table-cell office:value-type="string">
            <text:p>༡བཤགས་པ་ཕུལ་ནི་གི་རྟེན་དཀོན་མཆོག་གསུམ།དཀོན་མཆོག་ཀུན་འདུས་རང་གི་རྩ་བའི་བླ་མ་བཟུམ།༢བཤགས་རྟེན་ཟོང་ལེ་ཚན་གཅིག་ཕུལ་ཟེར་བ་ཅིན་བཤགས་པ་ཕུལ་ནིའི་དམིགས་རྟེན་ཕུལ་ཆ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བཤགསན།</text:p>
          </table:table-cell>
          <table:table-cell office:value-type="string">
            <text:p>/shan</text:p>
          </table:table-cell>
          <table:table-cell office:value-type="string">
            <text:p>(མིང་)</text:p>
          </table:table-cell>
          <table:table-cell office:value-type="string">
            <text:p>སྡིག་པ་བཤགསན་མ་དགཔ་མེད།</text:p>
          </table:table-cell>
          <table:table-cell table:number-columns-repeated="252"/>
        </table:table-row>
        <table:table-row table:style-name="ro1">
          <table:table-cell office:value-type="string">
            <text:p>བཤང་ལམ།</text:p>
          </table:table-cell>
          <table:table-cell office:value-type="string">
            <text:p>/shang lam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ཨ་བུག།</text:p>
          </table:table-cell>
          <table:table-cell table:number-columns-repeated="252"/>
        </table:table-row>
        <table:table-row table:style-name="ro1">
          <table:table-cell office:value-type="string">
            <text:p>བཤད།</text:p>
          </table:table-cell>
          <table:table-cell office:value-type="string">
            <text:p>/she/</text:p>
          </table:table-cell>
          <table:table-cell office:value-type="string">
            <text:p>(བྱ་ཚིག་)</text:p>
          </table:table-cell>
          <table:table-cell office:value-type="string">
            <text:p>ཁ་ལས་ཆོས་དང་གཏམ་ལོ་རྒྱུས་ཚུ་བཤད་པའི་འདས་ཚིག་མཁས་པས་བཤད་ན་ཅི་ཡང་བདེན།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བཤད་གྲྭ།</text:p>
          </table:table-cell>
          <table:table-cell office:value-type="string">
            <text:p>/she dra/</text:p>
          </table:table-cell>
          <table:table-cell office:value-type="string">
            <text:p>(མིང་)</text:p>
          </table:table-cell>
          <table:table-cell office:value-type="string">
            <text:p>ཆོས་འཆད་ཉན་འབད་སའི་ས་གནས་སློབ་གྲྭ་དགེ་སློང་གི་བཤད་གྲྭ་དགོན་སྡེ་ཁག་གི་བཤད་གྲྭ།</text:p>
          </table:table-cell>
          <table:table-cell table:number-columns-repeated="252"/>
        </table:table-row>
        <table:table-row table:style-name="ro1">
          <table:table-cell office:value-type="string">
            <text:p>བཤད་གྲྭ་མཁན་པོ།</text:p>
          </table:table-cell>
          <table:table-cell office:value-type="string">
            <text:p>/she dra khen po/</text:p>
          </table:table-cell>
          <table:table-cell office:value-type="string">
            <text:p>(མིང་)</text:p>
          </table:table-cell>
          <table:table-cell office:value-type="string">
            <text:p>བཤད་གྲྭའི་དབུ་འཛིན།བཤད་གྲྭ་ནང་ཆོས་གསུང་མི།</text:p>
          </table:table-cell>
          <table:table-cell table:number-columns-repeated="252"/>
        </table:table-row>
        <table:table-row table:style-name="ro1">
          <table:table-cell office:value-type="string">
            <text:p>བཤད་རྒྱུན།</text:p>
          </table:table-cell>
          <table:table-cell office:value-type="string">
            <text:p>/she juen/</text:p>
          </table:table-cell>
          <table:table-cell office:value-type="string">
            <text:p>(མིང་)</text:p>
          </table:table-cell>
          <table:table-cell office:value-type="string">
            <text:p>དང་ཕུགས་ཀྱི་མི་ཚུ་གིས་སླབ་ནི་ཡོད་པའི་ངག་རྒྱུན་ཁ་རྒྱུན་ཚུ།</text:p>
          </table:table-cell>
          <table:table-cell table:number-columns-repeated="252"/>
        </table:table-row>
        <table:table-row table:style-name="ro1">
          <table:table-cell office:value-type="string">
            <text:p>བཤད་སྒྲུབ།</text:p>
          </table:table-cell>
          <table:table-cell office:value-type="string">
            <text:p>/she drub/</text:p>
          </table:table-cell>
          <table:table-cell office:value-type="string">
            <text:p>(མིང་)</text:p>
          </table:table-cell>
          <table:table-cell office:value-type="string">
            <text:p>བཤད་གྲྭ་དང་སྒྲུབ་གྲྭ་གཅིག་ཁར་སླབ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བཤད་ཐོ།</text:p>
          </table:table-cell>
          <table:table-cell office:value-type="string">
            <text:p>/she tho/</text:p>
          </table:table-cell>
          <table:table-cell office:value-type="string">
            <text:p>(མིང་)</text:p>
          </table:table-cell>
          <table:table-cell office:value-type="string">
            <text:p>དོན་མེད་ཀྱི་གཏམ་བཤད་ནི།ཁ་བཤད་ཐོ་བཏང་ཚེ་རོགས་དགའ་བས།།ལུས་དམ་ཚིག་བསྲུང་ཚེ་རང་དགའ་བས།།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བཤད་པ།</text:p>
          </table:table-cell>
          <table:table-cell office:value-type="string">
            <text:p>/she pa/</text:p>
          </table:table-cell>
          <table:table-cell office:value-type="string">
            <text:p>(མིང་)</text:p>
          </table:table-cell>
          <table:table-cell office:value-type="string">
            <text:p>ཐིམ་ཕུ་རྫོང་གི་སྐོར་ལས་བཤད་པ་བརྐྱབ་ཟེར་དོ་བཟུམ་གནད་དོན་གཅིག་གི་སྐོར་ལས་རྒྱས་ཤིང་རྒྱསཔ་འབད་བཤད་ནི།</text:p>
          </table:table-cell>
          <table:table-cell table:number-columns-repeated="252"/>
        </table:table-row>
        <table:table-row table:style-name="ro1">
          <table:table-cell office:value-type="string">
            <text:p>བཤད་སྲོལ།</text:p>
          </table:table-cell>
          <table:table-cell office:value-type="string">
            <text:p>/she soel/</text:p>
          </table:table-cell>
          <table:table-cell office:value-type="string">
            <text:p>(མིང་)</text:p>
          </table:table-cell>
          <table:table-cell office:value-type="string">
            <text:p>ཁ་ལས་སླབ་སྲོལ་བརྗོད་སྲོལ་བཤད་ནིའི་ལམ་ལུགས་ཡོདཔ།</text:p>
          </table:table-cell>
          <table:table-cell table:number-columns-repeated="252"/>
        </table:table-row>
        <table:table-row table:style-name="ro1">
          <table:table-cell office:value-type="string">
            <text:p>བཤདན།</text:p>
          </table:table-cell>
          <table:table-cell office:value-type="string">
            <text:p>/shen/</text:p>
          </table:table-cell>
          <table:table-cell office:value-type="string">
            <text:p>(བྱ་ཚིག་)</text:p>
          </table:table-cell>
          <table:table-cell office:value-type="string">
            <text:p>མཁས་པ་གིས་ཆོས་བཤདན་ཉན་དགོ</text:p>
          </table:table-cell>
          <table:table-cell table:number-columns-repeated="252"/>
        </table:table-row>
        <table:table-row table:style-name="ro1">
          <table:table-cell office:value-type="string">
            <text:p>བཤདཔ།</text:p>
          </table:table-cell>
          <table:table-cell office:value-type="string">
            <text:p>/shep/</text:p>
          </table:table-cell>
          <table:table-cell office:value-type="string">
            <text:p>(མིང་)</text:p>
          </table:table-cell>
          <table:table-cell office:value-type="string">
            <text:p>ཁ་ལས་བཤདཔ་ཙམ་གྱིས་མི་བཏུབ་དོན་དག་ཧ་གོ་དགོ།</text:p>
          </table:table-cell>
          <table:table-cell table:number-columns-repeated="252"/>
        </table:table-row>
        <table:table-row table:style-name="ro1">
          <table:table-cell office:value-type="string">
            <text:p>བཤན་ཁང༌།</text:p>
          </table:table-cell>
          <table:table-cell office:value-type="string">
            <text:p>/shen khang/</text:p>
          </table:table-cell>
          <table:table-cell office:value-type="string">
            <text:p>(མིང་)</text:p>
          </table:table-cell>
          <table:table-cell office:value-type="string">
            <text:p>གཤན་པ་སྡོད་སའ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བཤན་གྲི།</text:p>
          </table:table-cell>
          <table:table-cell office:value-type="string">
            <text:p>/shen dri/</text:p>
          </table:table-cell>
          <table:table-cell office:value-type="string">
            <text:p>(མིང་)</text:p>
          </table:table-cell>
          <table:table-cell office:value-type="string">
            <text:p>བཤན་པ་གིས་ནོར་སེམས་ཅན་གསད་ནི་གི་གྱི།</text:p>
          </table:table-cell>
          <table:table-cell table:number-columns-repeated="252"/>
        </table:table-row>
        <table:table-row table:style-name="ro1">
          <table:table-cell office:value-type="string">
            <text:p>བཤན་གྲིབ།</text:p>
          </table:table-cell>
          <table:table-cell office:value-type="string">
            <text:p>/shen drib/</text:p>
          </table:table-cell>
          <table:table-cell office:value-type="string">
            <text:p>(མིང་)</text:p>
          </table:table-cell>
          <table:table-cell office:value-type="string">
            <text:p>བཤནཔའི་དམར་གྲིབ།</text:p>
          </table:table-cell>
          <table:table-cell table:number-columns-repeated="252"/>
        </table:table-row>
        <table:table-row table:style-name="ro1">
          <table:table-cell office:value-type="string">
            <text:p>བཤན་པ།</text:p>
          </table:table-cell>
          <table:table-cell office:value-type="string">
            <text:p>/shen pa/</text:p>
          </table:table-cell>
          <table:table-cell office:value-type="string">
            <text:p>(མིང་)</text:p>
          </table:table-cell>
          <table:table-cell office:value-type="string">
            <text:p>ལས་རྒྱུ་འབྲས་དང་དགེ་སྡིག་ཧ་མ་གོ་བའི་བཤན་པ།སེམས་ཅན་བསད་དེ་རང་སྡོད་མི།འདི་ལུ་ཤན་པ་དང་གཤན་པ་ཟེར་འབྲི་སྲོལ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བཤན་པ་ལག་དམར།</text:p>
          </table:table-cell>
          <table:table-cell office:value-type="string">
            <text:p>/shen pa lag mar/</text:p>
          </table:table-cell>
          <table:table-cell office:value-type="string">
            <text:p>(མིང་ཁྱད་)</text:p>
          </table:table-cell>
          <table:table-cell office:value-type="string">
            <text:p>༡རང་གི་ལག་པ་གིས་རང་བསད་མི།༢ཆེད་དུ་གསད་མི་འབད་བཏོན་པའི་མི་ངོ།</text:p>
          </table:table-cell>
          <table:table-cell table:number-columns-repeated="252"/>
        </table:table-row>
        <table:table-row table:style-name="ro1">
          <table:table-cell office:value-type="string">
            <text:p>བཤན་བུ།</text:p>
          </table:table-cell>
          <table:table-cell office:value-type="string">
            <text:p>/shen bu/</text:p>
          </table:table-cell>
          <table:table-cell office:value-type="string">
            <text:p>(མིང་)</text:p>
          </table:table-cell>
          <table:table-cell office:value-type="string">
            <text:p>བཤན་པ་གི་བུཚ།</text:p>
          </table:table-cell>
          <table:table-cell table:number-columns-repeated="252"/>
        </table:table-row>
        <table:table-row table:style-name="ro1">
          <table:table-cell office:value-type="string">
            <text:p>བཤན་མོ།</text:p>
          </table:table-cell>
          <table:table-cell office:value-type="string">
            <text:p>/shen mo/</text:p>
          </table:table-cell>
          <table:table-cell office:value-type="string">
            <text:p>(མིང་)</text:p>
          </table:table-cell>
          <table:table-cell office:value-type="string">
            <text:p>བཤན་པའི་ཨམ་སྲུ་དང་བཤན་པ་མོ།</text:p>
          </table:table-cell>
          <table:table-cell table:number-columns-repeated="252"/>
        </table:table-row>
        <table:table-row table:style-name="ro1">
          <table:table-cell office:value-type="string">
            <text:p>བཤམ།</text:p>
          </table:table-cell>
          <table:table-cell office:value-type="string">
            <text:p>/sham/</text:p>
          </table:table-cell>
          <table:table-cell office:value-type="string">
            <text:p>(བྱ་ཚིག་)</text:p>
          </table:table-cell>
          <table:table-cell office:value-type="string">
            <text:p>མཆོདཔ་དང་ཚོང་ཚུ་བཤམ་པ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བཤམས།</text:p>
          </table:table-cell>
          <table:table-cell office:value-type="string">
            <text:p>/sham/</text:p>
          </table:table-cell>
          <table:table-cell office:value-type="string">
            <text:p>(བྱ་འདས)</text:p>
          </table:table-cell>
          <table:table-cell office:value-type="string">
            <text:p>མཆོདཔ་དང་ཅ་ལ་ཚུ་བཀྲམ་པ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བཤའ།</text:p>
          </table:table-cell>
          <table:table-cell office:value-type="string">
            <text:p>/sha/</text:p>
          </table:table-cell>
          <table:table-cell office:value-type="string">
            <text:p>(མིང་)</text:p>
          </table:table-cell>
          <table:table-cell office:value-type="string">
            <text:p>བགོ་བཤའ་བརྐྱབ་ཟེར་དཔེར་ན་ཏི་རུ་གཅིག་བརྒྱ་མི་ལྔ་ལུ་བགོ་བཤའ་བརྐྱབ་ད་མི་རེ་རེ་ལུ་ཏི་རུ་ཁལ་རེ་ཐོབ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བཤར།</text:p>
          </table:table-cell>
          <table:table-cell office:value-type="string">
            <text:p>/shar/</text:p>
          </table:table-cell>
          <table:table-cell office:value-type="string">
            <text:p>(མིང་)</text:p>
          </table:table-cell>
          <table:table-cell office:value-type="string">
            <text:p>འཕྲང་པ་གཤར་གྱི་བྱ་འདས།འགྲི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བཤལ།</text:p>
          </table:table-cell>
          <table:table-cell office:value-type="string">
            <text:p>/shel/</text:p>
          </table:table-cell>
          <table:table-cell office:value-type="string">
            <text:p>(བྱ་ཚིག་)</text:p>
          </table:table-cell>
          <table:table-cell office:value-type="string">
            <text:p>༡ཆབ་གསང་བཤལ་ནི།ཕོཝ་བདེ་ཏོག་ཏོ་མེད་པར་བཞེས་སྒོ་ལེགས་ཞིམ་མ་བཞུ་བར་ཆབ་གསང་རྒྱསཔ་ལྷ་སི་སི་འཐོན་ནི།༢གཞན་བལྟ་བཤལ་རི་བཤལ་ལ་བཤལ་གཡུས་བཤལ་ཚུ་བསྐོར་ཏེ་འགྱོ་བའི་དོན།༣ཧོད་ཆུ་གིས་བཤལ་ནི་ཟེར་བ་ཅིན་ཐལཝ་ཚུ་ཆུ་གིས་བཤལ་གཏང་ནི།</text:p>
          </table:table-cell>
          <table:table-cell table:number-columns-repeated="252"/>
        </table:table-row>
        <table:table-row table:style-name="ro1">
          <table:table-cell office:value-type="string">
            <text:p>བཤལ་སྐྱུགས་ནད།</text:p>
          </table:table-cell>
          <table:table-cell office:value-type="string">
            <text:p>/shel cu ne</text:p>
          </table:table-cell>
          <table:table-cell office:value-type="string">
            <text:p>(མིང་)</text:p>
          </table:table-cell>
          <table:table-cell office:value-type="string">
            <text:p>ནད་རིམས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བཤལ་འཁྱམས།</text:p>
          </table:table-cell>
          <table:table-cell office:value-type="string">
            <text:p>/shel cham/</text:p>
          </table:table-cell>
          <table:table-cell office:value-type="string">
            <text:p>(མིང་)</text:p>
          </table:table-cell>
          <table:table-cell office:value-type="string">
            <text:p>དོན་དག་མེད་པར་སྒོ་བཤལ་རྐྱབ་ནི།གཡུས་བཤལ་རྐྱབ་སྟེ་འཁྱམས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བཤལ་ནད།</text:p>
          </table:table-cell>
          <table:table-cell office:value-type="string">
            <text:p>/shel ne/</text:p>
          </table:table-cell>
          <table:table-cell office:value-type="string">
            <text:p>(མིང་)</text:p>
          </table:table-cell>
          <table:table-cell office:value-type="string">
            <text:p>ཨཝ་ཆུ་བཟུམ་བཤར་ཏེ་ན་བའི་ནད།རིམས་ཚད།</text:p>
          </table:table-cell>
          <table:table-cell table:number-columns-repeated="252"/>
        </table:table-row>
        <table:table-row table:style-name="ro1">
          <table:table-cell office:value-type="string">
            <text:p>བཤལ་སྨན།</text:p>
          </table:table-cell>
          <table:table-cell office:value-type="string">
            <text:p>/shel men/</text:p>
          </table:table-cell>
          <table:table-cell office:value-type="string">
            <text:p>(མིང་)</text:p>
          </table:table-cell>
          <table:table-cell office:value-type="string">
            <text:p>ཁོག་པའི་ནང་གི་བཞེས་སྒོ་མ་བཞུ་མི་བཤལ་གཏང་ནི་གི་སྨན།</text:p>
          </table:table-cell>
          <table:table-cell table:number-columns-repeated="252"/>
        </table:table-row>
        <table:table-row table:style-name="ro1">
          <table:table-cell office:value-type="string">
            <text:p>བཤལ་རིམས།</text:p>
          </table:table-cell>
          <table:table-cell office:value-type="string">
            <text:p>/shel rim/</text:p>
          </table:table-cell>
          <table:table-cell office:value-type="string">
            <text:p>(མིང་)</text:p>
          </table:table-cell>
          <table:table-cell office:value-type="string">
            <text:p>ཨཝ་བཤར་ཡི་རང་ན་བའི་འགོ་ནད།རིམས་ཚད།</text:p>
          </table:table-cell>
          <table:table-cell table:number-columns-repeated="252"/>
        </table:table-row>
        <table:table-row table:style-name="ro1">
          <table:table-cell office:value-type="string">
            <text:p>བཤལན།</text:p>
          </table:table-cell>
          <table:table-cell office:value-type="string">
            <text:p>/shen</text:p>
          </table:table-cell>
          <table:table-cell office:value-type="string">
            <text:p>(མིང་)</text:p>
          </table:table-cell>
          <table:table-cell office:value-type="string">
            <text:p>བཤལ་བ་ཅིན་ཟེར་བའི་བསྡུ་ཚིག།</text:p>
          </table:table-cell>
          <table:table-cell table:number-columns-repeated="252"/>
        </table:table-row>
        <table:table-row table:style-name="ro1">
          <table:table-cell office:value-type="string">
            <text:p>བཤལཝ།</text:p>
          </table:table-cell>
          <table:table-cell office:value-type="string">
            <text:p>/sheo/</text:p>
          </table:table-cell>
          <table:table-cell office:value-type="string">
            <text:p>(མིང་)</text:p>
          </table:table-cell>
          <table:table-cell office:value-type="string">
            <text:p>༡གོ་ལ་ཆུ་གིས་བཤལ་བཤལཝ་ཁྲོམ་ཁར་བཤལཝ་བཤལ་ས་ཚུ།༢ཞིང་ནང་གི་ས་སྙོམས་ནི་གི་ལག་ཆ།བཤལཝ།</text:p>
          </table:table-cell>
          <table:table-cell table:number-columns-repeated="252"/>
        </table:table-row>
        <table:table-row table:style-name="ro1">
          <table:table-cell office:value-type="string">
            <text:p>བཤིག</text:p>
          </table:table-cell>
          <table:table-cell office:value-type="string">
            <text:p>/shig</text:p>
          </table:table-cell>
          <table:table-cell office:value-type="string">
            <text:p>(བྱ་ཚིག་)</text:p>
          </table:table-cell>
          <table:table-cell office:value-type="string">
            <text:p>༡བསྟན་པ་བཤིག་ཁྲིམས་བཤིག་༢ཁྱིམ་བཤིག་ལྷ་ཁང་བཤིག་ཟེར་མེདཔ་བཏ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བཤིགན།</text:p>
          </table:table-cell>
          <table:table-cell office:value-type="string">
            <text:p>/shin</text:p>
          </table:table-cell>
          <table:table-cell office:value-type="string">
            <text:p>(མིང་)</text:p>
          </table:table-cell>
          <table:table-cell office:value-type="string">
            <text:p>བསྟན་པ་བཤིགན་དམྱལ་བར་འགྱོ།</text:p>
          </table:table-cell>
          <table:table-cell table:number-columns-repeated="252"/>
        </table:table-row>
        <table:table-row table:style-name="ro1">
          <table:table-cell office:value-type="string">
            <text:p>བཤིགཔ</text:p>
          </table:table-cell>
          <table:table-cell office:value-type="string">
            <text:p>/ship/</text:p>
          </table:table-cell>
          <table:table-cell office:value-type="string">
            <text:p>(བྱ་ཁྱད་)</text:p>
          </table:table-cell>
          <table:table-cell office:value-type="string">
            <text:p>བསྟན་པ་བཤིག་བཤིགཔ་ཁྱིམ་བཤིག་བཤིགཔ་ཚུ།</text:p>
          </table:table-cell>
          <table:table-cell table:number-columns-repeated="252"/>
        </table:table-row>
        <table:table-row table:style-name="ro1">
          <table:table-cell office:value-type="string">
            <text:p>བཤིགས།</text:p>
          </table:table-cell>
          <table:table-cell office:value-type="string">
            <text:p>/shig</text:p>
          </table:table-cell>
          <table:table-cell office:value-type="string">
            <text:p>(བྱ་འདས)</text:p>
          </table:table-cell>
          <table:table-cell office:value-type="string">
            <text:p>བསྟན་པ་དང་ཁྱིམ་ཚུ་བཤིགས་པ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བཤིབས།</text:p>
          </table:table-cell>
          <table:table-cell office:value-type="string">
            <text:p>/shib/</text:p>
          </table:table-cell>
          <table:table-cell office:value-type="string">
            <text:p>(བྱ་འདས་)</text:p>
          </table:table-cell>
          <table:table-cell office:value-type="string">
            <text:p>གྲལ་གཅིག་ཁར་བཤིབས་པ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བཤུད།</text:p>
          </table:table-cell>
          <table:table-cell office:value-type="string">
            <text:p>/shue/</text:p>
          </table:table-cell>
          <table:table-cell office:value-type="string">
            <text:p>(བྱ་ཚིག་)</text:p>
          </table:table-cell>
          <table:table-cell office:value-type="string">
            <text:p>༡ཕར་དང་ཚུར་བབསྣུར་པ།ཤུད་པ།རྒྱབ་བཤུད།ཕྱིར་བཤུད།རྒྱབ་ཁར་བཤུད་ནི།</text:p>
          </table:table-cell>
          <table:table-cell office:value-type="string">
            <text:p>གདོང་ཁར་བཤུད་ཟུར་ཁར་བཤུད།༢ཅ་ལ་ཕར་དང་ཚུར་སྐོ་ནི་གི་སྐྱེལ་བཤུད་རྐྱབ་ནི།མ་འོངས་པ་དང་འདས་པ།</text:p>
          </table:table-cell>
          <table:table-cell table:number-columns-repeated="251"/>
        </table:table-row>
        <table:table-row table:style-name="ro1">
          <table:table-cell office:value-type="string">
            <text:p>བཤུད་སྒམ།</text:p>
          </table:table-cell>
          <table:table-cell office:value-type="string">
            <text:p>/shue gam/</text:p>
          </table:table-cell>
          <table:table-cell office:value-type="string">
            <text:p>(མིང་)</text:p>
          </table:table-cell>
          <table:table-cell office:value-type="string">
            <text:p>ཕྱག་སྒམ་ཚུ་གི་ལོགས་ལས་ཕར་བརྒྱུད།ཚུར་བཤུད་འབད་དེ་བཙུགས་བཏོན་འབད་བཏུབ་པའི་སྒམ་ཅུང༌།</text:p>
          </table:table-cell>
          <table:table-cell table:number-columns-repeated="252"/>
        </table:table-row>
        <table:table-row table:style-name="ro1">
          <table:table-cell office:value-type="string">
            <text:p>བཤུད་སྒོ།</text:p>
          </table:table-cell>
          <table:table-cell office:value-type="string">
            <text:p>/shue go/</text:p>
          </table:table-cell>
          <table:table-cell office:value-type="string">
            <text:p>(མིང་)</text:p>
          </table:table-cell>
          <table:table-cell office:value-type="string">
            <text:p>ཕར་དང་ཚུར་བཤུད་བཏུབ་པའི་སྒོ།</text:p>
          </table:table-cell>
          <table:table-cell table:number-columns-repeated="252"/>
        </table:table-row>
        <table:table-row table:style-name="ro1">
          <table:table-cell office:value-type="string">
            <text:p>བཤུད་སྒྲོམ།</text:p>
          </table:table-cell>
          <table:table-cell office:value-type="string">
            <text:p>/shue drom/</text:p>
          </table:table-cell>
          <table:table-cell office:value-type="string">
            <text:p>(མིང་)</text:p>
          </table:table-cell>
          <table:table-cell office:value-type="string">
            <text:p>ཟ་ཁྲི་དང་འབྲི་ཁྲི་ཚུ་གི་འོག་ལས་སྒྲོམ་ཅུང་ལགཔ་གིས་ཚུར་འཐེན་བཏུབ་འབད་ཡོད་མི་ཅིག།བཤུད་སྒྲོམ་ནང་ཏི་རུ་བཙུགས་ཟེར་དོ་བཟུམ།བཤུད་སྒམ་དང་གཅིག།</text:p>
          </table:table-cell>
          <table:table-cell table:number-columns-repeated="252"/>
        </table:table-row>
        <table:table-row table:style-name="ro1">
          <table:table-cell office:value-type="string">
            <text:p>བཤུད་བརྙན།</text:p>
          </table:table-cell>
          <table:table-cell office:value-type="string">
            <text:p>/shue nyen/</text:p>
          </table:table-cell>
          <table:table-cell office:value-type="string">
            <text:p>(མིང་)</text:p>
          </table:table-cell>
          <table:table-cell office:value-type="string">
            <text:p>བརྙན་པར་བཤུད་རིམ་གྱིས་སྟོན་པའི་གློག་བརྙན།</text:p>
          </table:table-cell>
          <table:table-cell table:number-columns-repeated="252"/>
        </table:table-row>
        <table:table-row table:style-name="ro1">
          <table:table-cell office:value-type="string">
            <text:p>བཤུད་སྟོན།</text:p>
          </table:table-cell>
          <table:table-cell office:value-type="string">
            <text:p>/shue toen/</text:p>
          </table:table-cell>
          <table:table-cell office:value-type="string">
            <text:p>(མིང་)</text:p>
          </table:table-cell>
          <table:table-cell office:value-type="string">
            <text:p>བཤུད་བརྙན་སྟོན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བཤུད་བརྡར།</text:p>
          </table:table-cell>
          <table:table-cell office:value-type="string">
            <text:p>/shue dar/</text:p>
          </table:table-cell>
          <table:table-cell office:value-type="string">
            <text:p>(མིང་)</text:p>
          </table:table-cell>
          <table:table-cell office:value-type="string">
            <text:p>ཨ་ལུ་ཚུ་ཨ་བུ་བཤུད་དེ་རྩེད་ནིའི་རྩེདམོ་ཅིག།</text:p>
          </table:table-cell>
          <table:table-cell table:number-columns-repeated="252"/>
        </table:table-row>
        <table:table-row table:style-name="ro1">
          <table:table-cell office:value-type="string">
            <text:p>བཤུདན།</text:p>
          </table:table-cell>
          <table:table-cell office:value-type="string">
            <text:p>/shuen</text:p>
          </table:table-cell>
          <table:table-cell office:value-type="string">
            <text:p>(མིང་)</text:p>
          </table:table-cell>
          <table:table-cell office:value-type="string">
            <text:p>ས་མཚམས་ཕར་བཤུདན་སྦོམ་དྲགས་ནི་མས།</text:p>
          </table:table-cell>
          <table:table-cell table:number-columns-repeated="252"/>
        </table:table-row>
        <table:table-row table:style-name="ro1">
          <table:table-cell office:value-type="string">
            <text:p>བཤུདཔ།</text:p>
          </table:table-cell>
          <table:table-cell office:value-type="string">
            <text:p>/shuep/</text:p>
          </table:table-cell>
          <table:table-cell office:value-type="string">
            <text:p>(མིང་)</text:p>
          </table:table-cell>
          <table:table-cell office:value-type="string">
            <text:p>ཕར་བཤུདཔ་ཟེར་རུང་དེ་ཅིག་འོང༌།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བཤུབ།</text:p>
          </table:table-cell>
          <table:table-cell office:value-type="string">
            <text:p>/shub/</text:p>
          </table:table-cell>
          <table:table-cell office:value-type="string">
            <text:p>(བྱ་ཚིག་)</text:p>
          </table:table-cell>
          <table:table-cell office:value-type="string">
            <text:p>༡པགས་ཀོ་བཤུབ་པའི་བྱ་བྱེད་ཚིག།༢ཁྱིམ་ཚུ་མར་བཤིག་པའི་དོན།༣གདོང་གི་བགོ་ལ་ཡར་བཤུབ་ནི།</text:p>
          </table:table-cell>
          <table:table-cell table:number-columns-repeated="252"/>
        </table:table-row>
        <table:table-row table:style-name="ro1">
          <table:table-cell office:value-type="string">
            <text:p>བཤུབས།</text:p>
          </table:table-cell>
          <table:table-cell office:value-type="string">
            <text:p>/shub/</text:p>
          </table:table-cell>
          <table:table-cell office:value-type="string">
            <text:p>(བྱ་འདས)</text:p>
          </table:table-cell>
          <table:table-cell office:value-type="string">
            <text:p>པག་ཀོ་བཤུབས་ཚར་བ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བཤུམ།</text:p>
          </table:table-cell>
          <table:table-cell office:value-type="string">
            <text:p>/shum/</text:p>
          </table:table-cell>
          <table:table-cell office:value-type="string">
            <text:p>(བྱ་འདས)</text:p>
          </table:table-cell>
          <table:table-cell office:value-type="string">
            <text:p>སྔུ་བའི་ཞེ་ས།བྱ་འདས།</text:p>
          </table:table-cell>
          <table:table-cell table:number-columns-repeated="252"/>
        </table:table-row>
        <table:table-row table:style-name="ro1">
          <table:table-cell office:value-type="string">
            <text:p>བཤུམན།</text:p>
          </table:table-cell>
          <table:table-cell office:value-type="string">
            <text:p>/shum</text:p>
          </table:table-cell>
          <table:table-cell office:value-type="string">
            <text:p>(མིང་)</text:p>
          </table:table-cell>
          <table:table-cell office:value-type="string">
            <text:p>སྲས་བཤུམན་ཞལ་སྐོམ་སྐོམ་འོང༌།</text:p>
          </table:table-cell>
          <table:table-cell table:number-columns-repeated="252"/>
        </table:table-row>
        <table:table-row table:style-name="ro1">
          <table:table-cell office:value-type="string">
            <text:p>བཤུམས།</text:p>
          </table:table-cell>
          <table:table-cell office:value-type="string">
            <text:p>/shum/</text:p>
          </table:table-cell>
          <table:table-cell office:value-type="string">
            <text:p>(བྱ་འདས)</text:p>
          </table:table-cell>
          <table:table-cell office:value-type="string">
            <text:p>སྔུ་བའི་ཞེ་ས།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བཤུར།</text:p>
          </table:table-cell>
          <table:table-cell office:value-type="string">
            <text:p>/shur/</text:p>
          </table:table-cell>
          <table:table-cell office:value-type="string">
            <text:p>(བྱ་ཚིག་)</text:p>
          </table:table-cell>
          <table:table-cell office:value-type="string">
            <text:p>ལོ་མ་བཤུར་བཙོ་རྐྱབ་སྟེ་ཚོདམ་བཟོ་ནི།བྱ་འདས།</text:p>
          </table:table-cell>
          <table:table-cell table:number-columns-repeated="252"/>
        </table:table-row>
        <table:table-row table:style-name="ro1">
          <table:table-cell office:value-type="string">
            <text:p>བཤུར་སྐམ།</text:p>
          </table:table-cell>
          <table:table-cell office:value-type="string">
            <text:p>/shur kam/</text:p>
          </table:table-cell>
          <table:table-cell office:value-type="string">
            <text:p>(མིང་ཁྱད་)</text:p>
          </table:table-cell>
          <table:table-cell/>
          <table:table-cell office:value-type="string">
            <text:p>ཨེ་མ་དང་ཚོད་བསྲེ་ཚུ་ཆུ་ཚན་ནང་བཤུར་ཏེ་སྐམ་བཟོ་བཟོཝ།</text:p>
          </table:table-cell>
          <table:table-cell table:number-columns-repeated="251"/>
        </table:table-row>
        <table:table-row table:style-name="ro1">
          <table:table-cell office:value-type="string">
            <text:p>བཤུར་ཆུམ།</text:p>
          </table:table-cell>
          <table:table-cell office:value-type="string">
            <text:p>/shur chum/</text:p>
          </table:table-cell>
          <table:table-cell office:value-type="string">
            <text:p>(མིང་)</text:p>
          </table:table-cell>
          <table:table-cell office:value-type="string">
            <text:p>ཆུམ་ཆུ་ཚན་ནང་བཤུར་ཏེ་སྐམ་བཞག་བཞགཔ།</text:p>
          </table:table-cell>
          <table:table-cell table:number-columns-repeated="252"/>
        </table:table-row>
        <table:table-row table:style-name="ro1">
          <table:table-cell office:value-type="string">
            <text:p>བཤུར་ཐག་རྐྱབ།</text:p>
          </table:table-cell>
          <table:table-cell office:value-type="string">
            <text:p>/shur tha cab</text:p>
          </table:table-cell>
          <table:table-cell office:value-type="string">
            <text:p>(བྱ་ཁྱད་)</text:p>
          </table:table-cell>
          <table:table-cell office:value-type="string">
            <text:p>ངལ་མ་འཚོ་བར་གང་མགྱོགས་འབད་འོང་མི།ཤུར་ཐག་ཟེར་འབྲི་སྲོལ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བཤུལ།</text:p>
          </table:table-cell>
          <table:table-cell office:value-type="string">
            <text:p>/shuel/</text:p>
          </table:table-cell>
          <table:table-cell office:value-type="string">
            <text:p>(མིང་)</text:p>
          </table:table-cell>
          <table:table-cell office:value-type="string">
            <text:p>ལམ་གྱི་མིང༌།ཚེ་ཕྱི་མའི་ལམ་ནི་བཤུལ་ཐག་རིང༌།ཟེར་དོ་བཟུམ།ལམ་ཐག་རི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བཤུས།</text:p>
          </table:table-cell>
          <table:table-cell office:value-type="string">
            <text:p>/shue/</text:p>
          </table:table-cell>
          <table:table-cell office:value-type="string">
            <text:p>(བྱ་ཚིག་)</text:p>
          </table:table-cell>
          <table:table-cell office:value-type="string">
            <text:p>ཡི་གུ་བཤུས་ཟེར་འདྲ་བཤུས་བརྐྱབ་ནི།ངོ་བཤུས་འཕྲུལ་པར་ཚུ་མ་དཔེ་ལས་ངོ་བཤུས་བརྐྱབ་ནི།</text:p>
          </table:table-cell>
          <table:table-cell table:number-columns-repeated="252"/>
        </table:table-row>
        <table:table-row table:style-name="ro1">
          <table:table-cell office:value-type="string">
            <text:p>བཤུས་མ།</text:p>
          </table:table-cell>
          <table:table-cell office:value-type="string">
            <text:p>/shue ma/</text:p>
          </table:table-cell>
          <table:table-cell office:value-type="string">
            <text:p>(མིང་)</text:p>
          </table:table-cell>
          <table:table-cell office:value-type="string">
            <text:p>འདྲ་བཤུས་བརྐྱབས་བརྐྱབས་པའི་ཡི་གུ།</text:p>
          </table:table-cell>
          <table:table-cell table:number-columns-repeated="252"/>
        </table:table-row>
        <table:table-row table:style-name="ro1">
          <table:table-cell office:value-type="string">
            <text:p>བཤུས་ཡིག</text:p>
          </table:table-cell>
          <table:table-cell office:value-type="string">
            <text:p>/shue yig/</text:p>
          </table:table-cell>
          <table:table-cell office:value-type="string">
            <text:p>(མིང་)</text:p>
          </table:table-cell>
          <table:table-cell office:value-type="string">
            <text:p>བཤུལ་མའི་ཡི་གུ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བཤེད།</text:p>
          </table:table-cell>
          <table:table-cell office:value-type="string">
            <text:p>/she/</text:p>
          </table:table-cell>
          <table:table-cell office:value-type="string">
            <text:p>(བྱ་ཚིག་)</text:p>
          </table:table-cell>
          <table:table-cell office:value-type="string">
            <text:p>ཅ་ལ་ལག་པར་བཤེད་ཟེར་བཟུང་བའི་དོན་ཨིན།ཆུ་འབག་པའི་ལག་པ་ག་བཤེད་མེད།།ནང་དོག་པའི་ཁ་ལས་ག་སླབ་མེད།།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བཤེདན།</text:p>
          </table:table-cell>
          <table:table-cell office:value-type="string">
            <text:p>/shen/</text:p>
          </table:table-cell>
          <table:table-cell office:value-type="string">
            <text:p>(བྱ་ཚིག་)</text:p>
          </table:table-cell>
          <table:table-cell office:value-type="string">
            <text:p>མ་བཤེདན་བཞག་ས་མིན་ནུག</text:p>
          </table:table-cell>
          <table:table-cell table:number-columns-repeated="252"/>
        </table:table-row>
        <table:table-row table:style-name="ro1">
          <table:table-cell office:value-type="string">
            <text:p>བཤེདཔ།</text:p>
          </table:table-cell>
          <table:table-cell office:value-type="string">
            <text:p>/shep/</text:p>
          </table:table-cell>
          <table:table-cell office:value-type="string">
            <text:p>(མིང་)</text:p>
          </table:table-cell>
          <table:table-cell office:value-type="string">
            <text:p>གྱི་ལག་པར་བཤེད་བཤེདཔ།</text:p>
          </table:table-cell>
          <table:table-cell table:number-columns-repeated="252"/>
        </table:table-row>
        <table:table-row table:style-name="ro1">
          <table:table-cell office:value-type="string">
            <text:p>བཤེར།</text:p>
          </table:table-cell>
          <table:table-cell office:value-type="string">
            <text:p>/sher/</text:p>
          </table:table-cell>
          <table:table-cell office:value-type="string">
            <text:p>(མིང་)</text:p>
          </table:table-cell>
          <table:table-cell office:value-type="string">
            <text:p>བདེན་རྫུན་དབྱེ་བ་ཕྱེ་ནི།</text:p>
          </table:table-cell>
          <table:table-cell table:number-columns-repeated="252"/>
        </table:table-row>
        <table:table-row table:style-name="ro1">
          <table:table-cell office:value-type="string">
            <text:p>བཤེར་ཁང༌།</text:p>
          </table:table-cell>
          <table:table-cell office:value-type="string">
            <text:p>/sher khang/</text:p>
          </table:table-cell>
          <table:table-cell office:value-type="string">
            <text:p>(མིང་)</text:p>
          </table:table-cell>
          <table:table-cell office:value-type="string">
            <text:p>བདེན་རྫུན་དབྱེ་བ་ཕྱེ་སའ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བཤེར་བཅུད།</text:p>
          </table:table-cell>
          <table:table-cell office:value-type="string">
            <text:p>/sher cue/</text:p>
          </table:table-cell>
          <table:table-cell office:value-type="string">
            <text:p>(མིང་)</text:p>
          </table:table-cell>
          <table:table-cell office:value-type="string">
            <text:p>བདེན་རྫུན་དབྱེ་བ་ཕྱེ་ཚར་བའི་བཅུད་དོན།</text:p>
          </table:table-cell>
          <table:table-cell table:number-columns-repeated="252"/>
        </table:table-row>
        <table:table-row table:style-name="ro1">
          <table:table-cell office:value-type="string">
            <text:p>བཤེར་དཔང༌།</text:p>
          </table:table-cell>
          <table:table-cell office:value-type="string">
            <text:p>/sher pang/</text:p>
          </table:table-cell>
          <table:table-cell office:value-type="string">
            <text:p>(མིང་)</text:p>
          </table:table-cell>
          <table:table-cell office:value-type="string">
            <text:p>བདེན་རྫུན་གྱི་གཏམ་ཁ་ཕྲང་བའི་དཔང་པོ།དབྱེ་བ་ཕྱེ་སའི་འཛོམས་དཔང༌།</text:p>
          </table:table-cell>
          <table:table-cell table:number-columns-repeated="252"/>
        </table:table-row>
        <table:table-row table:style-name="ro1">
          <table:table-cell office:value-type="string">
            <text:p>བཤེར་འཕྲོ།</text:p>
          </table:table-cell>
          <table:table-cell office:value-type="string">
            <text:p>/sher thro/</text:p>
          </table:table-cell>
          <table:table-cell office:value-type="string">
            <text:p>(མིང་)</text:p>
          </table:table-cell>
          <table:table-cell office:value-type="string">
            <text:p>རྩོད་གཞི་ཕྱེ་འཕྲོ།</text:p>
          </table:table-cell>
          <table:table-cell table:number-columns-repeated="252"/>
        </table:table-row>
        <table:table-row table:style-name="ro1">
          <table:table-cell office:value-type="string">
            <text:p>བཤེར་བློན།</text:p>
          </table:table-cell>
          <table:table-cell office:value-type="string">
            <text:p>/sher loen/</text:p>
          </table:table-cell>
          <table:table-cell office:value-type="string">
            <text:p>(མིང་)</text:p>
          </table:table-cell>
          <table:table-cell office:value-type="string">
            <text:p>བདེན་རྫུན་དབྱེ་བ་ཕྱེ་བའི་ཁྲིམས་བློན།</text:p>
          </table:table-cell>
          <table:table-cell table:number-columns-repeated="252"/>
        </table:table-row>
        <table:table-row table:style-name="ro1">
          <table:table-cell office:value-type="string">
            <text:p>བཤེར་འཚོལ།</text:p>
          </table:table-cell>
          <table:table-cell office:value-type="string">
            <text:p>/sher tshoel/</text:p>
          </table:table-cell>
          <table:table-cell office:value-type="string">
            <text:p>(མིང་)</text:p>
          </table:table-cell>
          <table:table-cell office:value-type="string">
            <text:p>དབྱེ་བ་ཕྱེ་ཡི་རང་བདེན་ཁུངས་འཚོལ་ནི།</text:p>
          </table:table-cell>
          <table:table-cell table:number-columns-repeated="252"/>
        </table:table-row>
        <table:table-row table:style-name="ro1">
          <table:table-cell office:value-type="string">
            <text:p>བཤེར་ཡིག</text:p>
          </table:table-cell>
          <table:table-cell office:value-type="string">
            <text:p>/sher yig/</text:p>
          </table:table-cell>
          <table:table-cell office:value-type="string">
            <text:p>(མིང་)</text:p>
          </table:table-cell>
          <table:table-cell office:value-type="string">
            <text:p>བདེན་རྫུན་དབྱེ་བ་ཕྱེ་ཚར་བའི་ཡིག་རིགས་ཚུ།</text:p>
          </table:table-cell>
          <table:table-cell table:number-columns-repeated="252"/>
        </table:table-row>
        <table:table-row table:style-name="ro1">
          <table:table-cell office:value-type="string">
            <text:p>བཤེས།</text:p>
          </table:table-cell>
          <table:table-cell office:value-type="string">
            <text:p>/she/</text:p>
          </table:table-cell>
          <table:table-cell office:value-type="string">
            <text:p>(མིང་)</text:p>
          </table:table-cell>
          <table:table-cell office:value-type="string">
            <text:p>མཛའ་བཤེས་མཐུན་བཤེས་དགེ་བཤེས་གཉེན་བཤེས་ཚུ་མ་གཞི་བཤེས་ཟེར་མི་འཆམ་མཐུན་པའི་དོན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བཤེས་ངོ༌།</text:p>
          </table:table-cell>
          <table:table-cell office:value-type="string">
            <text:p>/she ngo/</text:p>
          </table:table-cell>
          <table:table-cell office:value-type="string">
            <text:p>(མིང་)</text:p>
          </table:table-cell>
          <table:table-cell office:value-type="string">
            <text:p>ལྟ་ལྟོོ་ཚང་དང་ཆ་རོགས་ངོ་ཤེས་འདྲིས་བཤེས་ཚུ་གི་ངོ་སོ།</text:p>
          </table:table-cell>
          <table:table-cell table:number-columns-repeated="252"/>
        </table:table-row>
        <table:table-row table:style-name="ro1">
          <table:table-cell office:value-type="string">
            <text:p>བཤེས་གཉེན།</text:p>
          </table:table-cell>
          <table:table-cell office:value-type="string">
            <text:p>/she nyen/</text:p>
          </table:table-cell>
          <table:table-cell office:value-type="string">
            <text:p>(མིང་)</text:p>
          </table:table-cell>
          <table:table-cell office:value-type="string">
            <text:p>བླ་མ་དགེ་བའི་བཤེས་གཉེན་སྐྱེས་བུ་དམ་པ།</text:p>
          </table:table-cell>
          <table:table-cell table:number-columns-repeated="252"/>
        </table:table-row>
        <table:table-row table:style-name="ro1">
          <table:table-cell office:value-type="string">
            <text:p>བཤེས་གཉེན་ངན་པ།</text:p>
          </table:table-cell>
          <table:table-cell office:value-type="string">
            <text:p>/she nyen ngen pa/</text:p>
          </table:table-cell>
          <table:table-cell office:value-type="string">
            <text:p>(མིང་ཁྱད་)</text:p>
          </table:table-cell>
          <table:table-cell office:value-type="string">
            <text:p>ལོག་པའི་ལམ་ལུ་འཁྱིད་མི་གི་བླམ་ངན་པ་ཆ་རོགས་ངན་པ་སློབ་དཔོན་ངན་པ་ཚུ།</text:p>
          </table:table-cell>
          <table:table-cell table:number-columns-repeated="252"/>
        </table:table-row>
        <table:table-row table:style-name="ro1">
          <table:table-cell office:value-type="string">
            <text:p>བཤེས་གཉེན་ཆེན་པོ།</text:p>
          </table:table-cell>
          <table:table-cell office:value-type="string">
            <text:p>/she nen chen po/</text:p>
          </table:table-cell>
          <table:table-cell office:value-type="string">
            <text:p>(མིང་)</text:p>
          </table:table-cell>
          <table:table-cell office:value-type="string">
            <text:p>༡སངས་རྒྱས་ཀྱི་མཚན།༢སངས་རྒྱས་ཀྱི་སར་འཁྱིད་མི་བླམ་དགེ་བའི་བཤེས་གཉེན།</text:p>
          </table:table-cell>
          <table:table-cell table:number-columns-repeated="252"/>
        </table:table-row>
        <table:table-row table:style-name="ro1">
          <table:table-cell office:value-type="string">
            <text:p>བཤེས་གཉེན་དམ་པ།</text:p>
          </table:table-cell>
          <table:table-cell office:value-type="string">
            <text:p>/she nen dam pa/</text:p>
          </table:table-cell>
          <table:table-cell office:value-type="string">
            <text:p>(མིང་)</text:p>
          </table:table-cell>
          <table:table-cell office:value-type="string">
            <text:p>བཤེས་གཉེན་ཆེན་པོ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བཤེས་པའི་སྤྲིང་ཡིག</text:p>
          </table:table-cell>
          <table:table-cell office:value-type="string">
            <text:p>/she pai tring yig/</text:p>
          </table:table-cell>
          <table:table-cell office:value-type="string">
            <text:p>(མིང་)</text:p>
          </table:table-cell>
          <table:table-cell office:value-type="string">
            <text:p>མགོན་པོ་ཀླུ་སྒྲུབ་ཀྱིས་ཁོ་རའི་མཛའ་བཤེས་རྒྱལཔོ་བདེ་སྤྱོད་བཟང་པོ་ལུ་གནང་བའི་འཕྲིན་ཡིག།</text:p>
          </table:table-cell>
          <table:table-cell table:number-columns-repeated="252"/>
        </table:table-row>
        <table:table-row table:style-name="ro1">
          <table:table-cell office:value-type="string">
            <text:p>བཤེས་སྤྲིངས།</text:p>
          </table:table-cell>
          <table:table-cell office:value-type="string">
            <text:p>/she tring/</text:p>
          </table:table-cell>
          <table:table-cell office:value-type="string">
            <text:p>(མིང་)</text:p>
          </table:table-cell>
          <table:table-cell office:value-type="string">
            <text:p>བཤེས་པའི་སྤྲིངས་ཡི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བཤོལ།</text:p>
          </table:table-cell>
          <table:table-cell office:value-type="string">
            <text:p>/shoel/</text:p>
          </table:table-cell>
          <table:table-cell office:value-type="string">
            <text:p>(བྱ་ཁྱད་)</text:p>
          </table:table-cell>
          <table:table-cell office:value-type="string">
            <text:p>༡ལཱ་དང་བྱ་བ་ཚུ་འབད་ནི་བཤོལ་ཟེར་ཕར་འཕུལ་བརྐྱབ་སྟེ་བཞག་པའི་འདས་ཚིག།༢མ་འབད་བར་བཞག་པ།</text:p>
          </table:table-cell>
          <table:table-cell table:number-columns-repeated="252"/>
        </table:table-row>
        <table:table-row table:style-name="ro1">
          <table:table-cell office:value-type="string">
            <text:p>བཤོལ་འགྱངས།</text:p>
          </table:table-cell>
          <table:table-cell office:value-type="string">
            <text:p>/shoel jang/</text:p>
          </table:table-cell>
          <table:table-cell office:value-type="string">
            <text:p>(མིང་)</text:p>
          </table:table-cell>
          <table:table-cell office:value-type="string">
            <text:p>དུས་ཚོད་ཕར་ཕུད་བརྐྱབས་ཏེ་འགྱངས་བཅུག་ནི།</text:p>
          </table:table-cell>
          <table:table-cell table:number-columns-repeated="252"/>
        </table:table-row>
        <table:table-row table:style-name="ro1">
          <table:table-cell office:value-type="string">
            <text:p>བཤོལན།</text:p>
          </table:table-cell>
          <table:table-cell office:value-type="string">
            <text:p>/shon</text:p>
          </table:table-cell>
          <table:table-cell office:value-type="string">
            <text:p>(མིང་)</text:p>
          </table:table-cell>
          <table:table-cell office:value-type="string">
            <text:p>ད་རེས་ཚར་ཅིག་བཤོལན་ལེགས་ཞིམ་འོང༌།</text:p>
          </table:table-cell>
          <table:table-cell table:number-columns-repeated="252"/>
        </table:table-row>
        <table:table-row table:style-name="ro1">
          <table:table-cell office:value-type="string">
            <text:p>བཤོལཝ།</text:p>
          </table:table-cell>
          <table:table-cell office:value-type="string">
            <text:p>/shoel</text:p>
          </table:table-cell>
          <table:table-cell office:value-type="string">
            <text:p>(མིང་)</text:p>
          </table:table-cell>
          <table:table-cell office:value-type="string">
            <text:p>འགྱོ་ནི་བཤོལ་བཤོལཝ་མས།བཤོལཝ་བཤོལ་སར་ལུས་སོ་ཡི།</text:p>
          </table:table-cell>
          <table:table-cell table:number-columns-repeated="252"/>
        </table:table-row>
        <table:table-row table:style-name="ro1">
          <table:table-cell office:value-type="string">
            <text:p>བཤོས།</text:p>
          </table:table-cell>
          <table:table-cell office:value-type="string">
            <text:p>/shoe/</text:p>
          </table:table-cell>
          <table:table-cell office:value-type="string">
            <text:p>(མིང་)</text:p>
          </table:table-cell>
          <table:table-cell office:value-type="string">
            <text:p>༡ལྷ་བཤོས་ཞལ་ཟས་གཏོརམ་ལུ་བཤོས་ཟེར་སླབ་ཨིན།ནུབ་གངས་དཀར་མར་གྱི་ལྷ་བཤོས་ཟེར་མི་ཚུ།༢ཆོས་སྐད་ལས་ཕོ་དང་མོ་གཅིག་ཁར་སྡོད་མི་ལུ་ཡང་འཇུག།</text:p>
          </table:table-cell>
          <table:table-cell table:number-columns-repeated="252"/>
        </table:table-row>
        <table:table-row table:style-name="ro1">
          <table:table-cell office:value-type="string">
            <text:p>བཤོསཔ།</text:p>
          </table:table-cell>
          <table:table-cell office:value-type="string">
            <text:p>/shoep/</text:p>
          </table:table-cell>
          <table:table-cell office:value-type="string">
            <text:p>(མིང་)</text:p>
          </table:table-cell>
          <table:table-cell office:value-type="string">
            <text:p>གེ་ཟ་ཚུ་གི་བཤོསཔ།དཔེར་ན་གེ་ཟ་མ་ཁུག་པའི་དོནམི།</text:p>
          </table:table-cell>
          <table:table-cell table:number-columns-repeated="252"/>
        </table:table-row>
        <table:table-row table:style-name="ro1" table:number-rows-repeated="650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Jomolhari" svg:font-family="Jomolha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11/30/2009</text:date>, <text:time>16:3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2-05T12:25:04</meta:creation-date>
    <dc:date>2009-11-30T16:36:36</dc:date>
    <meta:editing-cycles>31</meta:editing-cycles>
    <meta:editing-duration>PT13H1M4S</meta:editing-duration>
    <meta:user-defined meta:name="Info 1"/>
    <meta:user-defined meta:name="Info 2"/>
    <meta:user-defined meta:name="Info 3"/>
    <meta:user-defined meta:name="Info 4"/>
    <meta:document-statistic meta:table-count="3" meta:cell-count="2127"/>
  </office:meta>
</office:document-meta>
</file>